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0_df_complete" table:style-name="ta1">
        <table:shapes>
          <draw:frame draw:z-index="0" draw:style-name="gr1" draw:text-style-name="P1" svg:width="10.6575in" svg:height="5.9945in" svg:x="0.3807in" svg:y="0in">
            <draw:object draw:notify-on-update-of-ranges="00_df_complete.A1:00_df_complete.A1 00_df_complete.A2:00_df_complete.A131 00_df_complete.B1:00_df_complete.B1 00_df_complete.B2:00_df_complete.B131 00_df_complete.A1:00_df_complete.A1 00_df_complete.A2:00_df_complete.A131 00_df_complete.C1:00_df_complete.C1 00_df_complete.C2:00_df_complete.C131 00_df_complete.A1:00_df_complete.A1 00_df_complete.A2:00_df_complete.A131 00_df_complete.D1:00_df_complete.D1 00_df_complete.D2:00_df_complete.D131 00_df_complete.A1:00_df_complete.A1 00_df_complete.A2:00_df_complete.A131 00_df_complete.E1:00_df_complete.E1 00_df_complete.E2:00_df_complete.E131 00_df_complete.A1:00_df_complete.A1 00_df_complete.A2:00_df_complete.A131 00_df_complete.F1:00_df_complete.F1 00_df_complete.F2:00_df_complete.F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2736in" svg:y="1.9319in">
            <draw:object draw:notify-on-update-of-ranges="00_df_complete.A1:00_df_complete.A1 00_df_complete.A2:00_df_complete.A131 00_df_complete.G1:00_df_complete.G1 00_df_complete.G2:00_df_complete.G1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./lab-data-processed/cary300/2024-05/2024-05-14-RTG4-air.tsv</text:p>
          </table:table-cell>
          <table:table-cell office:value-type="string" calcext:value-type="string">
            <text:p>./lab-data-processed/cary300/2024-05/2024-05-15-RTG5-air-21.tsv</text:p>
          </table:table-cell>
          <table:table-cell office:value-type="string" calcext:value-type="string">
            <text:p>./lab-data-processed/cary300/2024-08/RTG6/2024-08-27-air-1.tsv</text:p>
          </table:table-cell>
          <table:table-cell office:value-type="string" calcext:value-type="string">
            <text:p>./lab-data-processed/cary300/2024-09/RTG12/2024-09-05-RTG12-air-1.tsv</text:p>
          </table:table-cell>
          <table:table-cell office:value-type="string" calcext:value-type="string">
            <text:p>./lab-data-processed/cary300/2024-09/RTG8/2024-09-01-RTG8-air-1.tsv</text:p>
          </table:table-cell>
          <table:table-cell office:value-type="string" calcext:value-type="string">
            <text:p>Max-min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1686307974" calcext:value-type="float">
            <text:p>0.01686307974</text:p>
          </table:table-cell>
          <table:table-cell office:value-type="float" office:value="0.01569416746" calcext:value-type="float">
            <text:p>0.01569416746</text:p>
          </table:table-cell>
          <table:table-cell office:value-type="float" office:value="-0.00001351226547" calcext:value-type="float">
            <text:p>-1.351226547E-05</text:p>
          </table:table-cell>
          <table:table-cell office:value-type="float" office:value="0.01519289799" calcext:value-type="float">
            <text:p>0.01519289799</text:p>
          </table:table-cell>
          <table:table-cell office:value-type="float" office:value="0.01512124762" calcext:value-type="float">
            <text:p>0.01512124762</text:p>
          </table:table-cell>
          <table:table-cell table:formula="of:=MAX([.B2:.F2])-MIN([.B2:.F2])" office:value-type="float" office:value="0.01687659200547" calcext:value-type="float">
            <text:p>0.01687659200547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9475297702" calcext:value-type="float">
            <text:p>9.475297702E-05</text:p>
          </table:table-cell>
          <table:table-cell office:value-type="float" office:value="-0.00008919388347" calcext:value-type="float">
            <text:p>-8.919388347E-05</text:p>
          </table:table-cell>
          <table:table-cell office:value-type="float" office:value="-0.00001087197052" calcext:value-type="float">
            <text:p>-1.087197052E-05</text:p>
          </table:table-cell>
          <table:table-cell office:value-type="float" office:value="0.00008771051944" calcext:value-type="float">
            <text:p>8.771051944E-05</text:p>
          </table:table-cell>
          <table:table-cell office:value-type="float" office:value="-0.0008401701343" calcext:value-type="float">
            <text:p>-0.0008401701343</text:p>
          </table:table-cell>
          <table:table-cell table:formula="of:=MAX([.B3:.F3])-MIN([.B3:.F3])" office:value-type="float" office:value="0.00093492311132" calcext:value-type="float">
            <text:p>0.00093492311132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001046963385" calcext:value-type="float">
            <text:p>-0.001046963385</text:p>
          </table:table-cell>
          <table:table-cell office:value-type="float" office:value="-0.001048771082" calcext:value-type="float">
            <text:p>-0.001048771082</text:p>
          </table:table-cell>
          <table:table-cell office:value-type="float" office:value="-0.0003796329547" calcext:value-type="float">
            <text:p>-0.0003796329547</text:p>
          </table:table-cell>
          <table:table-cell office:value-type="float" office:value="-0.001021448872" calcext:value-type="float">
            <text:p>-0.001021448872</text:p>
          </table:table-cell>
          <table:table-cell office:value-type="float" office:value="-0.000995416427" calcext:value-type="float">
            <text:p>-0.000995416427</text:p>
          </table:table-cell>
          <table:table-cell table:formula="of:=MAX([.B4:.F4])-MIN([.B4:.F4])" office:value-type="float" office:value="0.0006691381273" calcext:value-type="float">
            <text:p>0.0006691381273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5717572058" calcext:value-type="float">
            <text:p>0.0005717572058</text:p>
          </table:table-cell>
          <table:table-cell office:value-type="float" office:value="0.001480973442" calcext:value-type="float">
            <text:p>0.001480973442</text:p>
          </table:table-cell>
          <table:table-cell office:value-type="float" office:value="0.001090831589" calcext:value-type="float">
            <text:p>0.001090831589</text:p>
          </table:table-cell>
          <table:table-cell office:value-type="float" office:value="0.0009574635187" calcext:value-type="float">
            <text:p>0.0009574635187</text:p>
          </table:table-cell>
          <table:table-cell office:value-type="float" office:value="0.001100900699" calcext:value-type="float">
            <text:p>0.001100900699</text:p>
          </table:table-cell>
          <table:table-cell table:formula="of:=MAX([.B5:.F5])-MIN([.B5:.F5])" office:value-type="float" office:value="0.0009092162362" calcext:value-type="float">
            <text:p>0.0009092162362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1334528555" calcext:value-type="float">
            <text:p>0.001334528555</text:p>
          </table:table-cell>
          <table:table-cell office:value-type="float" office:value="0.0006676720222" calcext:value-type="float">
            <text:p>0.0006676720222</text:p>
          </table:table-cell>
          <table:table-cell office:value-type="float" office:value="0.0008847770514" calcext:value-type="float">
            <text:p>0.0008847770514</text:p>
          </table:table-cell>
          <table:table-cell office:value-type="float" office:value="-0.00005999952919" calcext:value-type="float">
            <text:p>-5.999952919E-05</text:p>
          </table:table-cell>
          <table:table-cell office:value-type="float" office:value="-0.0001922384254" calcext:value-type="float">
            <text:p>-0.0001922384254</text:p>
          </table:table-cell>
          <table:table-cell table:formula="of:=MAX([.B6:.F6])-MIN([.B6:.F6])" office:value-type="float" office:value="0.0015267669804" calcext:value-type="float">
            <text:p>0.0015267669804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5176135455" calcext:value-type="float">
            <text:p>0.0005176135455</text:p>
          </table:table-cell>
          <table:table-cell office:value-type="float" office:value="-0.000243725648" calcext:value-type="float">
            <text:p>-0.000243725648</text:p>
          </table:table-cell>
          <table:table-cell office:value-type="float" office:value="0.0005807256093" calcext:value-type="float">
            <text:p>0.0005807256093</text:p>
          </table:table-cell>
          <table:table-cell office:value-type="float" office:value="-0.0009268152062" calcext:value-type="float">
            <text:p>-0.0009268152062</text:p>
          </table:table-cell>
          <table:table-cell office:value-type="float" office:value="-0.00008163667371" calcext:value-type="float">
            <text:p>-8.163667371E-05</text:p>
          </table:table-cell>
          <table:table-cell table:formula="of:=MAX([.B7:.F7])-MIN([.B7:.F7])" office:value-type="float" office:value="0.0015075408155" calcext:value-type="float">
            <text:p>0.0015075408155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2543523442" calcext:value-type="float">
            <text:p>0.0002543523442</text:p>
          </table:table-cell>
          <table:table-cell office:value-type="float" office:value="0.00008514729416" calcext:value-type="float">
            <text:p>8.514729416E-05</text:p>
          </table:table-cell>
          <table:table-cell office:value-type="float" office:value="-0.000803843257" calcext:value-type="float">
            <text:p>-0.000803843257</text:p>
          </table:table-cell>
          <table:table-cell office:value-type="float" office:value="-0.0004013059079" calcext:value-type="float">
            <text:p>-0.0004013059079</text:p>
          </table:table-cell>
          <table:table-cell office:value-type="float" office:value="-0.000001087209284" calcext:value-type="float">
            <text:p>-1.087209284E-06</text:p>
          </table:table-cell>
          <table:table-cell table:formula="of:=MAX([.B8:.F8])-MIN([.B8:.F8])" office:value-type="float" office:value="0.0010581956012" calcext:value-type="float">
            <text:p>0.0010581956012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3938782611" calcext:value-type="float">
            <text:p>0.0003938782611</text:p>
          </table:table-cell>
          <table:table-cell office:value-type="float" office:value="-0.0004388559901" calcext:value-type="float">
            <text:p>-0.0004388559901</text:p>
          </table:table-cell>
          <table:table-cell office:value-type="float" office:value="0.0002207598591" calcext:value-type="float">
            <text:p>0.0002207598591</text:p>
          </table:table-cell>
          <table:table-cell office:value-type="float" office:value="-0.0003153836296" calcext:value-type="float">
            <text:p>-0.0003153836296</text:p>
          </table:table-cell>
          <table:table-cell office:value-type="float" office:value="0.0005392287276" calcext:value-type="float">
            <text:p>0.0005392287276</text:p>
          </table:table-cell>
          <table:table-cell table:formula="of:=MAX([.B9:.F9])-MIN([.B9:.F9])" office:value-type="float" office:value="0.0009780847177" calcext:value-type="float">
            <text:p>0.0009780847177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4522514064" calcext:value-type="float">
            <text:p>4.522514064E-05</text:p>
          </table:table-cell>
          <table:table-cell office:value-type="float" office:value="-0.0006428420893" calcext:value-type="float">
            <text:p>-0.0006428420893</text:p>
          </table:table-cell>
          <table:table-cell office:value-type="float" office:value="0.001330659725" calcext:value-type="float">
            <text:p>0.001330659725</text:p>
          </table:table-cell>
          <table:table-cell office:value-type="float" office:value="-0.0004995706258" calcext:value-type="float">
            <text:p>-0.0004995706258</text:p>
          </table:table-cell>
          <table:table-cell office:value-type="float" office:value="0.0003873750393" calcext:value-type="float">
            <text:p>0.0003873750393</text:p>
          </table:table-cell>
          <table:table-cell table:formula="of:=MAX([.B10:.F10])-MIN([.B10:.F10])" office:value-type="float" office:value="0.0019735018143" calcext:value-type="float">
            <text:p>0.0019735018143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75619173" calcext:value-type="float">
            <text:p>0.00075619173</text:p>
          </table:table-cell>
          <table:table-cell office:value-type="float" office:value="-0.0003127969103" calcext:value-type="float">
            <text:p>-0.0003127969103</text:p>
          </table:table-cell>
          <table:table-cell office:value-type="float" office:value="0.0004045789829" calcext:value-type="float">
            <text:p>0.0004045789829</text:p>
          </table:table-cell>
          <table:table-cell office:value-type="float" office:value="-0.0002546432661" calcext:value-type="float">
            <text:p>-0.0002546432661</text:p>
          </table:table-cell>
          <table:table-cell office:value-type="float" office:value="-0.0007489597192" calcext:value-type="float">
            <text:p>-0.0007489597192</text:p>
          </table:table-cell>
          <table:table-cell table:formula="of:=MAX([.B11:.F11])-MIN([.B11:.F11])" office:value-type="float" office:value="0.0015051514492" calcext:value-type="float">
            <text:p>0.0015051514492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7838869933" calcext:value-type="float">
            <text:p>0.0007838869933</text:p>
          </table:table-cell>
          <table:table-cell office:value-type="float" office:value="0.0003610003914" calcext:value-type="float">
            <text:p>0.0003610003914</text:p>
          </table:table-cell>
          <table:table-cell office:value-type="float" office:value="0.00008667486691" calcext:value-type="float">
            <text:p>8.667486691E-05</text:p>
          </table:table-cell>
          <table:table-cell office:value-type="float" office:value="0.0005239631864" calcext:value-type="float">
            <text:p>0.0005239631864</text:p>
          </table:table-cell>
          <table:table-cell office:value-type="float" office:value="-0.0005630688393" calcext:value-type="float">
            <text:p>-0.0005630688393</text:p>
          </table:table-cell>
          <table:table-cell table:formula="of:=MAX([.B12:.F12])-MIN([.B12:.F12])" office:value-type="float" office:value="0.0013469558326" calcext:value-type="float">
            <text:p>0.0013469558326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0005176695995" calcext:value-type="float">
            <text:p>-0.0005176695995</text:p>
          </table:table-cell>
          <table:table-cell office:value-type="float" office:value="-0.0008854323532" calcext:value-type="float">
            <text:p>-0.0008854323532</text:p>
          </table:table-cell>
          <table:table-cell office:value-type="float" office:value="-0.0006190615823" calcext:value-type="float">
            <text:p>-0.0006190615823</text:p>
          </table:table-cell>
          <table:table-cell office:value-type="float" office:value="-0.0009131763363" calcext:value-type="float">
            <text:p>-0.0009131763363</text:p>
          </table:table-cell>
          <table:table-cell office:value-type="float" office:value="-0.0004297015257" calcext:value-type="float">
            <text:p>-0.0004297015257</text:p>
          </table:table-cell>
          <table:table-cell table:formula="of:=MAX([.B13:.F13])-MIN([.B13:.F13])" office:value-type="float" office:value="0.0004834748106" calcext:value-type="float">
            <text:p>0.0004834748106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0001910999417" calcext:value-type="float">
            <text:p>-0.0001910999417</text:p>
          </table:table-cell>
          <table:table-cell office:value-type="float" office:value="0.00007595607167" calcext:value-type="float">
            <text:p>7.595607167E-05</text:p>
          </table:table-cell>
          <table:table-cell office:value-type="float" office:value="0.0007040474447" calcext:value-type="float">
            <text:p>0.0007040474447</text:p>
          </table:table-cell>
          <table:table-cell office:value-type="float" office:value="-0.0003696495842" calcext:value-type="float">
            <text:p>-0.0003696495842</text:p>
          </table:table-cell>
          <table:table-cell office:value-type="float" office:value="-0.0001393476996" calcext:value-type="float">
            <text:p>-0.0001393476996</text:p>
          </table:table-cell>
          <table:table-cell table:formula="of:=MAX([.B14:.F14])-MIN([.B14:.F14])" office:value-type="float" office:value="0.0010736970289" calcext:value-type="float">
            <text:p>0.0010736970289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0.0003574933507" calcext:value-type="float">
            <text:p>-0.0003574933507</text:p>
          </table:table-cell>
          <table:table-cell office:value-type="float" office:value="-0.0003822710132" calcext:value-type="float">
            <text:p>-0.0003822710132</text:p>
          </table:table-cell>
          <table:table-cell office:value-type="float" office:value="0.0009754165076" calcext:value-type="float">
            <text:p>0.0009754165076</text:p>
          </table:table-cell>
          <table:table-cell office:value-type="float" office:value="-0.0003746154252" calcext:value-type="float">
            <text:p>-0.0003746154252</text:p>
          </table:table-cell>
          <table:table-cell office:value-type="float" office:value="-0.0004563368857" calcext:value-type="float">
            <text:p>-0.0004563368857</text:p>
          </table:table-cell>
          <table:table-cell table:formula="of:=MAX([.B15:.F15])-MIN([.B15:.F15])" office:value-type="float" office:value="0.0014317533933" calcext:value-type="float">
            <text:p>0.0014317533933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0008793356246" calcext:value-type="float">
            <text:p>-0.0008793356246</text:p>
          </table:table-cell>
          <table:table-cell office:value-type="float" office:value="-0.00002878424311" calcext:value-type="float">
            <text:p>-2.878424311E-05</text:p>
          </table:table-cell>
          <table:table-cell office:value-type="float" office:value="-0.00008199900913" calcext:value-type="float">
            <text:p>-8.199900913E-05</text:p>
          </table:table-cell>
          <table:table-cell office:value-type="float" office:value="0.0003001738514" calcext:value-type="float">
            <text:p>0.0003001738514</text:p>
          </table:table-cell>
          <table:table-cell office:value-type="float" office:value="0.0007274610107" calcext:value-type="float">
            <text:p>0.0007274610107</text:p>
          </table:table-cell>
          <table:table-cell table:formula="of:=MAX([.B16:.F16])-MIN([.B16:.F16])" office:value-type="float" office:value="0.0016067966353" calcext:value-type="float">
            <text:p>0.0016067966353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0003881160519" calcext:value-type="float">
            <text:p>-0.0003881160519</text:p>
          </table:table-cell>
          <table:table-cell office:value-type="float" office:value="-0.000229289144" calcext:value-type="float">
            <text:p>-0.000229289144</text:p>
          </table:table-cell>
          <table:table-cell office:value-type="float" office:value="0.000242489783" calcext:value-type="float">
            <text:p>0.000242489783</text:p>
          </table:table-cell>
          <table:table-cell office:value-type="float" office:value="-0.000228047269" calcext:value-type="float">
            <text:p>-0.000228047269</text:p>
          </table:table-cell>
          <table:table-cell office:value-type="float" office:value="-0.0007266838802" calcext:value-type="float">
            <text:p>-0.0007266838802</text:p>
          </table:table-cell>
          <table:table-cell table:formula="of:=MAX([.B17:.F17])-MIN([.B17:.F17])" office:value-type="float" office:value="0.0009691736632" calcext:value-type="float">
            <text:p>0.0009691736632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0003663907119" calcext:value-type="float">
            <text:p>-0.0003663907119</text:p>
          </table:table-cell>
          <table:table-cell office:value-type="float" office:value="0.001349251252" calcext:value-type="float">
            <text:p>0.001349251252</text:p>
          </table:table-cell>
          <table:table-cell office:value-type="float" office:value="-0.00002505689372" calcext:value-type="float">
            <text:p>-2.505689372E-05</text:p>
          </table:table-cell>
          <table:table-cell office:value-type="float" office:value="0.000168006547" calcext:value-type="float">
            <text:p>0.000168006547</text:p>
          </table:table-cell>
          <table:table-cell office:value-type="float" office:value="-0.0003946851648" calcext:value-type="float">
            <text:p>-0.0003946851648</text:p>
          </table:table-cell>
          <table:table-cell table:formula="of:=MAX([.B18:.F18])-MIN([.B18:.F18])" office:value-type="float" office:value="0.0017439364168" calcext:value-type="float">
            <text:p>0.0017439364168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9818766266" calcext:value-type="float">
            <text:p>0.0009818766266</text:p>
          </table:table-cell>
          <table:table-cell office:value-type="float" office:value="-0.0002096774842" calcext:value-type="float">
            <text:p>-0.0002096774842</text:p>
          </table:table-cell>
          <table:table-cell office:value-type="float" office:value="0.0007936118636" calcext:value-type="float">
            <text:p>0.0007936118636</text:p>
          </table:table-cell>
          <table:table-cell office:value-type="float" office:value="0.00007062266377" calcext:value-type="float">
            <text:p>7.062266377E-05</text:p>
          </table:table-cell>
          <table:table-cell office:value-type="float" office:value="-0.0003021911834" calcext:value-type="float">
            <text:p>-0.0003021911834</text:p>
          </table:table-cell>
          <table:table-cell table:formula="of:=MAX([.B19:.F19])-MIN([.B19:.F19])" office:value-type="float" office:value="0.00128406781" calcext:value-type="float">
            <text:p>0.0012840678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7315990661" calcext:value-type="float">
            <text:p>7.315990661E-05</text:p>
          </table:table-cell>
          <table:table-cell office:value-type="float" office:value="-0.0001568923908" calcext:value-type="float">
            <text:p>-0.0001568923908</text:p>
          </table:table-cell>
          <table:table-cell office:value-type="float" office:value="0.00148486963" calcext:value-type="float">
            <text:p>0.00148486963</text:p>
          </table:table-cell>
          <table:table-cell office:value-type="float" office:value="-0.0002008804149" calcext:value-type="float">
            <text:p>-0.0002008804149</text:p>
          </table:table-cell>
          <table:table-cell office:value-type="float" office:value="-0.0008647135692" calcext:value-type="float">
            <text:p>-0.0008647135692</text:p>
          </table:table-cell>
          <table:table-cell table:formula="of:=MAX([.B20:.F20])-MIN([.B20:.F20])" office:value-type="float" office:value="0.0023495831992" calcext:value-type="float">
            <text:p>0.0023495831992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5725088413" calcext:value-type="float">
            <text:p>0.0005725088413</text:p>
          </table:table-cell>
          <table:table-cell office:value-type="float" office:value="0.0001627237943" calcext:value-type="float">
            <text:p>0.0001627237943</text:p>
          </table:table-cell>
          <table:table-cell office:value-type="float" office:value="-0.000166932412" calcext:value-type="float">
            <text:p>-0.000166932412</text:p>
          </table:table-cell>
          <table:table-cell office:value-type="float" office:value="0.0001218364559" calcext:value-type="float">
            <text:p>0.0001218364559</text:p>
          </table:table-cell>
          <table:table-cell office:value-type="float" office:value="0.00001198536847" calcext:value-type="float">
            <text:p>1.198536847E-05</text:p>
          </table:table-cell>
          <table:table-cell table:formula="of:=MAX([.B21:.F21])-MIN([.B21:.F21])" office:value-type="float" office:value="0.0007394412533" calcext:value-type="float">
            <text:p>0.0007394412533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0007149511366" calcext:value-type="float">
            <text:p>-0.0007149511366</text:p>
          </table:table-cell>
          <table:table-cell office:value-type="float" office:value="0.0004152022593" calcext:value-type="float">
            <text:p>0.0004152022593</text:p>
          </table:table-cell>
          <table:table-cell office:value-type="float" office:value="0.00001346091176" calcext:value-type="float">
            <text:p>1.346091176E-05</text:p>
          </table:table-cell>
          <table:table-cell office:value-type="float" office:value="-0.000067350069" calcext:value-type="float">
            <text:p>-6.7350069E-05</text:p>
          </table:table-cell>
          <table:table-cell office:value-type="float" office:value="-0.0003049849183" calcext:value-type="float">
            <text:p>-0.0003049849183</text:p>
          </table:table-cell>
          <table:table-cell table:formula="of:=MAX([.B22:.F22])-MIN([.B22:.F22])" office:value-type="float" office:value="0.0011301533959" calcext:value-type="float">
            <text:p>0.0011301533959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5594452959" calcext:value-type="float">
            <text:p>0.0005594452959</text:p>
          </table:table-cell>
          <table:table-cell office:value-type="float" office:value="0.0003435650142" calcext:value-type="float">
            <text:p>0.0003435650142</text:p>
          </table:table-cell>
          <table:table-cell office:value-type="float" office:value="0.001734115649" calcext:value-type="float">
            <text:p>0.001734115649</text:p>
          </table:table-cell>
          <table:table-cell office:value-type="float" office:value="-0.00006797123206" calcext:value-type="float">
            <text:p>-6.797123206E-05</text:p>
          </table:table-cell>
          <table:table-cell office:value-type="float" office:value="-0.000336852856" calcext:value-type="float">
            <text:p>-0.000336852856</text:p>
          </table:table-cell>
          <table:table-cell table:formula="of:=MAX([.B23:.F23])-MIN([.B23:.F23])" office:value-type="float" office:value="0.002070968505" calcext:value-type="float">
            <text:p>0.002070968505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6021625013" calcext:value-type="float">
            <text:p>0.0006021625013</text:p>
          </table:table-cell>
          <table:table-cell office:value-type="float" office:value="0.0002697378804" calcext:value-type="float">
            <text:p>0.0002697378804</text:p>
          </table:table-cell>
          <table:table-cell office:value-type="float" office:value="0.0004430571862" calcext:value-type="float">
            <text:p>0.0004430571862</text:p>
          </table:table-cell>
          <table:table-cell office:value-type="float" office:value="-0.0001817849843" calcext:value-type="float">
            <text:p>-0.0001817849843</text:p>
          </table:table-cell>
          <table:table-cell office:value-type="float" office:value="-0.0005558817647" calcext:value-type="float">
            <text:p>-0.0005558817647</text:p>
          </table:table-cell>
          <table:table-cell table:formula="of:=MAX([.B24:.F24])-MIN([.B24:.F24])" office:value-type="float" office:value="0.001158044266" calcext:value-type="float">
            <text:p>0.001158044266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0.0007321108133" calcext:value-type="float">
            <text:p>-0.0007321108133</text:p>
          </table:table-cell>
          <table:table-cell office:value-type="float" office:value="-0.0002993974194" calcext:value-type="float">
            <text:p>-0.0002993974194</text:p>
          </table:table-cell>
          <table:table-cell office:value-type="float" office:value="-0.000531372556" calcext:value-type="float">
            <text:p>-0.000531372556</text:p>
          </table:table-cell>
          <table:table-cell office:value-type="float" office:value="-0.001860935939" calcext:value-type="float">
            <text:p>-0.001860935939</text:p>
          </table:table-cell>
          <table:table-cell office:value-type="float" office:value="-0.001068964601" calcext:value-type="float">
            <text:p>-0.001068964601</text:p>
          </table:table-cell>
          <table:table-cell table:formula="of:=MAX([.B25:.F25])-MIN([.B25:.F25])" office:value-type="float" office:value="0.0015615385196" calcext:value-type="float">
            <text:p>0.0015615385196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3267779539" calcext:value-type="float">
            <text:p>0.0003267779539</text:p>
          </table:table-cell>
          <table:table-cell office:value-type="float" office:value="-0.0004786782956" calcext:value-type="float">
            <text:p>-0.0004786782956</text:p>
          </table:table-cell>
          <table:table-cell office:value-type="float" office:value="0.000521190057" calcext:value-type="float">
            <text:p>0.000521190057</text:p>
          </table:table-cell>
          <table:table-cell office:value-type="float" office:value="0.0002436553041" calcext:value-type="float">
            <text:p>0.0002436553041</text:p>
          </table:table-cell>
          <table:table-cell office:value-type="float" office:value="-0.00003033729445" calcext:value-type="float">
            <text:p>-3.033729445E-05</text:p>
          </table:table-cell>
          <table:table-cell table:formula="of:=MAX([.B26:.F26])-MIN([.B26:.F26])" office:value-type="float" office:value="0.0009998683526" calcext:value-type="float">
            <text:p>0.0009998683526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0001855109876" calcext:value-type="float">
            <text:p>-0.0001855109876</text:p>
          </table:table-cell>
          <table:table-cell office:value-type="float" office:value="-0.0002557298285" calcext:value-type="float">
            <text:p>-0.0002557298285</text:p>
          </table:table-cell>
          <table:table-cell office:value-type="float" office:value="0.000326415262" calcext:value-type="float">
            <text:p>0.000326415262</text:p>
          </table:table-cell>
          <table:table-cell office:value-type="float" office:value="-0.0006707049906" calcext:value-type="float">
            <text:p>-0.0006707049906</text:p>
          </table:table-cell>
          <table:table-cell office:value-type="float" office:value="-0.0002223035553" calcext:value-type="float">
            <text:p>-0.0002223035553</text:p>
          </table:table-cell>
          <table:table-cell table:formula="of:=MAX([.B27:.F27])-MIN([.B27:.F27])" office:value-type="float" office:value="0.0009971202526" calcext:value-type="float">
            <text:p>0.0009971202526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0007540762308" calcext:value-type="float">
            <text:p>-0.0007540762308</text:p>
          </table:table-cell>
          <table:table-cell office:value-type="float" office:value="-0.001058119116" calcext:value-type="float">
            <text:p>-0.001058119116</text:p>
          </table:table-cell>
          <table:table-cell office:value-type="float" office:value="0.0005417168722" calcext:value-type="float">
            <text:p>0.0005417168722</text:p>
          </table:table-cell>
          <table:table-cell office:value-type="float" office:value="-0.0008066337905" calcext:value-type="float">
            <text:p>-0.0008066337905</text:p>
          </table:table-cell>
          <table:table-cell office:value-type="float" office:value="-0.000978008844" calcext:value-type="float">
            <text:p>-0.000978008844</text:p>
          </table:table-cell>
          <table:table-cell table:formula="of:=MAX([.B28:.F28])-MIN([.B28:.F28])" office:value-type="float" office:value="0.0015998359882" calcext:value-type="float">
            <text:p>0.0015998359882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3155614104" calcext:value-type="float">
            <text:p>3.155614104E-05</text:p>
          </table:table-cell>
          <table:table-cell office:value-type="float" office:value="0.0002342794178" calcext:value-type="float">
            <text:p>0.0002342794178</text:p>
          </table:table-cell>
          <table:table-cell office:value-type="float" office:value="0.0005392287276" calcext:value-type="float">
            <text:p>0.0005392287276</text:p>
          </table:table-cell>
          <table:table-cell office:value-type="float" office:value="-0.0009022236336" calcext:value-type="float">
            <text:p>-0.0009022236336</text:p>
          </table:table-cell>
          <table:table-cell office:value-type="float" office:value="-0.00005999952919" calcext:value-type="float">
            <text:p>-5.999952919E-05</text:p>
          </table:table-cell>
          <table:table-cell table:formula="of:=MAX([.B29:.F29])-MIN([.B29:.F29])" office:value-type="float" office:value="0.0014414523612" calcext:value-type="float">
            <text:p>0.0014414523612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2035631769" calcext:value-type="float">
            <text:p>0.0002035631769</text:p>
          </table:table-cell>
          <table:table-cell office:value-type="float" office:value="0.0007256459794" calcext:value-type="float">
            <text:p>0.0007256459794</text:p>
          </table:table-cell>
          <table:table-cell office:value-type="float" office:value="-0.0005587255582" calcext:value-type="float">
            <text:p>-0.0005587255582</text:p>
          </table:table-cell>
          <table:table-cell office:value-type="float" office:value="0.000001941451956" calcext:value-type="float">
            <text:p>1.941451956E-06</text:p>
          </table:table-cell>
          <table:table-cell office:value-type="float" office:value="-0.0009241804946" calcext:value-type="float">
            <text:p>-0.0009241804946</text:p>
          </table:table-cell>
          <table:table-cell table:formula="of:=MAX([.B30:.F30])-MIN([.B30:.F30])" office:value-type="float" office:value="0.001649826474" calcext:value-type="float">
            <text:p>0.00164982647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5152291851" calcext:value-type="float">
            <text:p>0.0005152291851</text:p>
          </table:table-cell>
          <table:table-cell office:value-type="float" office:value="0.0001488439302" calcext:value-type="float">
            <text:p>0.0001488439302</text:p>
          </table:table-cell>
          <table:table-cell office:value-type="float" office:value="0.0004600301327" calcext:value-type="float">
            <text:p>0.0004600301327</text:p>
          </table:table-cell>
          <table:table-cell office:value-type="float" office:value="-0.0002087977919" calcext:value-type="float">
            <text:p>-0.0002087977919</text:p>
          </table:table-cell>
          <table:table-cell office:value-type="float" office:value="-0.001228362438" calcext:value-type="float">
            <text:p>-0.001228362438</text:p>
          </table:table-cell>
          <table:table-cell table:formula="of:=MAX([.B31:.F31])-MIN([.B31:.F31])" office:value-type="float" office:value="0.0017435916231" calcext:value-type="float">
            <text:p>0.0017435916231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3151206474" calcext:value-type="float">
            <text:p>0.0003151206474</text:p>
          </table:table-cell>
          <table:table-cell office:value-type="float" office:value="-0.0005571744405" calcext:value-type="float">
            <text:p>-0.0005571744405</text:p>
          </table:table-cell>
          <table:table-cell office:value-type="float" office:value="0.0003521919425" calcext:value-type="float">
            <text:p>0.0003521919425</text:p>
          </table:table-cell>
          <table:table-cell office:value-type="float" office:value="-0.000383408973" calcext:value-type="float">
            <text:p>-0.000383408973</text:p>
          </table:table-cell>
          <table:table-cell office:value-type="float" office:value="-0.0007101442316" calcext:value-type="float">
            <text:p>-0.0007101442316</text:p>
          </table:table-cell>
          <table:table-cell table:formula="of:=MAX([.B32:.F32])-MIN([.B32:.F32])" office:value-type="float" office:value="0.0010623361741" calcext:value-type="float">
            <text:p>0.001062336174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0002605935151" calcext:value-type="float">
            <text:p>-0.0002605935151</text:p>
          </table:table-cell>
          <table:table-cell office:value-type="float" office:value="-0.0002630770614" calcext:value-type="float">
            <text:p>-0.0002630770614</text:p>
          </table:table-cell>
          <table:table-cell office:value-type="float" office:value="-0.00005741128189" calcext:value-type="float">
            <text:p>-5.741128189E-05</text:p>
          </table:table-cell>
          <table:table-cell office:value-type="float" office:value="-0.0008367081173" calcext:value-type="float">
            <text:p>-0.0008367081173</text:p>
          </table:table-cell>
          <table:table-cell office:value-type="float" office:value="-0.001404680079" calcext:value-type="float">
            <text:p>-0.001404680079</text:p>
          </table:table-cell>
          <table:table-cell table:formula="of:=MAX([.B33:.F33])-MIN([.B33:.F33])" office:value-type="float" office:value="0.00134726879711" calcext:value-type="float">
            <text:p>0.00134726879711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1041942509" calcext:value-type="float">
            <text:p>0.001041942509</text:p>
          </table:table-cell>
          <table:table-cell office:value-type="float" office:value="0.0001576223731" calcext:value-type="float">
            <text:p>0.0001576223731</text:p>
          </table:table-cell>
          <table:table-cell office:value-type="float" office:value="-0.0005528828478" calcext:value-type="float">
            <text:p>-0.0005528828478</text:p>
          </table:table-cell>
          <table:table-cell office:value-type="float" office:value="0.00006606601528" calcext:value-type="float">
            <text:p>6.606601528E-05</text:p>
          </table:table-cell>
          <table:table-cell office:value-type="float" office:value="0.0004285205796" calcext:value-type="float">
            <text:p>0.0004285205796</text:p>
          </table:table-cell>
          <table:table-cell table:formula="of:=MAX([.B34:.F34])-MIN([.B34:.F34])" office:value-type="float" office:value="0.0015948253568" calcext:value-type="float">
            <text:p>0.0015948253568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2197238937" calcext:value-type="float">
            <text:p>0.0002197238937</text:p>
          </table:table-cell>
          <table:table-cell office:value-type="float" office:value="-0.0001318431023" calcext:value-type="float">
            <text:p>-0.0001318431023</text:p>
          </table:table-cell>
          <table:table-cell office:value-type="float" office:value="-0.0002839797526" calcext:value-type="float">
            <text:p>-0.0002839797526</text:p>
          </table:table-cell>
          <table:table-cell office:value-type="float" office:value="-0.001021603821" calcext:value-type="float">
            <text:p>-0.001021603821</text:p>
          </table:table-cell>
          <table:table-cell office:value-type="float" office:value="-0.0009774406208" calcext:value-type="float">
            <text:p>-0.0009774406208</text:p>
          </table:table-cell>
          <table:table-cell table:formula="of:=MAX([.B35:.F35])-MIN([.B35:.F35])" office:value-type="float" office:value="0.0012413277147" calcext:value-type="float">
            <text:p>0.0012413277147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3426582844" calcext:value-type="float">
            <text:p>0.0003426582844</text:p>
          </table:table-cell>
          <table:table-cell office:value-type="float" office:value="0.00005213747136" calcext:value-type="float">
            <text:p>5.213747136E-05</text:p>
          </table:table-cell>
          <table:table-cell office:value-type="float" office:value="-0.0002036748047" calcext:value-type="float">
            <text:p>-0.0002036748047</text:p>
          </table:table-cell>
          <table:table-cell office:value-type="float" office:value="-0.0004393214767" calcext:value-type="float">
            <text:p>-0.0004393214767</text:p>
          </table:table-cell>
          <table:table-cell office:value-type="float" office:value="-0.0005878347438" calcext:value-type="float">
            <text:p>-0.0005878347438</text:p>
          </table:table-cell>
          <table:table-cell table:formula="of:=MAX([.B36:.F36])-MIN([.B36:.F36])" office:value-type="float" office:value="0.0009304930282" calcext:value-type="float">
            <text:p>0.0009304930282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0004749030923" calcext:value-type="float">
            <text:p>-0.0004749030923</text:p>
          </table:table-cell>
          <table:table-cell office:value-type="float" office:value="0.0003533318522" calcext:value-type="float">
            <text:p>0.0003533318522</text:p>
          </table:table-cell>
          <table:table-cell office:value-type="float" office:value="-0.0006253686734" calcext:value-type="float">
            <text:p>-0.0006253686734</text:p>
          </table:table-cell>
          <table:table-cell office:value-type="float" office:value="-0.001040972304" calcext:value-type="float">
            <text:p>-0.001040972304</text:p>
          </table:table-cell>
          <table:table-cell office:value-type="float" office:value="-0.001195527264" calcext:value-type="float">
            <text:p>-0.001195527264</text:p>
          </table:table-cell>
          <table:table-cell table:formula="of:=MAX([.B37:.F37])-MIN([.B37:.F37])" office:value-type="float" office:value="0.0015488591162" calcext:value-type="float">
            <text:p>0.0015488591162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1501649502" calcext:value-type="float">
            <text:p>0.001501649502</text:p>
          </table:table-cell>
          <table:table-cell office:value-type="float" office:value="0.0008166153566" calcext:value-type="float">
            <text:p>0.0008166153566</text:p>
          </table:table-cell>
          <table:table-cell office:value-type="float" office:value="0.0004015734303" calcext:value-type="float">
            <text:p>0.0004015734303</text:p>
          </table:table-cell>
          <table:table-cell office:value-type="float" office:value="0.0007478160551" calcext:value-type="float">
            <text:p>0.0007478160551</text:p>
          </table:table-cell>
          <table:table-cell office:value-type="float" office:value="0.0004427462409" calcext:value-type="float">
            <text:p>0.0004427462409</text:p>
          </table:table-cell>
          <table:table-cell table:formula="of:=MAX([.B38:.F38])-MIN([.B38:.F38])" office:value-type="float" office:value="0.0011000760717" calcext:value-type="float">
            <text:p>0.0011000760717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6877909182" calcext:value-type="float">
            <text:p>0.0006877909182</text:p>
          </table:table-cell>
          <table:table-cell office:value-type="float" office:value="0.0002596362028" calcext:value-type="float">
            <text:p>0.0002596362028</text:p>
          </table:table-cell>
          <table:table-cell office:value-type="float" office:value="-0.000871223805" calcext:value-type="float">
            <text:p>-0.000871223805</text:p>
          </table:table-cell>
          <table:table-cell office:value-type="float" office:value="-0.0003415087122" calcext:value-type="float">
            <text:p>-0.0003415087122</text:p>
          </table:table-cell>
          <table:table-cell office:value-type="float" office:value="0.0005772522418" calcext:value-type="float">
            <text:p>0.0005772522418</text:p>
          </table:table-cell>
          <table:table-cell table:formula="of:=MAX([.B39:.F39])-MIN([.B39:.F39])" office:value-type="float" office:value="0.0015590147232" calcext:value-type="float">
            <text:p>0.0015590147232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0002980522986" calcext:value-type="float">
            <text:p>-0.0002980522986</text:p>
          </table:table-cell>
          <table:table-cell office:value-type="float" office:value="-0.0007471507997" calcext:value-type="float">
            <text:p>-0.0007471507997</text:p>
          </table:table-cell>
          <table:table-cell office:value-type="float" office:value="0.0003665187396" calcext:value-type="float">
            <text:p>0.0003665187396</text:p>
          </table:table-cell>
          <table:table-cell office:value-type="float" office:value="-0.001204717206" calcext:value-type="float">
            <text:p>-0.001204717206</text:p>
          </table:table-cell>
          <table:table-cell office:value-type="float" office:value="-0.001415362116" calcext:value-type="float">
            <text:p>-0.001415362116</text:p>
          </table:table-cell>
          <table:table-cell table:formula="of:=MAX([.B40:.F40])-MIN([.B40:.F40])" office:value-type="float" office:value="0.0017818808556" calcext:value-type="float">
            <text:p>0.0017818808556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0008698804304" calcext:value-type="float">
            <text:p>-0.0008698804304</text:p>
          </table:table-cell>
          <table:table-cell office:value-type="float" office:value="-0.0009945383063" calcext:value-type="float">
            <text:p>-0.0009945383063</text:p>
          </table:table-cell>
          <table:table-cell office:value-type="float" office:value="0.0008251479594" calcext:value-type="float">
            <text:p>0.0008251479594</text:p>
          </table:table-cell>
          <table:table-cell office:value-type="float" office:value="-0.001791234012" calcext:value-type="float">
            <text:p>-0.001791234012</text:p>
          </table:table-cell>
          <table:table-cell office:value-type="float" office:value="-0.00124173332" calcext:value-type="float">
            <text:p>-0.00124173332</text:p>
          </table:table-cell>
          <table:table-cell table:formula="of:=MAX([.B41:.F41])-MIN([.B41:.F41])" office:value-type="float" office:value="0.0026163819714" calcext:value-type="float">
            <text:p>0.0026163819714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0003915299312" calcext:value-type="float">
            <text:p>-0.0003915299312</text:p>
          </table:table-cell>
          <table:table-cell office:value-type="float" office:value="0.00008147078188" calcext:value-type="float">
            <text:p>8.147078188E-05</text:p>
          </table:table-cell>
          <table:table-cell office:value-type="float" office:value="-0.0003985127842" calcext:value-type="float">
            <text:p>-0.0003985127842</text:p>
          </table:table-cell>
          <table:table-cell office:value-type="float" office:value="0.00001307261118" calcext:value-type="float">
            <text:p>1.307261118E-05</text:p>
          </table:table-cell>
          <table:table-cell office:value-type="float" office:value="-0.001027698512" calcext:value-type="float">
            <text:p>-0.001027698512</text:p>
          </table:table-cell>
          <table:table-cell table:formula="of:=MAX([.B42:.F42])-MIN([.B42:.F42])" office:value-type="float" office:value="0.00110916929388" calcext:value-type="float">
            <text:p>0.00110916929388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0005776493344" calcext:value-type="float">
            <text:p>-0.0005776493344</text:p>
          </table:table-cell>
          <table:table-cell office:value-type="float" office:value="0.0001370878308" calcext:value-type="float">
            <text:p>0.0001370878308</text:p>
          </table:table-cell>
          <table:table-cell office:value-type="float" office:value="-0.0002609556832" calcext:value-type="float">
            <text:p>-0.0002609556832</text:p>
          </table:table-cell>
          <table:table-cell office:value-type="float" office:value="-0.001009517582" calcext:value-type="float">
            <text:p>-0.001009517582</text:p>
          </table:table-cell>
          <table:table-cell office:value-type="float" office:value="-0.0008437871584" calcext:value-type="float">
            <text:p>-0.0008437871584</text:p>
          </table:table-cell>
          <table:table-cell table:formula="of:=MAX([.B43:.F43])-MIN([.B43:.F43])" office:value-type="float" office:value="0.0011466054128" calcext:value-type="float">
            <text:p>0.0011466054128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5089573679" calcext:value-type="float">
            <text:p>0.0005089573679</text:p>
          </table:table-cell>
          <table:table-cell office:value-type="float" office:value="0.0007181784022" calcext:value-type="float">
            <text:p>0.0007181784022</text:p>
          </table:table-cell>
          <table:table-cell office:value-type="float" office:value="0.0002299023472" calcext:value-type="float">
            <text:p>0.0002299023472</text:p>
          </table:table-cell>
          <table:table-cell office:value-type="float" office:value="-0.000335093966" calcext:value-type="float">
            <text:p>-0.000335093966</text:p>
          </table:table-cell>
          <table:table-cell office:value-type="float" office:value="-0.00005559949932" calcext:value-type="float">
            <text:p>-5.559949932E-05</text:p>
          </table:table-cell>
          <table:table-cell table:formula="of:=MAX([.B44:.F44])-MIN([.B44:.F44])" office:value-type="float" office:value="0.0010532723682" calcext:value-type="float">
            <text:p>0.0010532723682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0.0001736601262" calcext:value-type="float">
            <text:p>-0.0001736601262</text:p>
          </table:table-cell>
          <table:table-cell office:value-type="float" office:value="-0.0004971401067" calcext:value-type="float">
            <text:p>-0.0004971401067</text:p>
          </table:table-cell>
          <table:table-cell office:value-type="float" office:value="0.0003775037767" calcext:value-type="float">
            <text:p>0.0003775037767</text:p>
          </table:table-cell>
          <table:table-cell office:value-type="float" office:value="-0.0006464090548" calcext:value-type="float">
            <text:p>-0.0006464090548</text:p>
          </table:table-cell>
          <table:table-cell office:value-type="float" office:value="-0.001608006773" calcext:value-type="float">
            <text:p>-0.001608006773</text:p>
          </table:table-cell>
          <table:table-cell table:formula="of:=MAX([.B45:.F45])-MIN([.B45:.F45])" office:value-type="float" office:value="0.0019855105497" calcext:value-type="float">
            <text:p>0.0019855105497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002246320946" calcext:value-type="float">
            <text:p>-0.0002246320946</text:p>
          </table:table-cell>
          <table:table-cell office:value-type="float" office:value="0.0004571796744" calcext:value-type="float">
            <text:p>0.0004571796744</text:p>
          </table:table-cell>
          <table:table-cell office:value-type="float" office:value="0.0002048839815" calcext:value-type="float">
            <text:p>0.0002048839815</text:p>
          </table:table-cell>
          <table:table-cell office:value-type="float" office:value="-0.0007560918457" calcext:value-type="float">
            <text:p>-0.0007560918457</text:p>
          </table:table-cell>
          <table:table-cell office:value-type="float" office:value="-0.0002386030683" calcext:value-type="float">
            <text:p>-0.0002386030683</text:p>
          </table:table-cell>
          <table:table-cell table:formula="of:=MAX([.B46:.F46])-MIN([.B46:.F46])" office:value-type="float" office:value="0.0012132715201" calcext:value-type="float">
            <text:p>0.0012132715201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0001558573276" calcext:value-type="float">
            <text:p>-0.0001558573276</text:p>
          </table:table-cell>
          <table:table-cell office:value-type="float" office:value="-0.0002502969583" calcext:value-type="float">
            <text:p>-0.0002502969583</text:p>
          </table:table-cell>
          <table:table-cell office:value-type="float" office:value="0.0001241927384" calcext:value-type="float">
            <text:p>0.0001241927384</text:p>
          </table:table-cell>
          <table:table-cell office:value-type="float" office:value="-0.0003573899157" calcext:value-type="float">
            <text:p>-0.0003573899157</text:p>
          </table:table-cell>
          <table:table-cell office:value-type="float" office:value="-0.002090533031" calcext:value-type="float">
            <text:p>-0.002090533031</text:p>
          </table:table-cell>
          <table:table-cell table:formula="of:=MAX([.B47:.F47])-MIN([.B47:.F47])" office:value-type="float" office:value="0.0022147257694" calcext:value-type="float">
            <text:p>0.0022147257694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1629568578" calcext:value-type="float">
            <text:p>0.0001629568578</text:p>
          </table:table-cell>
          <table:table-cell office:value-type="float" office:value="-0.0002718728792" calcext:value-type="float">
            <text:p>-0.0002718728792</text:p>
          </table:table-cell>
          <table:table-cell office:value-type="float" office:value="0.0002177555725" calcext:value-type="float">
            <text:p>0.0002177555725</text:p>
          </table:table-cell>
          <table:table-cell office:value-type="float" office:value="-0.0005717551685" calcext:value-type="float">
            <text:p>-0.0005717551685</text:p>
          </table:table-cell>
          <table:table-cell office:value-type="float" office:value="-0.0003949954989" calcext:value-type="float">
            <text:p>-0.0003949954989</text:p>
          </table:table-cell>
          <table:table-cell table:formula="of:=MAX([.B48:.F48])-MIN([.B48:.F48])" office:value-type="float" office:value="0.000789510741" calcext:value-type="float">
            <text:p>0.000789510741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0002356536861" calcext:value-type="float">
            <text:p>-0.0002356536861</text:p>
          </table:table-cell>
          <table:table-cell office:value-type="float" office:value="-0.0004305807524" calcext:value-type="float">
            <text:p>-0.0004305807524</text:p>
          </table:table-cell>
          <table:table-cell office:value-type="float" office:value="0.0001816280419" calcext:value-type="float">
            <text:p>0.0001816280419</text:p>
          </table:table-cell>
          <table:table-cell office:value-type="float" office:value="-0.0009246970876" calcext:value-type="float">
            <text:p>-0.0009246970876</text:p>
          </table:table-cell>
          <table:table-cell office:value-type="float" office:value="-0.001279107528" calcext:value-type="float">
            <text:p>-0.001279107528</text:p>
          </table:table-cell>
          <table:table-cell table:formula="of:=MAX([.B49:.F49])-MIN([.B49:.F49])" office:value-type="float" office:value="0.0014607355699" calcext:value-type="float">
            <text:p>0.0014607355699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1214068925" calcext:value-type="float">
            <text:p>1.214068925E-05</text:p>
          </table:table-cell>
          <table:table-cell office:value-type="float" office:value="0.00003010642467" calcext:value-type="float">
            <text:p>3.010642467E-05</text:p>
          </table:table-cell>
          <table:table-cell office:value-type="float" office:value="0.0003761565313" calcext:value-type="float">
            <text:p>0.0003761565313</text:p>
          </table:table-cell>
          <table:table-cell office:value-type="float" office:value="-0.0002172842214" calcext:value-type="float">
            <text:p>-0.0002172842214</text:p>
          </table:table-cell>
          <table:table-cell office:value-type="float" office:value="-0.0007784178597" calcext:value-type="float">
            <text:p>-0.0007784178597</text:p>
          </table:table-cell>
          <table:table-cell table:formula="of:=MAX([.B50:.F50])-MIN([.B50:.F50])" office:value-type="float" office:value="0.001154574391" calcext:value-type="float">
            <text:p>0.001154574391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0002463127894" calcext:value-type="float">
            <text:p>-0.0002463127894</text:p>
          </table:table-cell>
          <table:table-cell office:value-type="float" office:value="-0.0002874461934" calcext:value-type="float">
            <text:p>-0.0002874461934</text:p>
          </table:table-cell>
          <table:table-cell office:value-type="float" office:value="-0.0001260981226" calcext:value-type="float">
            <text:p>-0.0001260981226</text:p>
          </table:table-cell>
          <table:table-cell office:value-type="float" office:value="-0.0009666444967" calcext:value-type="float">
            <text:p>-0.0009666444967</text:p>
          </table:table-cell>
          <table:table-cell office:value-type="float" office:value="-0.001205026987" calcext:value-type="float">
            <text:p>-0.001205026987</text:p>
          </table:table-cell>
          <table:table-cell table:formula="of:=MAX([.B51:.F51])-MIN([.B51:.F51])" office:value-type="float" office:value="0.0010789288644" calcext:value-type="float">
            <text:p>0.0010789288644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0002378269128" calcext:value-type="float">
            <text:p>-0.0002378269128</text:p>
          </table:table-cell>
          <table:table-cell office:value-type="float" office:value="0.0004744900507" calcext:value-type="float">
            <text:p>0.0004744900507</text:p>
          </table:table-cell>
          <table:table-cell office:value-type="float" office:value="-0.0002375164622" calcext:value-type="float">
            <text:p>-0.0002375164622</text:p>
          </table:table-cell>
          <table:table-cell office:value-type="float" office:value="-0.00008758928016" calcext:value-type="float">
            <text:p>-8.758928016E-05</text:p>
          </table:table-cell>
          <table:table-cell office:value-type="float" office:value="-0.001773342723" calcext:value-type="float">
            <text:p>-0.001773342723</text:p>
          </table:table-cell>
          <table:table-cell table:formula="of:=MAX([.B52:.F52])-MIN([.B52:.F52])" office:value-type="float" office:value="0.0022478327737" calcext:value-type="float">
            <text:p>0.0022478327737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1426551171" calcext:value-type="float">
            <text:p>0.0001426551171</text:p>
          </table:table-cell>
          <table:table-cell office:value-type="float" office:value="0.0003773742355" calcext:value-type="float">
            <text:p>0.0003773742355</text:p>
          </table:table-cell>
          <table:table-cell office:value-type="float" office:value="0.0002792181331" calcext:value-type="float">
            <text:p>0.0002792181331</text:p>
          </table:table-cell>
          <table:table-cell office:value-type="float" office:value="0.0001685244642" calcext:value-type="float">
            <text:p>0.0001685244642</text:p>
          </table:table-cell>
          <table:table-cell office:value-type="float" office:value="-0.0006176657043" calcext:value-type="float">
            <text:p>-0.0006176657043</text:p>
          </table:table-cell>
          <table:table-cell table:formula="of:=MAX([.B53:.F53])-MIN([.B53:.F53])" office:value-type="float" office:value="0.0009950399398" calcext:value-type="float">
            <text:p>0.0009950399398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0.0002447087609" calcext:value-type="float">
            <text:p>-0.0002447087609</text:p>
          </table:table-cell>
          <table:table-cell office:value-type="float" office:value="0.0001459696214" calcext:value-type="float">
            <text:p>0.0001459696214</text:p>
          </table:table-cell>
          <table:table-cell office:value-type="float" office:value="0.0001405835646" calcext:value-type="float">
            <text:p>0.0001405835646</text:p>
          </table:table-cell>
          <table:table-cell office:value-type="float" office:value="-0.0001746951457" calcext:value-type="float">
            <text:p>-0.0001746951457</text:p>
          </table:table-cell>
          <table:table-cell office:value-type="float" office:value="-0.001025322708" calcext:value-type="float">
            <text:p>-0.001025322708</text:p>
          </table:table-cell>
          <table:table-cell table:formula="of:=MAX([.B54:.F54])-MIN([.B54:.F54])" office:value-type="float" office:value="0.0011712923294" calcext:value-type="float">
            <text:p>0.0011712923294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0.0005230990937" calcext:value-type="float">
            <text:p>-0.0005230990937</text:p>
          </table:table-cell>
          <table:table-cell office:value-type="float" office:value="-0.0003510788665" calcext:value-type="float">
            <text:p>-0.0003510788665</text:p>
          </table:table-cell>
          <table:table-cell office:value-type="float" office:value="0.0007140039233" calcext:value-type="float">
            <text:p>0.0007140039233</text:p>
          </table:table-cell>
          <table:table-cell office:value-type="float" office:value="-0.0003832020739" calcext:value-type="float">
            <text:p>-0.0003832020739</text:p>
          </table:table-cell>
          <table:table-cell office:value-type="float" office:value="-0.001507877256" calcext:value-type="float">
            <text:p>-0.001507877256</text:p>
          </table:table-cell>
          <table:table-cell table:formula="of:=MAX([.B55:.F55])-MIN([.B55:.F55])" office:value-type="float" office:value="0.0022218811793" calcext:value-type="float">
            <text:p>0.0022218811793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0008632151876" calcext:value-type="float">
            <text:p>-0.0008632151876</text:p>
          </table:table-cell>
          <table:table-cell office:value-type="float" office:value="0.00001744749352" calcext:value-type="float">
            <text:p>1.744749352E-05</text:p>
          </table:table-cell>
          <table:table-cell office:value-type="float" office:value="-0.0003248509311" calcext:value-type="float">
            <text:p>-0.0003248509311</text:p>
          </table:table-cell>
          <table:table-cell office:value-type="float" office:value="-0.0003274375631" calcext:value-type="float">
            <text:p>-0.0003274375631</text:p>
          </table:table-cell>
          <table:table-cell office:value-type="float" office:value="-0.001015767339" calcext:value-type="float">
            <text:p>-0.001015767339</text:p>
          </table:table-cell>
          <table:table-cell table:formula="of:=MAX([.B56:.F56])-MIN([.B56:.F56])" office:value-type="float" office:value="0.00103321483252" calcext:value-type="float">
            <text:p>0.00103321483252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0.0002329629933" calcext:value-type="float">
            <text:p>-0.0002329629933</text:p>
          </table:table-cell>
          <table:table-cell office:value-type="float" office:value="-0.0000272311845" calcext:value-type="float">
            <text:p>-2.72311845E-05</text:p>
          </table:table-cell>
          <table:table-cell office:value-type="float" office:value="-0.000183958502" calcext:value-type="float">
            <text:p>-0.000183958502</text:p>
          </table:table-cell>
          <table:table-cell office:value-type="float" office:value="-0.00070042687" calcext:value-type="float">
            <text:p>-0.00070042687</text:p>
          </table:table-cell>
          <table:table-cell office:value-type="float" office:value="-0.001107283286" calcext:value-type="float">
            <text:p>-0.001107283286</text:p>
          </table:table-cell>
          <table:table-cell table:formula="of:=MAX([.B57:.F57])-MIN([.B57:.F57])" office:value-type="float" office:value="0.0010800521015" calcext:value-type="float">
            <text:p>0.0010800521015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0009540916653" calcext:value-type="float">
            <text:p>-0.0009540916653</text:p>
          </table:table-cell>
          <table:table-cell office:value-type="float" office:value="-0.0004562334507" calcext:value-type="float">
            <text:p>-0.0004562334507</text:p>
          </table:table-cell>
          <table:table-cell office:value-type="float" office:value="0.000210788814" calcext:value-type="float">
            <text:p>0.000210788814</text:p>
          </table:table-cell>
          <table:table-cell office:value-type="float" office:value="-0.0009530068492" calcext:value-type="float">
            <text:p>-0.0009530068492</text:p>
          </table:table-cell>
          <table:table-cell office:value-type="float" office:value="-0.001700738794" calcext:value-type="float">
            <text:p>-0.001700738794</text:p>
          </table:table-cell>
          <table:table-cell table:formula="of:=MAX([.B58:.F58])-MIN([.B58:.F58])" office:value-type="float" office:value="0.001911527608" calcext:value-type="float">
            <text:p>0.001911527608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0002806684934" calcext:value-type="float">
            <text:p>-0.0002806684934</text:p>
          </table:table-cell>
          <table:table-cell office:value-type="float" office:value="-0.00007206056034" calcext:value-type="float">
            <text:p>-7.206056034E-05</text:p>
          </table:table-cell>
          <table:table-cell office:value-type="float" office:value="-0.0003230919829" calcext:value-type="float">
            <text:p>-0.0003230919829</text:p>
          </table:table-cell>
          <table:table-cell office:value-type="float" office:value="-0.0002926716697" calcext:value-type="float">
            <text:p>-0.0002926716697</text:p>
          </table:table-cell>
          <table:table-cell office:value-type="float" office:value="-0.0008113879594" calcext:value-type="float">
            <text:p>-0.0008113879594</text:p>
          </table:table-cell>
          <table:table-cell table:formula="of:=MAX([.B59:.F59])-MIN([.B59:.F59])" office:value-type="float" office:value="0.00073932739906" calcext:value-type="float">
            <text:p>0.00073932739906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002313071745" calcext:value-type="float">
            <text:p>-0.0002313071745</text:p>
          </table:table-cell>
          <table:table-cell office:value-type="float" office:value="0.000431241293" calcext:value-type="float">
            <text:p>0.000431241293</text:p>
          </table:table-cell>
          <table:table-cell office:value-type="float" office:value="-0.0001650175836" calcext:value-type="float">
            <text:p>-0.0001650175836</text:p>
          </table:table-cell>
          <table:table-cell office:value-type="float" office:value="-0.0001009953048" calcext:value-type="float">
            <text:p>-0.0001009953048</text:p>
          </table:table-cell>
          <table:table-cell office:value-type="float" office:value="-0.001156803337" calcext:value-type="float">
            <text:p>-0.001156803337</text:p>
          </table:table-cell>
          <table:table-cell table:formula="of:=MAX([.B60:.F60])-MIN([.B60:.F60])" office:value-type="float" office:value="0.00158804463" calcext:value-type="float">
            <text:p>0.00158804463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2031229087" calcext:value-type="float">
            <text:p>0.0002031229087</text:p>
          </table:table-cell>
          <table:table-cell office:value-type="float" office:value="0.0005273842835" calcext:value-type="float">
            <text:p>0.0005273842835</text:p>
          </table:table-cell>
          <table:table-cell office:value-type="float" office:value="-0.0001923419186" calcext:value-type="float">
            <text:p>-0.0001923419186</text:p>
          </table:table-cell>
          <table:table-cell office:value-type="float" office:value="0.0003390313941" calcext:value-type="float">
            <text:p>0.0003390313941</text:p>
          </table:table-cell>
          <table:table-cell office:value-type="float" office:value="-0.0002841867099" calcext:value-type="float">
            <text:p>-0.0002841867099</text:p>
          </table:table-cell>
          <table:table-cell table:formula="of:=MAX([.B61:.F61])-MIN([.B61:.F61])" office:value-type="float" office:value="0.0008115709934" calcext:value-type="float">
            <text:p>0.0008115709934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006845065509" calcext:value-type="float">
            <text:p>-0.0006845065509</text:p>
          </table:table-cell>
          <table:table-cell office:value-type="float" office:value="-0.001007348183" calcext:value-type="float">
            <text:p>-0.001007348183</text:p>
          </table:table-cell>
          <table:table-cell office:value-type="float" office:value="-0.0001238208206" calcext:value-type="float">
            <text:p>-0.0001238208206</text:p>
          </table:table-cell>
          <table:table-cell office:value-type="float" office:value="-0.001602642355" calcext:value-type="float">
            <text:p>-0.001602642355</text:p>
          </table:table-cell>
          <table:table-cell office:value-type="float" office:value="-0.002655788092" calcext:value-type="float">
            <text:p>-0.002655788092</text:p>
          </table:table-cell>
          <table:table-cell table:formula="of:=MAX([.B62:.F62])-MIN([.B62:.F62])" office:value-type="float" office:value="0.0025319672714" calcext:value-type="float">
            <text:p>0.0025319672714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0006947411457" calcext:value-type="float">
            <text:p>-0.0006947411457</text:p>
          </table:table-cell>
          <table:table-cell office:value-type="float" office:value="-0.001086936565" calcext:value-type="float">
            <text:p>-0.001086936565</text:p>
          </table:table-cell>
          <table:table-cell office:value-type="float" office:value="-0.0004177538503" calcext:value-type="float">
            <text:p>-0.0004177538503</text:p>
          </table:table-cell>
          <table:table-cell office:value-type="float" office:value="-0.001035755849" calcext:value-type="float">
            <text:p>-0.001035755849</text:p>
          </table:table-cell>
          <table:table-cell office:value-type="float" office:value="-0.001275287708" calcext:value-type="float">
            <text:p>-0.001275287708</text:p>
          </table:table-cell>
          <table:table-cell table:formula="of:=MAX([.B63:.F63])-MIN([.B63:.F63])" office:value-type="float" office:value="0.0008575338577" calcext:value-type="float">
            <text:p>0.0008575338577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3627362021" calcext:value-type="float">
            <text:p>0.0003627362021</text:p>
          </table:table-cell>
          <table:table-cell office:value-type="float" office:value="0.00005180091102" calcext:value-type="float">
            <text:p>5.180091102E-05</text:p>
          </table:table-cell>
          <table:table-cell office:value-type="float" office:value="-0.00003333984569" calcext:value-type="float">
            <text:p>-3.333984569E-05</text:p>
          </table:table-cell>
          <table:table-cell office:value-type="float" office:value="-0.00004933585296" calcext:value-type="float">
            <text:p>-4.933585296E-05</text:p>
          </table:table-cell>
          <table:table-cell office:value-type="float" office:value="-0.0005855081254" calcext:value-type="float">
            <text:p>-0.0005855081254</text:p>
          </table:table-cell>
          <table:table-cell table:formula="of:=MAX([.B64:.F64])-MIN([.B64:.F64])" office:value-type="float" office:value="0.0009482443275" calcext:value-type="float">
            <text:p>0.0009482443275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0007256501704" calcext:value-type="float">
            <text:p>-0.0007256501704</text:p>
          </table:table-cell>
          <table:table-cell office:value-type="float" office:value="-0.0006787171587" calcext:value-type="float">
            <text:p>-0.0006787171587</text:p>
          </table:table-cell>
          <table:table-cell office:value-type="float" office:value="-0.000119887256" calcext:value-type="float">
            <text:p>-0.000119887256</text:p>
          </table:table-cell>
          <table:table-cell office:value-type="float" office:value="-0.0007431195118" calcext:value-type="float">
            <text:p>-0.0007431195118</text:p>
          </table:table-cell>
          <table:table-cell office:value-type="float" office:value="-0.001306929626" calcext:value-type="float">
            <text:p>-0.001306929626</text:p>
          </table:table-cell>
          <table:table-cell table:formula="of:=MAX([.B65:.F65])-MIN([.B65:.F65])" office:value-type="float" office:value="0.00118704237" calcext:value-type="float">
            <text:p>0.00118704237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3313632333" calcext:value-type="float">
            <text:p>0.0003313632333</text:p>
          </table:table-cell>
          <table:table-cell office:value-type="float" office:value="-0.000117040574" calcext:value-type="float">
            <text:p>-0.000117040574</text:p>
          </table:table-cell>
          <table:table-cell office:value-type="float" office:value="-0.0002420181263" calcext:value-type="float">
            <text:p>-0.0002420181263</text:p>
          </table:table-cell>
          <table:table-cell office:value-type="float" office:value="-0.0002383443498" calcext:value-type="float">
            <text:p>-0.0002383443498</text:p>
          </table:table-cell>
          <table:table-cell office:value-type="float" office:value="-0.0008057553205" calcext:value-type="float">
            <text:p>-0.0008057553205</text:p>
          </table:table-cell>
          <table:table-cell table:formula="of:=MAX([.B66:.F66])-MIN([.B66:.F66])" office:value-type="float" office:value="0.0011371185538" calcext:value-type="float">
            <text:p>0.0011371185538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0005175661645" calcext:value-type="float">
            <text:p>-0.0005175661645</text:p>
          </table:table-cell>
          <table:table-cell office:value-type="float" office:value="-0.00004281328074" calcext:value-type="float">
            <text:p>-4.281328074E-05</text:p>
          </table:table-cell>
          <table:table-cell office:value-type="float" office:value="0.0001575187925" calcext:value-type="float">
            <text:p>0.0001575187925</text:p>
          </table:table-cell>
          <table:table-cell office:value-type="float" office:value="-0.0004073575838" calcext:value-type="float">
            <text:p>-0.0004073575838</text:p>
          </table:table-cell>
          <table:table-cell office:value-type="float" office:value="-0.001338724163" calcext:value-type="float">
            <text:p>-0.001338724163</text:p>
          </table:table-cell>
          <table:table-cell table:formula="of:=MAX([.B67:.F67])-MIN([.B67:.F67])" office:value-type="float" office:value="0.0014962429555" calcext:value-type="float">
            <text:p>0.0014962429555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1302518358" calcext:value-type="float">
            <text:p>0.0001302518358</text:p>
          </table:table-cell>
          <table:table-cell office:value-type="float" office:value="-0.0001079828362" calcext:value-type="float">
            <text:p>-0.0001079828362</text:p>
          </table:table-cell>
          <table:table-cell office:value-type="float" office:value="0.0001139132" calcext:value-type="float">
            <text:p>0.0001139132</text:p>
          </table:table-cell>
          <table:table-cell office:value-type="float" office:value="-0.0002080215927" calcext:value-type="float">
            <text:p>-0.0002080215927</text:p>
          </table:table-cell>
          <table:table-cell office:value-type="float" office:value="-0.0005370088038" calcext:value-type="float">
            <text:p>-0.0005370088038</text:p>
          </table:table-cell>
          <table:table-cell table:formula="of:=MAX([.B68:.F68])-MIN([.B68:.F68])" office:value-type="float" office:value="0.0006672606396" calcext:value-type="float">
            <text:p>0.0006672606396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8996305405" calcext:value-type="float">
            <text:p>8.996305405E-05</text:p>
          </table:table-cell>
          <table:table-cell office:value-type="float" office:value="-0.0005304935621" calcext:value-type="float">
            <text:p>-0.0005304935621</text:p>
          </table:table-cell>
          <table:table-cell office:value-type="float" office:value="0.0002478770912" calcext:value-type="float">
            <text:p>0.0002478770912</text:p>
          </table:table-cell>
          <table:table-cell office:value-type="float" office:value="-0.0002703724313" calcext:value-type="float">
            <text:p>-0.0002703724313</text:p>
          </table:table-cell>
          <table:table-cell office:value-type="float" office:value="-0.001082237111" calcext:value-type="float">
            <text:p>-0.001082237111</text:p>
          </table:table-cell>
          <table:table-cell table:formula="of:=MAX([.B69:.F69])-MIN([.B69:.F69])" office:value-type="float" office:value="0.0013301142022" calcext:value-type="float">
            <text:p>0.0013301142022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3317518276" calcext:value-type="float">
            <text:p>0.0003317518276</text:p>
          </table:table-cell>
          <table:table-cell office:value-type="float" office:value="0.0002383716346" calcext:value-type="float">
            <text:p>0.0002383716346</text:p>
          </table:table-cell>
          <table:table-cell office:value-type="float" office:value="0.00005073946159" calcext:value-type="float">
            <text:p>5.073946159E-05</text:p>
          </table:table-cell>
          <table:table-cell office:value-type="float" office:value="-0.00009240307554" calcext:value-type="float">
            <text:p>-9.240307554E-05</text:p>
          </table:table-cell>
          <table:table-cell office:value-type="float" office:value="-0.0007160365349" calcext:value-type="float">
            <text:p>-0.0007160365349</text:p>
          </table:table-cell>
          <table:table-cell table:formula="of:=MAX([.B70:.F70])-MIN([.B70:.F70])" office:value-type="float" office:value="0.0010477883625" calcext:value-type="float">
            <text:p>0.0010477883625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2870848766" calcext:value-type="float">
            <text:p>2.870848766E-05</text:p>
          </table:table-cell>
          <table:table-cell office:value-type="float" office:value="-0.0003086063953" calcext:value-type="float">
            <text:p>-0.0003086063953</text:p>
          </table:table-cell>
          <table:table-cell office:value-type="float" office:value="-0.0005244435742" calcext:value-type="float">
            <text:p>-0.0005244435742</text:p>
          </table:table-cell>
          <table:table-cell office:value-type="float" office:value="-0.0006289875018" calcext:value-type="float">
            <text:p>-0.0006289875018</text:p>
          </table:table-cell>
          <table:table-cell office:value-type="float" office:value="-0.00104314147" calcext:value-type="float">
            <text:p>-0.00104314147</text:p>
          </table:table-cell>
          <table:table-cell table:formula="of:=MAX([.B71:.F71])-MIN([.B71:.F71])" office:value-type="float" office:value="0.00107184995766" calcext:value-type="float">
            <text:p>0.00107184995766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00007816858852" calcext:value-type="float">
            <text:p>-7.816858852E-05</text:p>
          </table:table-cell>
          <table:table-cell office:value-type="float" office:value="-0.0001155913487" calcext:value-type="float">
            <text:p>-0.0001155913487</text:p>
          </table:table-cell>
          <table:table-cell office:value-type="float" office:value="-0.00002650642273" calcext:value-type="float">
            <text:p>-2.650642273E-05</text:p>
          </table:table-cell>
          <table:table-cell office:value-type="float" office:value="-0.0002035195648" calcext:value-type="float">
            <text:p>-0.0002035195648</text:p>
          </table:table-cell>
          <table:table-cell office:value-type="float" office:value="-0.001049804036" calcext:value-type="float">
            <text:p>-0.001049804036</text:p>
          </table:table-cell>
          <table:table-cell table:formula="of:=MAX([.B72:.F72])-MIN([.B72:.F72])" office:value-type="float" office:value="0.00102329761327" calcext:value-type="float">
            <text:p>0.00102329761327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0006425319007" calcext:value-type="float">
            <text:p>-0.0006425319007</text:p>
          </table:table-cell>
          <table:table-cell office:value-type="float" office:value="-0.0006767529412" calcext:value-type="float">
            <text:p>-0.0006767529412</text:p>
          </table:table-cell>
          <table:table-cell office:value-type="float" office:value="0.0004370196257" calcext:value-type="float">
            <text:p>0.0004370196257</text:p>
          </table:table-cell>
          <table:table-cell office:value-type="float" office:value="-0.001098969136" calcext:value-type="float">
            <text:p>-0.001098969136</text:p>
          </table:table-cell>
          <table:table-cell office:value-type="float" office:value="-0.001177353202" calcext:value-type="float">
            <text:p>-0.001177353202</text:p>
          </table:table-cell>
          <table:table-cell table:formula="of:=MAX([.B73:.F73])-MIN([.B73:.F73])" office:value-type="float" office:value="0.0016143728277" calcext:value-type="float">
            <text:p>0.0016143728277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1757692735" calcext:value-type="float">
            <text:p>1.757692735E-05</text:p>
          </table:table-cell>
          <table:table-cell office:value-type="float" office:value="-0.00007278524572" calcext:value-type="float">
            <text:p>-7.278524572E-05</text:p>
          </table:table-cell>
          <table:table-cell office:value-type="float" office:value="0.0002805132535" calcext:value-type="float">
            <text:p>0.0002805132535</text:p>
          </table:table-cell>
          <table:table-cell office:value-type="float" office:value="-0.0006319858949" calcext:value-type="float">
            <text:p>-0.0006319858949</text:p>
          </table:table-cell>
          <table:table-cell office:value-type="float" office:value="-0.0005383531679" calcext:value-type="float">
            <text:p>-0.0005383531679</text:p>
          </table:table-cell>
          <table:table-cell table:formula="of:=MAX([.B74:.F74])-MIN([.B74:.F74])" office:value-type="float" office:value="0.0009124991484" calcext:value-type="float">
            <text:p>0.0009124991484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0001710208016" calcext:value-type="float">
            <text:p>-0.0001710208016</text:p>
          </table:table-cell>
          <table:table-cell office:value-type="float" office:value="-0.000671015121" calcext:value-type="float">
            <text:p>-0.000671015121</text:p>
          </table:table-cell>
          <table:table-cell office:value-type="float" office:value="-0.0001983447582" calcext:value-type="float">
            <text:p>-0.0001983447582</text:p>
          </table:table-cell>
          <table:table-cell office:value-type="float" office:value="-0.0009934535483" calcext:value-type="float">
            <text:p>-0.0009934535483</text:p>
          </table:table-cell>
          <table:table-cell office:value-type="float" office:value="-0.00154507393" calcext:value-type="float">
            <text:p>-0.00154507393</text:p>
          </table:table-cell>
          <table:table-cell table:formula="of:=MAX([.B75:.F75])-MIN([.B75:.F75])" office:value-type="float" office:value="0.0013740531284" calcext:value-type="float">
            <text:p>0.0013740531284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6650614523" calcext:value-type="float">
            <text:p>6.650614523E-05</text:p>
          </table:table-cell>
          <table:table-cell office:value-type="float" office:value="0.0004326923518" calcext:value-type="float">
            <text:p>0.0004326923518</text:p>
          </table:table-cell>
          <table:table-cell office:value-type="float" office:value="-0.00007123234536" calcext:value-type="float">
            <text:p>-7.123234536E-05</text:p>
          </table:table-cell>
          <table:table-cell office:value-type="float" office:value="-0.0004637841485" calcext:value-type="float">
            <text:p>-0.0004637841485</text:p>
          </table:table-cell>
          <table:table-cell office:value-type="float" office:value="-0.001412678743" calcext:value-type="float">
            <text:p>-0.001412678743</text:p>
          </table:table-cell>
          <table:table-cell table:formula="of:=MAX([.B76:.F76])-MIN([.B76:.F76])" office:value-type="float" office:value="0.0018453710948" calcext:value-type="float">
            <text:p>0.0018453710948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0002698550234" calcext:value-type="float">
            <text:p>-0.0002698550234</text:p>
          </table:table-cell>
          <table:table-cell office:value-type="float" office:value="-0.0004473896406" calcext:value-type="float">
            <text:p>-0.0004473896406</text:p>
          </table:table-cell>
          <table:table-cell office:value-type="float" office:value="-0.0005917123635" calcext:value-type="float">
            <text:p>-0.0005917123635</text:p>
          </table:table-cell>
          <table:table-cell office:value-type="float" office:value="-0.000753145956" calcext:value-type="float">
            <text:p>-0.000753145956</text:p>
          </table:table-cell>
          <table:table-cell office:value-type="float" office:value="-0.001784531283" calcext:value-type="float">
            <text:p>-0.001784531283</text:p>
          </table:table-cell>
          <table:table-cell table:formula="of:=MAX([.B77:.F77])-MIN([.B77:.F77])" office:value-type="float" office:value="0.0015146762596" calcext:value-type="float">
            <text:p>0.0015146762596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0.00006377834507" calcext:value-type="float">
            <text:p>-6.377834507E-05</text:p>
          </table:table-cell>
          <table:table-cell office:value-type="float" office:value="0.0004124816332" calcext:value-type="float">
            <text:p>0.0004124816332</text:p>
          </table:table-cell>
          <table:table-cell office:value-type="float" office:value="-0.0001721593289" calcext:value-type="float">
            <text:p>-0.0001721593289</text:p>
          </table:table-cell>
          <table:table-cell office:value-type="float" office:value="-0.000941900129" calcext:value-type="float">
            <text:p>-0.000941900129</text:p>
          </table:table-cell>
          <table:table-cell office:value-type="float" office:value="-0.001447716262" calcext:value-type="float">
            <text:p>-0.001447716262</text:p>
          </table:table-cell>
          <table:table-cell table:formula="of:=MAX([.B78:.F78])-MIN([.B78:.F78])" office:value-type="float" office:value="0.0018601978952" calcext:value-type="float">
            <text:p>0.001860197895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6780424737" calcext:value-type="float">
            <text:p>0.0006780424737</text:p>
          </table:table-cell>
          <table:table-cell office:value-type="float" office:value="-0.0001885642268" calcext:value-type="float">
            <text:p>-0.0001885642268</text:p>
          </table:table-cell>
          <table:table-cell office:value-type="float" office:value="0.0004676228273" calcext:value-type="float">
            <text:p>0.0004676228273</text:p>
          </table:table-cell>
          <table:table-cell office:value-type="float" office:value="-0.0004219433467" calcext:value-type="float">
            <text:p>-0.0004219433467</text:p>
          </table:table-cell>
          <table:table-cell office:value-type="float" office:value="-0.000444596837" calcext:value-type="float">
            <text:p>-0.000444596837</text:p>
          </table:table-cell>
          <table:table-cell table:formula="of:=MAX([.B79:.F79])-MIN([.B79:.F79])" office:value-type="float" office:value="0.0011226393107" calcext:value-type="float">
            <text:p>0.0011226393107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512313527" calcext:value-type="float">
            <text:p>5.12313527E-05</text:p>
          </table:table-cell>
          <table:table-cell office:value-type="float" office:value="-0.0002370507573" calcext:value-type="float">
            <text:p>-0.0002370507573</text:p>
          </table:table-cell>
          <table:table-cell office:value-type="float" office:value="-0.0001614984067" calcext:value-type="float">
            <text:p>-0.0001614984067</text:p>
          </table:table-cell>
          <table:table-cell office:value-type="float" office:value="-0.0003778225218" calcext:value-type="float">
            <text:p>-0.0003778225218</text:p>
          </table:table-cell>
          <table:table-cell office:value-type="float" office:value="-0.000990044442" calcext:value-type="float">
            <text:p>-0.000990044442</text:p>
          </table:table-cell>
          <table:table-cell table:formula="of:=MAX([.B80:.F80])-MIN([.B80:.F80])" office:value-type="float" office:value="0.0010412757947" calcext:value-type="float">
            <text:p>0.0010412757947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2203454787" calcext:value-type="float">
            <text:p>0.0002203454787</text:p>
          </table:table-cell>
          <table:table-cell office:value-type="float" office:value="0.000444793317" calcext:value-type="float">
            <text:p>0.000444793317</text:p>
          </table:table-cell>
          <table:table-cell office:value-type="float" office:value="0.0005346412072" calcext:value-type="float">
            <text:p>0.0005346412072</text:p>
          </table:table-cell>
          <table:table-cell office:value-type="float" office:value="-0.000207504112" calcext:value-type="float">
            <text:p>-0.000207504112</text:p>
          </table:table-cell>
          <table:table-cell office:value-type="float" office:value="-0.000939162157" calcext:value-type="float">
            <text:p>-0.000939162157</text:p>
          </table:table-cell>
          <table:table-cell table:formula="of:=MAX([.B81:.F81])-MIN([.B81:.F81])" office:value-type="float" office:value="0.0014738033642" calcext:value-type="float">
            <text:p>0.0014738033642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337736099" calcext:value-type="float">
            <text:p>0.000337736099</text:p>
          </table:table-cell>
          <table:table-cell office:value-type="float" office:value="0.00002832017344" calcext:value-type="float">
            <text:p>2.832017344E-05</text:p>
          </table:table-cell>
          <table:table-cell office:value-type="float" office:value="0.0002153210808" calcext:value-type="float">
            <text:p>0.0002153210808</text:p>
          </table:table-cell>
          <table:table-cell office:value-type="float" office:value="-0.0004222536518" calcext:value-type="float">
            <text:p>-0.0004222536518</text:p>
          </table:table-cell>
          <table:table-cell office:value-type="float" office:value="-0.001415723353" calcext:value-type="float">
            <text:p>-0.001415723353</text:p>
          </table:table-cell>
          <table:table-cell table:formula="of:=MAX([.B82:.F82])-MIN([.B82:.F82])" office:value-type="float" office:value="0.001753459452" calcext:value-type="float">
            <text:p>0.001753459452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1053571668" calcext:value-type="float">
            <text:p>1.053571668E-05</text:p>
          </table:table-cell>
          <table:table-cell office:value-type="float" office:value="0.000253445789" calcext:value-type="float">
            <text:p>0.000253445789</text:p>
          </table:table-cell>
          <table:table-cell office:value-type="float" office:value="0.0004831714032" calcext:value-type="float">
            <text:p>0.0004831714032</text:p>
          </table:table-cell>
          <table:table-cell office:value-type="float" office:value="-0.0007137106149" calcext:value-type="float">
            <text:p>-0.0007137106149</text:p>
          </table:table-cell>
          <table:table-cell office:value-type="float" office:value="-0.001106043928" calcext:value-type="float">
            <text:p>-0.001106043928</text:p>
          </table:table-cell>
          <table:table-cell table:formula="of:=MAX([.B83:.F83])-MIN([.B83:.F83])" office:value-type="float" office:value="0.0015892153312" calcext:value-type="float">
            <text:p>0.0015892153312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0.000003727563353" calcext:value-type="float">
            <text:p>-3.727563353E-06</text:p>
          </table:table-cell>
          <table:table-cell office:value-type="float" office:value="-0.0000186374964" calcext:value-type="float">
            <text:p>-1.86374964E-05</text:p>
          </table:table-cell>
          <table:table-cell office:value-type="float" office:value="0.0004331069358" calcext:value-type="float">
            <text:p>0.0004331069358</text:p>
          </table:table-cell>
          <table:table-cell office:value-type="float" office:value="-0.0006723591359" calcext:value-type="float">
            <text:p>-0.0006723591359</text:p>
          </table:table-cell>
          <table:table-cell office:value-type="float" office:value="-0.0007003234932" calcext:value-type="float">
            <text:p>-0.0007003234932</text:p>
          </table:table-cell>
          <table:table-cell table:formula="of:=MAX([.B84:.F84])-MIN([.B84:.F84])" office:value-type="float" office:value="0.001133430429" calcext:value-type="float">
            <text:p>0.001133430429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0000693688562" calcext:value-type="float">
            <text:p>-6.93688562E-05</text:p>
          </table:table-cell>
          <table:table-cell office:value-type="float" office:value="-0.00002055297227" calcext:value-type="float">
            <text:p>-2.055297227E-05</text:p>
          </table:table-cell>
          <table:table-cell office:value-type="float" office:value="0.0002358075144" calcext:value-type="float">
            <text:p>0.0002358075144</text:p>
          </table:table-cell>
          <table:table-cell office:value-type="float" office:value="-0.0009417968104" calcext:value-type="float">
            <text:p>-0.0009417968104</text:p>
          </table:table-cell>
          <table:table-cell office:value-type="float" office:value="-0.00147294777" calcext:value-type="float">
            <text:p>-0.00147294777</text:p>
          </table:table-cell>
          <table:table-cell table:formula="of:=MAX([.B85:.F85])-MIN([.B85:.F85])" office:value-type="float" office:value="0.0017087552844" calcext:value-type="float">
            <text:p>0.0017087552844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9318584343" calcext:value-type="float">
            <text:p>0.0009318584343</text:p>
          </table:table-cell>
          <table:table-cell office:value-type="float" office:value="0.0008340178756" calcext:value-type="float">
            <text:p>0.0008340178756</text:p>
          </table:table-cell>
          <table:table-cell office:value-type="float" office:value="0.0000741696349" calcext:value-type="float">
            <text:p>7.41696349E-05</text:p>
          </table:table-cell>
          <table:table-cell office:value-type="float" office:value="0.00003414493403" calcext:value-type="float">
            <text:p>3.414493403E-05</text:p>
          </table:table-cell>
          <table:table-cell office:value-type="float" office:value="-0.000881453976" calcext:value-type="float">
            <text:p>-0.000881453976</text:p>
          </table:table-cell>
          <table:table-cell table:formula="of:=MAX([.B86:.F86])-MIN([.B86:.F86])" office:value-type="float" office:value="0.0018133124103" calcext:value-type="float">
            <text:p>0.0018133124103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6778868847" calcext:value-type="float">
            <text:p>0.0006778868847</text:p>
          </table:table-cell>
          <table:table-cell office:value-type="float" office:value="0.0003966505756" calcext:value-type="float">
            <text:p>0.0003966505756</text:p>
          </table:table-cell>
          <table:table-cell office:value-type="float" office:value="0.0004620513646" calcext:value-type="float">
            <text:p>0.0004620513646</text:p>
          </table:table-cell>
          <table:table-cell office:value-type="float" office:value="-0.0002921025443" calcext:value-type="float">
            <text:p>-0.0002921025443</text:p>
          </table:table-cell>
          <table:table-cell office:value-type="float" office:value="-0.001794379088" calcext:value-type="float">
            <text:p>-0.001794379088</text:p>
          </table:table-cell>
          <table:table-cell table:formula="of:=MAX([.B87:.F87])-MIN([.B87:.F87])" office:value-type="float" office:value="0.0024722659727" calcext:value-type="float">
            <text:p>0.0024722659727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0004005817755" calcext:value-type="float">
            <text:p>-0.0004005817755</text:p>
          </table:table-cell>
          <table:table-cell office:value-type="float" office:value="-0.0003038467257" calcext:value-type="float">
            <text:p>-0.0003038467257</text:p>
          </table:table-cell>
          <table:table-cell office:value-type="float" office:value="0.000435983151" calcext:value-type="float">
            <text:p>0.000435983151</text:p>
          </table:table-cell>
          <table:table-cell office:value-type="float" office:value="-0.0005127570475" calcext:value-type="float">
            <text:p>-0.0005127570475</text:p>
          </table:table-cell>
          <table:table-cell office:value-type="float" office:value="-0.001295264228" calcext:value-type="float">
            <text:p>-0.001295264228</text:p>
          </table:table-cell>
          <table:table-cell table:formula="of:=MAX([.B88:.F88])-MIN([.B88:.F88])" office:value-type="float" office:value="0.001731247379" calcext:value-type="float">
            <text:p>0.001731247379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2467374725" calcext:value-type="float">
            <text:p>0.0002467374725</text:p>
          </table:table-cell>
          <table:table-cell office:value-type="float" office:value="-0.000409840286" calcext:value-type="float">
            <text:p>-0.000409840286</text:p>
          </table:table-cell>
          <table:table-cell office:value-type="float" office:value="-0.00009550872346" calcext:value-type="float">
            <text:p>-9.550872346E-05</text:p>
          </table:table-cell>
          <table:table-cell office:value-type="float" office:value="-0.0004630083859" calcext:value-type="float">
            <text:p>-0.0004630083859</text:p>
          </table:table-cell>
          <table:table-cell office:value-type="float" office:value="-0.001644730684" calcext:value-type="float">
            <text:p>-0.001644730684</text:p>
          </table:table-cell>
          <table:table-cell table:formula="of:=MAX([.B89:.F89])-MIN([.B89:.F89])" office:value-type="float" office:value="0.0018914681565" calcext:value-type="float">
            <text:p>0.0018914681565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0001864424848" calcext:value-type="float">
            <text:p>-0.0001864424848</text:p>
          </table:table-cell>
          <table:table-cell office:value-type="float" office:value="-0.0001190591356" calcext:value-type="float">
            <text:p>-0.0001190591356</text:p>
          </table:table-cell>
          <table:table-cell office:value-type="float" office:value="0.0002419199736" calcext:value-type="float">
            <text:p>0.0002419199736</text:p>
          </table:table-cell>
          <table:table-cell office:value-type="float" office:value="-0.000350561575" calcext:value-type="float">
            <text:p>-0.000350561575</text:p>
          </table:table-cell>
          <table:table-cell office:value-type="float" office:value="-0.001171260606" calcext:value-type="float">
            <text:p>-0.001171260606</text:p>
          </table:table-cell>
          <table:table-cell table:formula="of:=MAX([.B90:.F90])-MIN([.B90:.F90])" office:value-type="float" office:value="0.0014131805796" calcext:value-type="float">
            <text:p>0.0014131805796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1354565029" calcext:value-type="float">
            <text:p>0.0001354565029</text:p>
          </table:table-cell>
          <table:table-cell office:value-type="float" office:value="-0.0001484565437" calcext:value-type="float">
            <text:p>-0.0001484565437</text:p>
          </table:table-cell>
          <table:table-cell office:value-type="float" office:value="-0.0002546432661" calcext:value-type="float">
            <text:p>-0.0002546432661</text:p>
          </table:table-cell>
          <table:table-cell office:value-type="float" office:value="-0.0008463707054" calcext:value-type="float">
            <text:p>-0.0008463707054</text:p>
          </table:table-cell>
          <table:table-cell office:value-type="float" office:value="-0.001258459175" calcext:value-type="float">
            <text:p>-0.001258459175</text:p>
          </table:table-cell>
          <table:table-cell table:formula="of:=MAX([.B91:.F91])-MIN([.B91:.F91])" office:value-type="float" office:value="0.0013939156779" calcext:value-type="float">
            <text:p>0.001393915677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000405236904" calcext:value-type="float">
            <text:p>-0.000405236904</text:p>
          </table:table-cell>
          <table:table-cell office:value-type="float" office:value="0.0001316242124" calcext:value-type="float">
            <text:p>0.0001316242124</text:p>
          </table:table-cell>
          <table:table-cell office:value-type="float" office:value="0.0001415416482" calcext:value-type="float">
            <text:p>0.0001415416482</text:p>
          </table:table-cell>
          <table:table-cell office:value-type="float" office:value="-0.0002953619696" calcext:value-type="float">
            <text:p>-0.0002953619696</text:p>
          </table:table-cell>
          <table:table-cell office:value-type="float" office:value="-0.002064306987" calcext:value-type="float">
            <text:p>-0.002064306987</text:p>
          </table:table-cell>
          <table:table-cell table:formula="of:=MAX([.B92:.F92])-MIN([.B92:.F92])" office:value-type="float" office:value="0.0022058486352" calcext:value-type="float">
            <text:p>0.0022058486352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0001720558357" calcext:value-type="float">
            <text:p>-0.0001720558357</text:p>
          </table:table-cell>
          <table:table-cell office:value-type="float" office:value="-0.00001340872495" calcext:value-type="float">
            <text:p>-1.340872495E-05</text:p>
          </table:table-cell>
          <table:table-cell office:value-type="float" office:value="0.00006482330355" calcext:value-type="float">
            <text:p>6.482330355E-05</text:p>
          </table:table-cell>
          <table:table-cell office:value-type="float" office:value="-0.0001444196823" calcext:value-type="float">
            <text:p>-0.0001444196823</text:p>
          </table:table-cell>
          <table:table-cell office:value-type="float" office:value="-0.0006216464681" calcext:value-type="float">
            <text:p>-0.0006216464681</text:p>
          </table:table-cell>
          <table:table-cell table:formula="of:=MAX([.B93:.F93])-MIN([.B93:.F93])" office:value-type="float" office:value="0.00068646977165" calcext:value-type="float">
            <text:p>0.00068646977165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0001206118613" calcext:value-type="float">
            <text:p>-0.0001206118613</text:p>
          </table:table-cell>
          <table:table-cell office:value-type="float" office:value="-0.00007345816266" calcext:value-type="float">
            <text:p>-7.345816266E-05</text:p>
          </table:table-cell>
          <table:table-cell office:value-type="float" office:value="-0.0005067068851" calcext:value-type="float">
            <text:p>-0.0005067068851</text:p>
          </table:table-cell>
          <table:table-cell office:value-type="float" office:value="-0.0002918956161" calcext:value-type="float">
            <text:p>-0.0002918956161</text:p>
          </table:table-cell>
          <table:table-cell office:value-type="float" office:value="-0.001352762571" calcext:value-type="float">
            <text:p>-0.001352762571</text:p>
          </table:table-cell>
          <table:table-cell table:formula="of:=MAX([.B94:.F94])-MIN([.B94:.F94])" office:value-type="float" office:value="0.00127930440834" calcext:value-type="float">
            <text:p>0.00127930440834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2372838208" calcext:value-type="float">
            <text:p>0.0002372838208</text:p>
          </table:table-cell>
          <table:table-cell office:value-type="float" office:value="-0.0001792492258" calcext:value-type="float">
            <text:p>-0.0001792492258</text:p>
          </table:table-cell>
          <table:table-cell office:value-type="float" office:value="0.0004815128632" calcext:value-type="float">
            <text:p>0.0004815128632</text:p>
          </table:table-cell>
          <table:table-cell office:value-type="float" office:value="-0.0003024498583" calcext:value-type="float">
            <text:p>-0.0003024498583</text:p>
          </table:table-cell>
          <table:table-cell office:value-type="float" office:value="-0.001123084803" calcext:value-type="float">
            <text:p>-0.001123084803</text:p>
          </table:table-cell>
          <table:table-cell table:formula="of:=MAX([.B95:.F95])-MIN([.B95:.F95])" office:value-type="float" office:value="0.0016045976662" calcext:value-type="float">
            <text:p>0.0016045976662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1061713338" calcext:value-type="float">
            <text:p>0.0001061713338</text:p>
          </table:table-cell>
          <table:table-cell office:value-type="float" office:value="0.00003968500096" calcext:value-type="float">
            <text:p>3.968500096E-05</text:p>
          </table:table-cell>
          <table:table-cell office:value-type="float" office:value="0.000231637634" calcext:value-type="float">
            <text:p>0.000231637634</text:p>
          </table:table-cell>
          <table:table-cell office:value-type="float" office:value="-0.0003751844342" calcext:value-type="float">
            <text:p>-0.0003751844342</text:p>
          </table:table-cell>
          <table:table-cell office:value-type="float" office:value="-0.001322001335" calcext:value-type="float">
            <text:p>-0.001322001335</text:p>
          </table:table-cell>
          <table:table-cell table:formula="of:=MAX([.B96:.F96])-MIN([.B96:.F96])" office:value-type="float" office:value="0.001553638969" calcext:value-type="float">
            <text:p>0.001553638969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0001893922163" calcext:value-type="float">
            <text:p>-0.0001893922163</text:p>
          </table:table-cell>
          <table:table-cell office:value-type="float" office:value="-0.0005570193171" calcext:value-type="float">
            <text:p>-0.0005570193171</text:p>
          </table:table-cell>
          <table:table-cell office:value-type="float" office:value="0.0002983087907" calcext:value-type="float">
            <text:p>0.0002983087907</text:p>
          </table:table-cell>
          <table:table-cell office:value-type="float" office:value="-0.0006118237507" calcext:value-type="float">
            <text:p>-0.0006118237507</text:p>
          </table:table-cell>
          <table:table-cell office:value-type="float" office:value="-0.002117530443" calcext:value-type="float">
            <text:p>-0.002117530443</text:p>
          </table:table-cell>
          <table:table-cell table:formula="of:=MAX([.B97:.F97])-MIN([.B97:.F97])" office:value-type="float" office:value="0.0024158392337" calcext:value-type="float">
            <text:p>0.0024158392337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00001568661355" calcext:value-type="float">
            <text:p>-1.568661355E-05</text:p>
          </table:table-cell>
          <table:table-cell office:value-type="float" office:value="-0.0004009955446" calcext:value-type="float">
            <text:p>-0.0004009955446</text:p>
          </table:table-cell>
          <table:table-cell office:value-type="float" office:value="-0.0005779078347" calcext:value-type="float">
            <text:p>-0.0005779078347</text:p>
          </table:table-cell>
          <table:table-cell office:value-type="float" office:value="-0.000273269834" calcext:value-type="float">
            <text:p>-0.000273269834</text:p>
          </table:table-cell>
          <table:table-cell office:value-type="float" office:value="-0.0009314130875" calcext:value-type="float">
            <text:p>-0.0009314130875</text:p>
          </table:table-cell>
          <table:table-cell table:formula="of:=MAX([.B98:.F98])-MIN([.B98:.F98])" office:value-type="float" office:value="0.00091572647395" calcext:value-type="float">
            <text:p>0.00091572647395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5011812755" calcext:value-type="float">
            <text:p>5.011812755E-05</text:p>
          </table:table-cell>
          <table:table-cell office:value-type="float" office:value="-0.000415736693" calcext:value-type="float">
            <text:p>-0.000415736693</text:p>
          </table:table-cell>
          <table:table-cell office:value-type="float" office:value="0.0001057570553" calcext:value-type="float">
            <text:p>0.0001057570553</text:p>
          </table:table-cell>
          <table:table-cell office:value-type="float" office:value="-0.00008174019604" calcext:value-type="float">
            <text:p>-8.174019604E-05</text:p>
          </table:table-cell>
          <table:table-cell office:value-type="float" office:value="-0.001187008223" calcext:value-type="float">
            <text:p>-0.001187008223</text:p>
          </table:table-cell>
          <table:table-cell table:formula="of:=MAX([.B99:.F99])-MIN([.B99:.F99])" office:value-type="float" office:value="0.0012927652783" calcext:value-type="float">
            <text:p>0.0012927652783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0001336545683" calcext:value-type="float">
            <text:p>-0.0001336545683</text:p>
          </table:table-cell>
          <table:table-cell office:value-type="float" office:value="-0.000464146171" calcext:value-type="float">
            <text:p>-0.000464146171</text:p>
          </table:table-cell>
          <table:table-cell office:value-type="float" office:value="0.00001532476381" calcext:value-type="float">
            <text:p>1.532476381E-05</text:p>
          </table:table-cell>
          <table:table-cell office:value-type="float" office:value="-0.00006957590813" calcext:value-type="float">
            <text:p>-6.957590813E-05</text:p>
          </table:table-cell>
          <table:table-cell office:value-type="float" office:value="-0.0009490808006" calcext:value-type="float">
            <text:p>-0.0009490808006</text:p>
          </table:table-cell>
          <table:table-cell table:formula="of:=MAX([.B100:.F100])-MIN([.B100:.F100])" office:value-type="float" office:value="0.00096440556441" calcext:value-type="float">
            <text:p>0.0009644055644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00008474239439" calcext:value-type="float">
            <text:p>-8.474239439E-05</text:p>
          </table:table-cell>
          <table:table-cell office:value-type="float" office:value="-0.00002904308531" calcext:value-type="float">
            <text:p>-2.904308531E-05</text:p>
          </table:table-cell>
          <table:table-cell office:value-type="float" office:value="0.0002558286942" calcext:value-type="float">
            <text:p>0.0002558286942</text:p>
          </table:table-cell>
          <table:table-cell office:value-type="float" office:value="-0.0001671911741" calcext:value-type="float">
            <text:p>-0.0001671911741</text:p>
          </table:table-cell>
          <table:table-cell office:value-type="float" office:value="-0.001527430373" calcext:value-type="float">
            <text:p>-0.001527430373</text:p>
          </table:table-cell>
          <table:table-cell table:formula="of:=MAX([.B101:.F101])-MIN([.B101:.F101])" office:value-type="float" office:value="0.0017832590672" calcext:value-type="float">
            <text:p>0.0017832590672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7468744298" calcext:value-type="float">
            <text:p>7.468744298E-05</text:p>
          </table:table-cell>
          <table:table-cell office:value-type="float" office:value="-0.000006212587778" calcext:value-type="float">
            <text:p>-6.212587778E-06</text:p>
          </table:table-cell>
          <table:table-cell office:value-type="float" office:value="-0.00002842186404" calcext:value-type="float">
            <text:p>-2.842186404E-05</text:p>
          </table:table-cell>
          <table:table-cell office:value-type="float" office:value="0.0002090018243" calcext:value-type="float">
            <text:p>0.0002090018243</text:p>
          </table:table-cell>
          <table:table-cell office:value-type="float" office:value="-0.001638283604" calcext:value-type="float">
            <text:p>-0.001638283604</text:p>
          </table:table-cell>
          <table:table-cell table:formula="of:=MAX([.B102:.F102])-MIN([.B102:.F102])" office:value-type="float" office:value="0.0018472854283" calcext:value-type="float">
            <text:p>0.0018472854283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1020285854" calcext:value-type="float">
            <text:p>0.0001020285854</text:p>
          </table:table-cell>
          <table:table-cell office:value-type="float" office:value="-0.0002364298416" calcext:value-type="float">
            <text:p>-0.0002364298416</text:p>
          </table:table-cell>
          <table:table-cell office:value-type="float" office:value="0.0001270928187" calcext:value-type="float">
            <text:p>0.0001270928187</text:p>
          </table:table-cell>
          <table:table-cell office:value-type="float" office:value="0.0002988009655" calcext:value-type="float">
            <text:p>0.0002988009655</text:p>
          </table:table-cell>
          <table:table-cell office:value-type="float" office:value="-0.001122981543" calcext:value-type="float">
            <text:p>-0.001122981543</text:p>
          </table:table-cell>
          <table:table-cell table:formula="of:=MAX([.B103:.F103])-MIN([.B103:.F103])" office:value-type="float" office:value="0.0014217825085" calcext:value-type="float">
            <text:p>0.0014217825085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0003021394368" calcext:value-type="float">
            <text:p>-0.0003021394368</text:p>
          </table:table-cell>
          <table:table-cell office:value-type="float" office:value="0.00006987185043" calcext:value-type="float">
            <text:p>6.987185043E-05</text:p>
          </table:table-cell>
          <table:table-cell office:value-type="float" office:value="0.0002154505783" calcext:value-type="float">
            <text:p>0.0002154505783</text:p>
          </table:table-cell>
          <table:table-cell office:value-type="float" office:value="-0.0001860284974" calcext:value-type="float">
            <text:p>-0.0001860284974</text:p>
          </table:table-cell>
          <table:table-cell office:value-type="float" office:value="-0.0009388522012" calcext:value-type="float">
            <text:p>-0.0009388522012</text:p>
          </table:table-cell>
          <table:table-cell table:formula="of:=MAX([.B104:.F104])-MIN([.B104:.F104])" office:value-type="float" office:value="0.0011543027795" calcext:value-type="float">
            <text:p>0.0011543027795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3878932039" calcext:value-type="float">
            <text:p>0.0003878932039</text:p>
          </table:table-cell>
          <table:table-cell office:value-type="float" office:value="0.0003293684858" calcext:value-type="float">
            <text:p>0.0003293684858</text:p>
          </table:table-cell>
          <table:table-cell office:value-type="float" office:value="-0.0007630171604" calcext:value-type="float">
            <text:p>-0.0007630171604</text:p>
          </table:table-cell>
          <table:table-cell office:value-type="float" office:value="0.00008437056385" calcext:value-type="float">
            <text:p>8.437056385E-05</text:p>
          </table:table-cell>
          <table:table-cell office:value-type="float" office:value="-0.0009943316691" calcext:value-type="float">
            <text:p>-0.0009943316691</text:p>
          </table:table-cell>
          <table:table-cell table:formula="of:=MAX([.B105:.F105])-MIN([.B105:.F105])" office:value-type="float" office:value="0.001382224873" calcext:value-type="float">
            <text:p>0.00138222487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0001845277438" calcext:value-type="float">
            <text:p>-0.0001845277438</text:p>
          </table:table-cell>
          <table:table-cell office:value-type="float" office:value="-0.0001181274929" calcext:value-type="float">
            <text:p>-0.0001181274929</text:p>
          </table:table-cell>
          <table:table-cell office:value-type="float" office:value="0.0001166837319" calcext:value-type="float">
            <text:p>0.0001166837319</text:p>
          </table:table-cell>
          <table:table-cell office:value-type="float" office:value="0.00006031849625" calcext:value-type="float">
            <text:p>6.031849625E-05</text:p>
          </table:table-cell>
          <table:table-cell office:value-type="float" office:value="-0.001498023048" calcext:value-type="float">
            <text:p>-0.001498023048</text:p>
          </table:table-cell>
          <table:table-cell table:formula="of:=MAX([.B106:.F106])-MIN([.B106:.F106])" office:value-type="float" office:value="0.0016147067799" calcext:value-type="float">
            <text:p>0.0016147067799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1953017636" calcext:value-type="float">
            <text:p>0.0001953017636</text:p>
          </table:table-cell>
          <table:table-cell office:value-type="float" office:value="0.00009477887215" calcext:value-type="float">
            <text:p>9.477887215E-05</text:p>
          </table:table-cell>
          <table:table-cell office:value-type="float" office:value="0.0006354215438" calcext:value-type="float">
            <text:p>0.0006354215438</text:p>
          </table:table-cell>
          <table:table-cell office:value-type="float" office:value="0.00006479741569" calcext:value-type="float">
            <text:p>6.479741569E-05</text:p>
          </table:table-cell>
          <table:table-cell office:value-type="float" office:value="-0.001344917691" calcext:value-type="float">
            <text:p>-0.001344917691</text:p>
          </table:table-cell>
          <table:table-cell table:formula="of:=MAX([.B107:.F107])-MIN([.B107:.F107])" office:value-type="float" office:value="0.0019803392348" calcext:value-type="float">
            <text:p>0.0019803392348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0.0006800094852" calcext:value-type="float">
            <text:p>-0.0006800094852</text:p>
          </table:table-cell>
          <table:table-cell office:value-type="float" office:value="-0.00003442697198" calcext:value-type="float">
            <text:p>-3.442697198E-05</text:p>
          </table:table-cell>
          <table:table-cell office:value-type="float" office:value="-0.0001930146536" calcext:value-type="float">
            <text:p>-0.0001930146536</text:p>
          </table:table-cell>
          <table:table-cell office:value-type="float" office:value="-0.0001511477458" calcext:value-type="float">
            <text:p>-0.0001511477458</text:p>
          </table:table-cell>
          <table:table-cell office:value-type="float" office:value="-0.001226710388" calcext:value-type="float">
            <text:p>-0.001226710388</text:p>
          </table:table-cell>
          <table:table-cell table:formula="of:=MAX([.B108:.F108])-MIN([.B108:.F108])" office:value-type="float" office:value="0.00119228341602" calcext:value-type="float">
            <text:p>0.0011922834160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8952290227" calcext:value-type="float">
            <text:p>8.952290227E-05</text:p>
          </table:table-cell>
          <table:table-cell office:value-type="float" office:value="-0.0005084133591" calcext:value-type="float">
            <text:p>-0.0005084133591</text:p>
          </table:table-cell>
          <table:table-cell office:value-type="float" office:value="-0.00009607808897" calcext:value-type="float">
            <text:p>-9.607808897E-05</text:p>
          </table:table-cell>
          <table:table-cell office:value-type="float" office:value="0.0002637027355" calcext:value-type="float">
            <text:p>0.0002637027355</text:p>
          </table:table-cell>
          <table:table-cell office:value-type="float" office:value="-0.0008279237081" calcext:value-type="float">
            <text:p>-0.0008279237081</text:p>
          </table:table-cell>
          <table:table-cell table:formula="of:=MAX([.B109:.F109])-MIN([.B109:.F109])" office:value-type="float" office:value="0.0010916264436" calcext:value-type="float">
            <text:p>0.0010916264436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0002509178594" calcext:value-type="float">
            <text:p>-0.0002509178594</text:p>
          </table:table-cell>
          <table:table-cell office:value-type="float" office:value="0.0005227450747" calcext:value-type="float">
            <text:p>0.0005227450747</text:p>
          </table:table-cell>
          <table:table-cell office:value-type="float" office:value="0.00007600785466" calcext:value-type="float">
            <text:p>7.600785466E-05</text:p>
          </table:table-cell>
          <table:table-cell office:value-type="float" office:value="0.0002337614278" calcext:value-type="float">
            <text:p>0.0002337614278</text:p>
          </table:table-cell>
          <table:table-cell office:value-type="float" office:value="-0.0008342278306" calcext:value-type="float">
            <text:p>-0.0008342278306</text:p>
          </table:table-cell>
          <table:table-cell table:formula="of:=MAX([.B110:.F110])-MIN([.B110:.F110])" office:value-type="float" office:value="0.0013569729053" calcext:value-type="float">
            <text:p>0.001356972905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2814457694" calcext:value-type="float">
            <text:p>0.0002814457694</text:p>
          </table:table-cell>
          <table:table-cell office:value-type="float" office:value="0.0001444418303" calcext:value-type="float">
            <text:p>0.0001444418303</text:p>
          </table:table-cell>
          <table:table-cell office:value-type="float" office:value="0.000009060183402" calcext:value-type="float">
            <text:p>9.060183402E-06</text:p>
          </table:table-cell>
          <table:table-cell office:value-type="float" office:value="0.0006532834377" calcext:value-type="float">
            <text:p>0.0006532834377</text:p>
          </table:table-cell>
          <table:table-cell office:value-type="float" office:value="-0.0008675036952" calcext:value-type="float">
            <text:p>-0.0008675036952</text:p>
          </table:table-cell>
          <table:table-cell table:formula="of:=MAX([.B111:.F111])-MIN([.B111:.F111])" office:value-type="float" office:value="0.0015207871329" calcext:value-type="float">
            <text:p>0.001520787132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1594091591" calcext:value-type="float">
            <text:p>0.0001594091591</text:p>
          </table:table-cell>
          <table:table-cell office:value-type="float" office:value="-0.0002176464477" calcext:value-type="float">
            <text:p>-0.0002176464477</text:p>
          </table:table-cell>
          <table:table-cell office:value-type="float" office:value="-0.00001537599383" calcext:value-type="float">
            <text:p>-1.537599383E-05</text:p>
          </table:table-cell>
          <table:table-cell office:value-type="float" office:value="-0.000003520477321" calcext:value-type="float">
            <text:p>-3.520477321E-06</text:p>
          </table:table-cell>
          <table:table-cell office:value-type="float" office:value="-0.001356788212" calcext:value-type="float">
            <text:p>-0.001356788212</text:p>
          </table:table-cell>
          <table:table-cell table:formula="of:=MAX([.B112:.F112])-MIN([.B112:.F112])" office:value-type="float" office:value="0.0015161973711" calcext:value-type="float">
            <text:p>0.0015161973711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000007455094874" calcext:value-type="float">
            <text:p>-7.455094874E-06</text:p>
          </table:table-cell>
          <table:table-cell office:value-type="float" office:value="-0.0003532515257" calcext:value-type="float">
            <text:p>-0.0003532515257</text:p>
          </table:table-cell>
          <table:table-cell office:value-type="float" office:value="0.0001189105315" calcext:value-type="float">
            <text:p>0.0001189105315</text:p>
          </table:table-cell>
          <table:table-cell office:value-type="float" office:value="-0.00003437520718" calcext:value-type="float">
            <text:p>-3.437520718E-05</text:p>
          </table:table-cell>
          <table:table-cell office:value-type="float" office:value="-0.0007909756969" calcext:value-type="float">
            <text:p>-0.0007909756969</text:p>
          </table:table-cell>
          <table:table-cell table:formula="of:=MAX([.B113:.F113])-MIN([.B113:.F113])" office:value-type="float" office:value="0.0009098862284" calcext:value-type="float">
            <text:p>0.000909886228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3694981278" calcext:value-type="float">
            <text:p>0.0003694981278</text:p>
          </table:table-cell>
          <table:table-cell office:value-type="float" office:value="0.0001914948371" calcext:value-type="float">
            <text:p>0.0001914948371</text:p>
          </table:table-cell>
          <table:table-cell office:value-type="float" office:value="0.0001891899738" calcext:value-type="float">
            <text:p>0.0001891899738</text:p>
          </table:table-cell>
          <table:table-cell office:value-type="float" office:value="0.0003371661587" calcext:value-type="float">
            <text:p>0.0003371661587</text:p>
          </table:table-cell>
          <table:table-cell office:value-type="float" office:value="-0.0006816635723" calcext:value-type="float">
            <text:p>-0.0006816635723</text:p>
          </table:table-cell>
          <table:table-cell table:formula="of:=MAX([.B114:.F114])-MIN([.B114:.F114])" office:value-type="float" office:value="0.0010511617001" calcext:value-type="float">
            <text:p>0.0010511617001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0001055501489" calcext:value-type="float">
            <text:p>-0.0001055501489</text:p>
          </table:table-cell>
          <table:table-cell office:value-type="float" office:value="-0.0002266501542" calcext:value-type="float">
            <text:p>-0.0002266501542</text:p>
          </table:table-cell>
          <table:table-cell office:value-type="float" office:value="-0.00007594279305" calcext:value-type="float">
            <text:p>-7.594279305E-05</text:p>
          </table:table-cell>
          <table:table-cell office:value-type="float" office:value="0.0002549998753" calcext:value-type="float">
            <text:p>0.0002549998753</text:p>
          </table:table-cell>
          <table:table-cell office:value-type="float" office:value="-0.001019434538" calcext:value-type="float">
            <text:p>-0.001019434538</text:p>
          </table:table-cell>
          <table:table-cell table:formula="of:=MAX([.B115:.F115])-MIN([.B115:.F115])" office:value-type="float" office:value="0.0012744344133" calcext:value-type="float">
            <text:p>0.0012744344133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2586085247" calcext:value-type="float">
            <text:p>2.586085247E-05</text:p>
          </table:table-cell>
          <table:table-cell office:value-type="float" office:value="-0.00008634700498" calcext:value-type="float">
            <text:p>-8.634700498E-05</text:p>
          </table:table-cell>
          <table:table-cell office:value-type="float" office:value="-0.00002381443846" calcext:value-type="float">
            <text:p>-2.381443846E-05</text:p>
          </table:table-cell>
          <table:table-cell office:value-type="float" office:value="0.0001239855919" calcext:value-type="float">
            <text:p>0.0001239855919</text:p>
          </table:table-cell>
          <table:table-cell office:value-type="float" office:value="-0.0008218262228" calcext:value-type="float">
            <text:p>-0.0008218262228</text:p>
          </table:table-cell>
          <table:table-cell table:formula="of:=MAX([.B116:.F116])-MIN([.B116:.F116])" office:value-type="float" office:value="0.0009458118147" calcext:value-type="float">
            <text:p>0.0009458118147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0.00006248423597" calcext:value-type="float">
            <text:p>-6.248423597E-05</text:p>
          </table:table-cell>
          <table:table-cell office:value-type="float" office:value="-0.0003587865795" calcext:value-type="float">
            <text:p>-0.0003587865795</text:p>
          </table:table-cell>
          <table:table-cell office:value-type="float" office:value="0.0006143200444" calcext:value-type="float">
            <text:p>0.0006143200444</text:p>
          </table:table-cell>
          <table:table-cell office:value-type="float" office:value="0.000171424821" calcext:value-type="float">
            <text:p>0.000171424821</text:p>
          </table:table-cell>
          <table:table-cell office:value-type="float" office:value="-0.001922586118" calcext:value-type="float">
            <text:p>-0.001922586118</text:p>
          </table:table-cell>
          <table:table-cell table:formula="of:=MAX([.B117:.F117])-MIN([.B117:.F117])" office:value-type="float" office:value="0.0025369061624" calcext:value-type="float">
            <text:p>0.0025369061624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0002822723764" calcext:value-type="float">
            <text:p>-0.0002822723764</text:p>
          </table:table-cell>
          <table:table-cell office:value-type="float" office:value="-0.0004224605509" calcext:value-type="float">
            <text:p>-0.0004224605509</text:p>
          </table:table-cell>
          <table:table-cell office:value-type="float" office:value="-0.0001089144935" calcext:value-type="float">
            <text:p>-0.0001089144935</text:p>
          </table:table-cell>
          <table:table-cell office:value-type="float" office:value="-0.0003607523104" calcext:value-type="float">
            <text:p>-0.0003607523104</text:p>
          </table:table-cell>
          <table:table-cell office:value-type="float" office:value="-0.000996191171" calcext:value-type="float">
            <text:p>-0.000996191171</text:p>
          </table:table-cell>
          <table:table-cell table:formula="of:=MAX([.B118:.F118])-MIN([.B118:.F118])" office:value-type="float" office:value="0.0008872766775" calcext:value-type="float">
            <text:p>0.0008872766775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8413754404" calcext:value-type="float">
            <text:p>8.413754404E-05</text:p>
          </table:table-cell>
          <table:table-cell office:value-type="float" office:value="0.0002195944107" calcext:value-type="float">
            <text:p>0.0002195944107</text:p>
          </table:table-cell>
          <table:table-cell office:value-type="float" office:value="0.0003780478728" calcext:value-type="float">
            <text:p>0.0003780478728</text:p>
          </table:table-cell>
          <table:table-cell office:value-type="float" office:value="0.0004251521023" calcext:value-type="float">
            <text:p>0.0004251521023</text:p>
          </table:table-cell>
          <table:table-cell office:value-type="float" office:value="-0.001068138285" calcext:value-type="float">
            <text:p>-0.001068138285</text:p>
          </table:table-cell>
          <table:table-cell table:formula="of:=MAX([.B119:.F119])-MIN([.B119:.F119])" office:value-type="float" office:value="0.0014932903873" calcext:value-type="float">
            <text:p>0.0014932903873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8592403174" calcext:value-type="float">
            <text:p>8.592403174E-05</text:p>
          </table:table-cell>
          <table:table-cell office:value-type="float" office:value="-0.00009007383051" calcext:value-type="float">
            <text:p>-9.007383051E-05</text:p>
          </table:table-cell>
          <table:table-cell office:value-type="float" office:value="-0.0007976937923" calcext:value-type="float">
            <text:p>-0.0007976937923</text:p>
          </table:table-cell>
          <table:table-cell office:value-type="float" office:value="0.00003859769276" calcext:value-type="float">
            <text:p>3.859769276E-05</text:p>
          </table:table-cell>
          <table:table-cell office:value-type="float" office:value="-0.001240132959" calcext:value-type="float">
            <text:p>-0.001240132959</text:p>
          </table:table-cell>
          <table:table-cell table:formula="of:=MAX([.B120:.F120])-MIN([.B120:.F120])" office:value-type="float" office:value="0.00132605699074" calcext:value-type="float">
            <text:p>0.0013260569907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00009752737969" calcext:value-type="float">
            <text:p>-9.752737969E-05</text:p>
          </table:table-cell>
          <table:table-cell office:value-type="float" office:value="-0.000357234705" calcext:value-type="float">
            <text:p>-0.000357234705</text:p>
          </table:table-cell>
          <table:table-cell office:value-type="float" office:value="0.0007194748614" calcext:value-type="float">
            <text:p>0.0007194748614</text:p>
          </table:table-cell>
          <table:table-cell office:value-type="float" office:value="-0.000002899218771" calcext:value-type="float">
            <text:p>-2.899218771E-06</text:p>
          </table:table-cell>
          <table:table-cell office:value-type="float" office:value="-0.001006005215" calcext:value-type="float">
            <text:p>-0.001006005215</text:p>
          </table:table-cell>
          <table:table-cell table:formula="of:=MAX([.B121:.F121])-MIN([.B121:.F121])" office:value-type="float" office:value="0.0017254800764" calcext:value-type="float">
            <text:p>0.0017254800764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0002274263243" calcext:value-type="float">
            <text:p>-0.0002274263243</text:p>
          </table:table-cell>
          <table:table-cell office:value-type="float" office:value="-0.0002645775385" calcext:value-type="float">
            <text:p>-0.0002645775385</text:p>
          </table:table-cell>
          <table:table-cell office:value-type="float" office:value="-0.00004302034722" calcext:value-type="float">
            <text:p>-4.302034722E-05</text:p>
          </table:table-cell>
          <table:table-cell office:value-type="float" office:value="0.000006109131391" calcext:value-type="float">
            <text:p>6.109131391E-06</text:p>
          </table:table-cell>
          <table:table-cell office:value-type="float" office:value="-0.0007304052124" calcext:value-type="float">
            <text:p>-0.0007304052124</text:p>
          </table:table-cell>
          <table:table-cell table:formula="of:=MAX([.B122:.F122])-MIN([.B122:.F122])" office:value-type="float" office:value="0.000736514343791" calcext:value-type="float">
            <text:p>0.000736514343791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3827373148" calcext:value-type="float">
            <text:p>0.0003827373148</text:p>
          </table:table-cell>
          <table:table-cell office:value-type="float" office:value="0.00004960034858" calcext:value-type="float">
            <text:p>4.960034858E-05</text:p>
          </table:table-cell>
          <table:table-cell office:value-type="float" office:value="-0.0000380507081" calcext:value-type="float">
            <text:p>-3.80507081E-05</text:p>
          </table:table-cell>
          <table:table-cell office:value-type="float" office:value="-0.0001085521872" calcext:value-type="float">
            <text:p>-0.0001085521872</text:p>
          </table:table-cell>
          <table:table-cell office:value-type="float" office:value="-0.000937095785" calcext:value-type="float">
            <text:p>-0.000937095785</text:p>
          </table:table-cell>
          <table:table-cell table:formula="of:=MAX([.B123:.F123])-MIN([.B123:.F123])" office:value-type="float" office:value="0.0013198330998" calcext:value-type="float">
            <text:p>0.0013198330998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4158759257" calcext:value-type="float">
            <text:p>0.0004158759257</text:p>
          </table:table-cell>
          <table:table-cell office:value-type="float" office:value="-0.00001485829125" calcext:value-type="float">
            <text:p>-1.485829125E-05</text:p>
          </table:table-cell>
          <table:table-cell office:value-type="float" office:value="0.00005669397069" calcext:value-type="float">
            <text:p>5.669397069E-05</text:p>
          </table:table-cell>
          <table:table-cell office:value-type="float" office:value="-0.0000561171546" calcext:value-type="float">
            <text:p>-5.61171546E-05</text:p>
          </table:table-cell>
          <table:table-cell office:value-type="float" office:value="-0.0004840048787" calcext:value-type="float">
            <text:p>-0.0004840048787</text:p>
          </table:table-cell>
          <table:table-cell table:formula="of:=MAX([.B124:.F124])-MIN([.B124:.F124])" office:value-type="float" office:value="0.0008998808044" calcext:value-type="float">
            <text:p>0.0008998808044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233062121" calcext:value-type="float">
            <text:p>0.000233062121</text:p>
          </table:table-cell>
          <table:table-cell office:value-type="float" office:value="0.0002578489948" calcext:value-type="float">
            <text:p>0.0002578489948</text:p>
          </table:table-cell>
          <table:table-cell office:value-type="float" office:value="0.0001360779715" calcext:value-type="float">
            <text:p>0.0001360779715</text:p>
          </table:table-cell>
          <table:table-cell office:value-type="float" office:value="-0.00003137265958" calcext:value-type="float">
            <text:p>-3.137265958E-05</text:p>
          </table:table-cell>
          <table:table-cell office:value-type="float" office:value="-0.001025735866" calcext:value-type="float">
            <text:p>-0.001025735866</text:p>
          </table:table-cell>
          <table:table-cell table:formula="of:=MAX([.B125:.F125])-MIN([.B125:.F125])" office:value-type="float" office:value="0.0012835848608" calcext:value-type="float">
            <text:p>0.0012835848608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3101728507" calcext:value-type="float">
            <text:p>0.0003101728507</text:p>
          </table:table-cell>
          <table:table-cell office:value-type="float" office:value="0.000001397844585" calcext:value-type="float">
            <text:p>1.397844585E-06</text:p>
          </table:table-cell>
          <table:table-cell office:value-type="float" office:value="-0.00007998028013" calcext:value-type="float">
            <text:p>-7.998028013E-05</text:p>
          </table:table-cell>
          <table:table-cell office:value-type="float" office:value="-0.00006517597649" calcext:value-type="float">
            <text:p>-6.517597649E-05</text:p>
          </table:table-cell>
          <table:table-cell office:value-type="float" office:value="-0.0002256152511" calcext:value-type="float">
            <text:p>-0.0002256152511</text:p>
          </table:table-cell>
          <table:table-cell table:formula="of:=MAX([.B126:.F126])-MIN([.B126:.F126])" office:value-type="float" office:value="0.0005357881018" calcext:value-type="float">
            <text:p>0.0005357881018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264686998" calcext:value-type="float">
            <text:p>0.000264686998</text:p>
          </table:table-cell>
          <table:table-cell office:value-type="float" office:value="0.0005904719001" calcext:value-type="float">
            <text:p>0.0005904719001</text:p>
          </table:table-cell>
          <table:table-cell office:value-type="float" office:value="0.0001332037355" calcext:value-type="float">
            <text:p>0.0001332037355</text:p>
          </table:table-cell>
          <table:table-cell office:value-type="float" office:value="0.0002740894561" calcext:value-type="float">
            <text:p>0.0002740894561</text:p>
          </table:table-cell>
          <table:table-cell office:value-type="float" office:value="-0.0002171289816" calcext:value-type="float">
            <text:p>-0.0002171289816</text:p>
          </table:table-cell>
          <table:table-cell table:formula="of:=MAX([.B127:.F127])-MIN([.B127:.F127])" office:value-type="float" office:value="0.0008076008817" calcext:value-type="float">
            <text:p>0.0008076008817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6347993622" calcext:value-type="float">
            <text:p>0.0006347993622</text:p>
          </table:table-cell>
          <table:table-cell office:value-type="float" office:value="0.0003290317254" calcext:value-type="float">
            <text:p>0.0003290317254</text:p>
          </table:table-cell>
          <table:table-cell office:value-type="float" office:value="-0.00003018199095" calcext:value-type="float">
            <text:p>-3.018199095E-05</text:p>
          </table:table-cell>
          <table:table-cell office:value-type="float" office:value="0.0002566316398" calcext:value-type="float">
            <text:p>0.0002566316398</text:p>
          </table:table-cell>
          <table:table-cell office:value-type="float" office:value="-0.0006427904009" calcext:value-type="float">
            <text:p>-0.0006427904009</text:p>
          </table:table-cell>
          <table:table-cell table:formula="of:=MAX([.B128:.F128])-MIN([.B128:.F128])" office:value-type="float" office:value="0.0012775897631" calcext:value-type="float">
            <text:p>0.0012775897631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52427419" calcext:value-type="float">
            <text:p>0.00052427419</text:p>
          </table:table-cell>
          <table:table-cell office:value-type="float" office:value="0.0007402444026" calcext:value-type="float">
            <text:p>0.0007402444026</text:p>
          </table:table-cell>
          <table:table-cell office:value-type="float" office:value="0.00004007332609" calcext:value-type="float">
            <text:p>4.007332609E-05</text:p>
          </table:table-cell>
          <table:table-cell office:value-type="float" office:value="0.0005994666135" calcext:value-type="float">
            <text:p>0.0005994666135</text:p>
          </table:table-cell>
          <table:table-cell office:value-type="float" office:value="0.00007986555283" calcext:value-type="float">
            <text:p>7.986555283E-05</text:p>
          </table:table-cell>
          <table:table-cell table:formula="of:=MAX([.B129:.F129])-MIN([.B129:.F129])" office:value-type="float" office:value="0.00070017107651" calcext:value-type="float">
            <text:p>0.0007001710765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0003863056481" calcext:value-type="float">
            <text:p>-0.0003863056481</text:p>
          </table:table-cell>
          <table:table-cell office:value-type="float" office:value="-0.0001599975803" calcext:value-type="float">
            <text:p>-0.0001599975803</text:p>
          </table:table-cell>
          <table:table-cell office:value-type="float" office:value="-0.00006983472849" calcext:value-type="float">
            <text:p>-6.983472849E-05</text:p>
          </table:table-cell>
          <table:table-cell office:value-type="float" office:value="-0.000566636445" calcext:value-type="float">
            <text:p>-0.000566636445</text:p>
          </table:table-cell>
          <table:table-cell office:value-type="float" office:value="-0.001185717527" calcext:value-type="float">
            <text:p>-0.001185717527</text:p>
          </table:table-cell>
          <table:table-cell table:formula="of:=MAX([.B130:.F130])-MIN([.B130:.F130])" office:value-type="float" office:value="0.00111588279851" calcext:value-type="float">
            <text:p>0.00111588279851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0001150220123" calcext:value-type="float">
            <text:p>-0.0001150220123</text:p>
          </table:table-cell>
          <table:table-cell office:value-type="float" office:value="0.0002830517478" calcext:value-type="float">
            <text:p>0.0002830517478</text:p>
          </table:table-cell>
          <table:table-cell office:value-type="float" office:value="0.0001056275942" calcext:value-type="float">
            <text:p>0.0001056275942</text:p>
          </table:table-cell>
          <table:table-cell office:value-type="float" office:value="-0.0002799959038" calcext:value-type="float">
            <text:p>-0.0002799959038</text:p>
          </table:table-cell>
          <table:table-cell office:value-type="float" office:value="-0.0006127543165" calcext:value-type="float">
            <text:p>-0.0006127543165</text:p>
          </table:table-cell>
          <table:table-cell table:formula="of:=MAX([.B131:.F131])-MIN([.B131:.F131])" office:value-type="float" office:value="0.0008958060643" calcext:value-type="float">
            <text:p>0.000895806064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14T16:38:33.834460474</dc:date>
    <meta:editing-duration>PT5M40S</meta:editing-duration>
    <meta:editing-cycles>2</meta:editing-cycles>
    <meta:generator>LibreOffice/6.4.7.2$Linux_X86_64 LibreOffice_project/40$Build-2</meta:generator>
    <meta:document-statistic meta:table-count="1" meta:cell-count="91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003" chart:maximum="0.0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71cm" svg:height="15.227cm" xlink:href=".." xlink:type="simple" chart:class="chart:scatter" chart:style-name="ch1">
        <chart:legend chart:legend-position="end" svg:x="17.816cm" svg:y="5.325cm" style:legend-expansion="high" chart:style-name="ch2"/>
        <chart:plot-area chart:style-name="ch3" table:cell-range-address="00_df_complete.A1:00_df_complete.F131" chart:data-source-has-labels="row" svg:x="0.541cm" svg:y="0.304cm" svg:width="16.734cm" svg:height="14.619cm">
          <chartooo:coordinate-region svg:x="1.745cm" svg:y="0.503cm" svg:width="15.25cm" svg:height="14.2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00_df_complete.B2:00_df_complete.B131" chart:label-cell-address="00_df_complete.B1:00_df_complete.B1" chart:class="chart:scatter">
            <chart:domain table:cell-range-address="00_df_complete.A2:00_df_complete.A131"/>
            <chart:data-point chart:repeated="130"/>
          </chart:series>
          <chart:series chart:style-name="ch8" chart:values-cell-range-address="00_df_complete.C2:00_df_complete.C131" chart:label-cell-address="00_df_complete.C1:00_df_complete.C1" chart:class="chart:scatter">
            <chart:data-point chart:repeated="130"/>
          </chart:series>
          <chart:series chart:style-name="ch9" chart:values-cell-range-address="00_df_complete.D2:00_df_complete.D131" chart:label-cell-address="00_df_complete.D1:00_df_complete.D1" chart:class="chart:scatter">
            <chart:data-point chart:repeated="130"/>
          </chart:series>
          <chart:series chart:style-name="ch10" chart:values-cell-range-address="00_df_complete.E2:00_df_complete.E131" chart:label-cell-address="00_df_complete.E1:00_df_complete.E1" chart:class="chart:scatter">
            <chart:data-point chart:repeated="130"/>
          </chart:series>
          <chart:series chart:style-name="ch11" chart:values-cell-range-address="00_df_complete.F2:00_df_complete.F131" chart:label-cell-address="00_df_complete.F1:00_df_complete.F1" chart:class="chart:scatter">
            <chart:data-point chart:repeated="1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./lab-data-processed/cary300/2024-05/2024-05-14-RTG4-air.tsv</text:p>
                <draw:g>
                  <svg:desc>00_df_complete.B1:00_df_complete.B1</svg:desc>
                </draw:g>
              </table:table-cell>
              <table:table-cell office:value-type="string">
                <text:p>./lab-data-processed/cary300/2024-05/2024-05-15-RTG5-air-21.tsv</text:p>
                <draw:g>
                  <svg:desc>00_df_complete.C1:00_df_complete.C1</svg:desc>
                </draw:g>
              </table:table-cell>
              <table:table-cell office:value-type="string">
                <text:p>./lab-data-processed/cary300/2024-08/RTG6/2024-08-27-air-1.tsv</text:p>
                <draw:g>
                  <svg:desc>00_df_complete.D1:00_df_complete.D1</svg:desc>
                </draw:g>
              </table:table-cell>
              <table:table-cell office:value-type="string">
                <text:p>./lab-data-processed/cary300/2024-09/RTG12/2024-09-05-RTG12-air-1.tsv</text:p>
                <draw:g>
                  <svg:desc>00_df_complete.E1:00_df_complete.E1</svg:desc>
                </draw:g>
              </table:table-cell>
              <table:table-cell office:value-type="string">
                <text:p>./lab-data-processed/cary300/2024-09/RTG8/2024-09-01-RTG8-air-1.tsv</text:p>
                <draw:g>
                  <svg:desc>00_df_complete.F1:00_df_complet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00_df_complete.A2:00_df_complete.A131</svg:desc>
                </draw:g>
              </table:table-cell>
              <table:table-cell office:value-type="float" office:value="0.01686307974">
                <text:p>0.01686307974</text:p>
                <draw:g>
                  <svg:desc>00_df_complete.B2:00_df_complete.B131</svg:desc>
                </draw:g>
              </table:table-cell>
              <table:table-cell office:value-type="float" office:value="0.01569416746">
                <text:p>0.01569416746</text:p>
                <draw:g>
                  <svg:desc>00_df_complete.C2:00_df_complete.C131</svg:desc>
                </draw:g>
              </table:table-cell>
              <table:table-cell office:value-type="float" office:value="-0.00001351226547">
                <text:p>-0.00001351226547</text:p>
                <draw:g>
                  <svg:desc>00_df_complete.D2:00_df_complete.D131</svg:desc>
                </draw:g>
              </table:table-cell>
              <table:table-cell office:value-type="float" office:value="0.01519289799">
                <text:p>0.01519289799</text:p>
                <draw:g>
                  <svg:desc>00_df_complete.E2:00_df_complete.E131</svg:desc>
                </draw:g>
              </table:table-cell>
              <table:table-cell office:value-type="float" office:value="0.01512124762">
                <text:p>0.01512124762</text:p>
                <draw:g>
                  <svg:desc>00_df_complete.F2:00_df_complete.F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">
                <text:p>348</text:p>
              </table:table-cell>
              <table:table-cell office:value-type="float" office:value="0.00009475297702">
                <text:p>0.00009475297702</text:p>
              </table:table-cell>
              <table:table-cell office:value-type="float" office:value="-0.00008919388347">
                <text:p>-0.00008919388347</text:p>
              </table:table-cell>
              <table:table-cell office:value-type="float" office:value="-0.00001087197052">
                <text:p>-0.00001087197052</text:p>
              </table:table-cell>
              <table:table-cell office:value-type="float" office:value="0.00008771051944">
                <text:p>0.00008771051944</text:p>
              </table:table-cell>
              <table:table-cell office:value-type="float" office:value="-0.0008401701343">
                <text:p>-0.0008401701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">
                <text:p>347</text:p>
              </table:table-cell>
              <table:table-cell office:value-type="float" office:value="-0.001046963385">
                <text:p>-0.001046963385</text:p>
              </table:table-cell>
              <table:table-cell office:value-type="float" office:value="-0.001048771082">
                <text:p>-0.001048771082</text:p>
              </table:table-cell>
              <table:table-cell office:value-type="float" office:value="-0.0003796329547">
                <text:p>-0.0003796329547</text:p>
              </table:table-cell>
              <table:table-cell office:value-type="float" office:value="-0.001021448872">
                <text:p>-0.001021448872</text:p>
              </table:table-cell>
              <table:table-cell office:value-type="float" office:value="-0.000995416427">
                <text:p>-0.000995416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">
                <text:p>346</text:p>
              </table:table-cell>
              <table:table-cell office:value-type="float" office:value="0.0005717572058">
                <text:p>0.0005717572058</text:p>
              </table:table-cell>
              <table:table-cell office:value-type="float" office:value="0.001480973442">
                <text:p>0.001480973442</text:p>
              </table:table-cell>
              <table:table-cell office:value-type="float" office:value="0.001090831589">
                <text:p>0.001090831589</text:p>
              </table:table-cell>
              <table:table-cell office:value-type="float" office:value="0.0009574635187">
                <text:p>0.0009574635187</text:p>
              </table:table-cell>
              <table:table-cell office:value-type="float" office:value="0.001100900699">
                <text:p>0.001100900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0.001334528555">
                <text:p>0.001334528555</text:p>
              </table:table-cell>
              <table:table-cell office:value-type="float" office:value="0.0006676720222">
                <text:p>0.0006676720222</text:p>
              </table:table-cell>
              <table:table-cell office:value-type="float" office:value="0.0008847770514">
                <text:p>0.0008847770514</text:p>
              </table:table-cell>
              <table:table-cell office:value-type="float" office:value="-0.00005999952919">
                <text:p>-0.00005999952919</text:p>
              </table:table-cell>
              <table:table-cell office:value-type="float" office:value="-0.0001922384254">
                <text:p>-0.0001922384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">
                <text:p>344</text:p>
              </table:table-cell>
              <table:table-cell office:value-type="float" office:value="0.0005176135455">
                <text:p>0.0005176135455</text:p>
              </table:table-cell>
              <table:table-cell office:value-type="float" office:value="-0.000243725648">
                <text:p>-0.000243725648</text:p>
              </table:table-cell>
              <table:table-cell office:value-type="float" office:value="0.0005807256093">
                <text:p>0.0005807256093</text:p>
              </table:table-cell>
              <table:table-cell office:value-type="float" office:value="-0.0009268152062">
                <text:p>-0.0009268152062</text:p>
              </table:table-cell>
              <table:table-cell office:value-type="float" office:value="-0.00008163667371">
                <text:p>-0.00008163667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">
                <text:p>343</text:p>
              </table:table-cell>
              <table:table-cell office:value-type="float" office:value="0.0002543523442">
                <text:p>0.0002543523442</text:p>
              </table:table-cell>
              <table:table-cell office:value-type="float" office:value="0.00008514729416">
                <text:p>0.00008514729416</text:p>
              </table:table-cell>
              <table:table-cell office:value-type="float" office:value="-0.000803843257">
                <text:p>-0.000803843257</text:p>
              </table:table-cell>
              <table:table-cell office:value-type="float" office:value="-0.0004013059079">
                <text:p>-0.0004013059079</text:p>
              </table:table-cell>
              <table:table-cell office:value-type="float" office:value="-0.000001087209284">
                <text:p>-0.000001087209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  <table:table-cell office:value-type="float" office:value="0.0003938782611">
                <text:p>0.0003938782611</text:p>
              </table:table-cell>
              <table:table-cell office:value-type="float" office:value="-0.0004388559901">
                <text:p>-0.0004388559901</text:p>
              </table:table-cell>
              <table:table-cell office:value-type="float" office:value="0.0002207598591">
                <text:p>0.0002207598591</text:p>
              </table:table-cell>
              <table:table-cell office:value-type="float" office:value="-0.0003153836296">
                <text:p>-0.0003153836296</text:p>
              </table:table-cell>
              <table:table-cell office:value-type="float" office:value="0.0005392287276">
                <text:p>0.0005392287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">
                <text:p>341</text:p>
              </table:table-cell>
              <table:table-cell office:value-type="float" office:value="0.00004522514064">
                <text:p>0.00004522514064</text:p>
              </table:table-cell>
              <table:table-cell office:value-type="float" office:value="-0.0006428420893">
                <text:p>-0.0006428420893</text:p>
              </table:table-cell>
              <table:table-cell office:value-type="float" office:value="0.001330659725">
                <text:p>0.001330659725</text:p>
              </table:table-cell>
              <table:table-cell office:value-type="float" office:value="-0.0004995706258">
                <text:p>-0.0004995706258</text:p>
              </table:table-cell>
              <table:table-cell office:value-type="float" office:value="0.0003873750393">
                <text:p>0.0003873750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.00075619173">
                <text:p>0.00075619173</text:p>
              </table:table-cell>
              <table:table-cell office:value-type="float" office:value="-0.0003127969103">
                <text:p>-0.0003127969103</text:p>
              </table:table-cell>
              <table:table-cell office:value-type="float" office:value="0.0004045789829">
                <text:p>0.0004045789829</text:p>
              </table:table-cell>
              <table:table-cell office:value-type="float" office:value="-0.0002546432661">
                <text:p>-0.0002546432661</text:p>
              </table:table-cell>
              <table:table-cell office:value-type="float" office:value="-0.0007489597192">
                <text:p>-0.0007489597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">
                <text:p>339</text:p>
              </table:table-cell>
              <table:table-cell office:value-type="float" office:value="0.0007838869933">
                <text:p>0.0007838869933</text:p>
              </table:table-cell>
              <table:table-cell office:value-type="float" office:value="0.0003610003914">
                <text:p>0.0003610003914</text:p>
              </table:table-cell>
              <table:table-cell office:value-type="float" office:value="0.00008667486691">
                <text:p>0.00008667486691</text:p>
              </table:table-cell>
              <table:table-cell office:value-type="float" office:value="0.0005239631864">
                <text:p>0.0005239631864</text:p>
              </table:table-cell>
              <table:table-cell office:value-type="float" office:value="-0.0005630688393">
                <text:p>-0.0005630688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-0.0005176695995">
                <text:p>-0.0005176695995</text:p>
              </table:table-cell>
              <table:table-cell office:value-type="float" office:value="-0.0008854323532">
                <text:p>-0.0008854323532</text:p>
              </table:table-cell>
              <table:table-cell office:value-type="float" office:value="-0.0006190615823">
                <text:p>-0.0006190615823</text:p>
              </table:table-cell>
              <table:table-cell office:value-type="float" office:value="-0.0009131763363">
                <text:p>-0.0009131763363</text:p>
              </table:table-cell>
              <table:table-cell office:value-type="float" office:value="-0.0004297015257">
                <text:p>-0.0004297015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7">
                <text:p>337</text:p>
              </table:table-cell>
              <table:table-cell office:value-type="float" office:value="-0.0001910999417">
                <text:p>-0.0001910999417</text:p>
              </table:table-cell>
              <table:table-cell office:value-type="float" office:value="0.00007595607167">
                <text:p>0.00007595607167</text:p>
              </table:table-cell>
              <table:table-cell office:value-type="float" office:value="0.0007040474447">
                <text:p>0.0007040474447</text:p>
              </table:table-cell>
              <table:table-cell office:value-type="float" office:value="-0.0003696495842">
                <text:p>-0.0003696495842</text:p>
              </table:table-cell>
              <table:table-cell office:value-type="float" office:value="-0.0001393476996">
                <text:p>-0.0001393476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">
                <text:p>336</text:p>
              </table:table-cell>
              <table:table-cell office:value-type="float" office:value="-0.0003574933507">
                <text:p>-0.0003574933507</text:p>
              </table:table-cell>
              <table:table-cell office:value-type="float" office:value="-0.0003822710132">
                <text:p>-0.0003822710132</text:p>
              </table:table-cell>
              <table:table-cell office:value-type="float" office:value="0.0009754165076">
                <text:p>0.0009754165076</text:p>
              </table:table-cell>
              <table:table-cell office:value-type="float" office:value="-0.0003746154252">
                <text:p>-0.0003746154252</text:p>
              </table:table-cell>
              <table:table-cell office:value-type="float" office:value="-0.0004563368857">
                <text:p>-0.0004563368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">
                <text:p>335</text:p>
              </table:table-cell>
              <table:table-cell office:value-type="float" office:value="-0.0008793356246">
                <text:p>-0.0008793356246</text:p>
              </table:table-cell>
              <table:table-cell office:value-type="float" office:value="-0.00002878424311">
                <text:p>-0.00002878424311</text:p>
              </table:table-cell>
              <table:table-cell office:value-type="float" office:value="-0.00008199900913">
                <text:p>-0.00008199900913</text:p>
              </table:table-cell>
              <table:table-cell office:value-type="float" office:value="0.0003001738514">
                <text:p>0.0003001738514</text:p>
              </table:table-cell>
              <table:table-cell office:value-type="float" office:value="0.0007274610107">
                <text:p>0.0007274610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">
                <text:p>334</text:p>
              </table:table-cell>
              <table:table-cell office:value-type="float" office:value="-0.0003881160519">
                <text:p>-0.0003881160519</text:p>
              </table:table-cell>
              <table:table-cell office:value-type="float" office:value="-0.000229289144">
                <text:p>-0.000229289144</text:p>
              </table:table-cell>
              <table:table-cell office:value-type="float" office:value="0.000242489783">
                <text:p>0.000242489783</text:p>
              </table:table-cell>
              <table:table-cell office:value-type="float" office:value="-0.000228047269">
                <text:p>-0.000228047269</text:p>
              </table:table-cell>
              <table:table-cell office:value-type="float" office:value="-0.0007266838802">
                <text:p>-0.0007266838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3">
                <text:p>333</text:p>
              </table:table-cell>
              <table:table-cell office:value-type="float" office:value="-0.0003663907119">
                <text:p>-0.0003663907119</text:p>
              </table:table-cell>
              <table:table-cell office:value-type="float" office:value="0.001349251252">
                <text:p>0.001349251252</text:p>
              </table:table-cell>
              <table:table-cell office:value-type="float" office:value="-0.00002505689372">
                <text:p>-0.00002505689372</text:p>
              </table:table-cell>
              <table:table-cell office:value-type="float" office:value="0.000168006547">
                <text:p>0.000168006547</text:p>
              </table:table-cell>
              <table:table-cell office:value-type="float" office:value="-0.0003946851648">
                <text:p>-0.0003946851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">
                <text:p>332</text:p>
              </table:table-cell>
              <table:table-cell office:value-type="float" office:value="0.0009818766266">
                <text:p>0.0009818766266</text:p>
              </table:table-cell>
              <table:table-cell office:value-type="float" office:value="-0.0002096774842">
                <text:p>-0.0002096774842</text:p>
              </table:table-cell>
              <table:table-cell office:value-type="float" office:value="0.0007936118636">
                <text:p>0.0007936118636</text:p>
              </table:table-cell>
              <table:table-cell office:value-type="float" office:value="0.00007062266377">
                <text:p>0.00007062266377</text:p>
              </table:table-cell>
              <table:table-cell office:value-type="float" office:value="-0.0003021911834">
                <text:p>-0.0003021911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1">
                <text:p>331</text:p>
              </table:table-cell>
              <table:table-cell office:value-type="float" office:value="0.00007315990661">
                <text:p>0.00007315990661</text:p>
              </table:table-cell>
              <table:table-cell office:value-type="float" office:value="-0.0001568923908">
                <text:p>-0.0001568923908</text:p>
              </table:table-cell>
              <table:table-cell office:value-type="float" office:value="0.00148486963">
                <text:p>0.00148486963</text:p>
              </table:table-cell>
              <table:table-cell office:value-type="float" office:value="-0.0002008804149">
                <text:p>-0.0002008804149</text:p>
              </table:table-cell>
              <table:table-cell office:value-type="float" office:value="-0.0008647135692">
                <text:p>-0.0008647135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0">
                <text:p>330</text:p>
              </table:table-cell>
              <table:table-cell office:value-type="float" office:value="0.0005725088413">
                <text:p>0.0005725088413</text:p>
              </table:table-cell>
              <table:table-cell office:value-type="float" office:value="0.0001627237943">
                <text:p>0.0001627237943</text:p>
              </table:table-cell>
              <table:table-cell office:value-type="float" office:value="-0.000166932412">
                <text:p>-0.000166932412</text:p>
              </table:table-cell>
              <table:table-cell office:value-type="float" office:value="0.0001218364559">
                <text:p>0.0001218364559</text:p>
              </table:table-cell>
              <table:table-cell office:value-type="float" office:value="0.00001198536847">
                <text:p>0.00001198536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">
                <text:p>329</text:p>
              </table:table-cell>
              <table:table-cell office:value-type="float" office:value="-0.0007149511366">
                <text:p>-0.0007149511366</text:p>
              </table:table-cell>
              <table:table-cell office:value-type="float" office:value="0.0004152022593">
                <text:p>0.0004152022593</text:p>
              </table:table-cell>
              <table:table-cell office:value-type="float" office:value="0.00001346091176">
                <text:p>0.00001346091176</text:p>
              </table:table-cell>
              <table:table-cell office:value-type="float" office:value="-0.000067350069">
                <text:p>-0.000067350069</text:p>
              </table:table-cell>
              <table:table-cell office:value-type="float" office:value="-0.0003049849183">
                <text:p>-0.00030498491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8">
                <text:p>328</text:p>
              </table:table-cell>
              <table:table-cell office:value-type="float" office:value="0.0005594452959">
                <text:p>0.0005594452959</text:p>
              </table:table-cell>
              <table:table-cell office:value-type="float" office:value="0.0003435650142">
                <text:p>0.0003435650142</text:p>
              </table:table-cell>
              <table:table-cell office:value-type="float" office:value="0.001734115649">
                <text:p>0.001734115649</text:p>
              </table:table-cell>
              <table:table-cell office:value-type="float" office:value="-0.00006797123206">
                <text:p>-0.00006797123206</text:p>
              </table:table-cell>
              <table:table-cell office:value-type="float" office:value="-0.000336852856">
                <text:p>-0.0003368528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7">
                <text:p>327</text:p>
              </table:table-cell>
              <table:table-cell office:value-type="float" office:value="0.0006021625013">
                <text:p>0.0006021625013</text:p>
              </table:table-cell>
              <table:table-cell office:value-type="float" office:value="0.0002697378804">
                <text:p>0.0002697378804</text:p>
              </table:table-cell>
              <table:table-cell office:value-type="float" office:value="0.0004430571862">
                <text:p>0.0004430571862</text:p>
              </table:table-cell>
              <table:table-cell office:value-type="float" office:value="-0.0001817849843">
                <text:p>-0.0001817849843</text:p>
              </table:table-cell>
              <table:table-cell office:value-type="float" office:value="-0.0005558817647">
                <text:p>-0.0005558817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6">
                <text:p>326</text:p>
              </table:table-cell>
              <table:table-cell office:value-type="float" office:value="-0.0007321108133">
                <text:p>-0.0007321108133</text:p>
              </table:table-cell>
              <table:table-cell office:value-type="float" office:value="-0.0002993974194">
                <text:p>-0.0002993974194</text:p>
              </table:table-cell>
              <table:table-cell office:value-type="float" office:value="-0.000531372556">
                <text:p>-0.000531372556</text:p>
              </table:table-cell>
              <table:table-cell office:value-type="float" office:value="-0.001860935939">
                <text:p>-0.001860935939</text:p>
              </table:table-cell>
              <table:table-cell office:value-type="float" office:value="-0.001068964601">
                <text:p>-0.001068964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5">
                <text:p>325</text:p>
              </table:table-cell>
              <table:table-cell office:value-type="float" office:value="0.0003267779539">
                <text:p>0.0003267779539</text:p>
              </table:table-cell>
              <table:table-cell office:value-type="float" office:value="-0.0004786782956">
                <text:p>-0.0004786782956</text:p>
              </table:table-cell>
              <table:table-cell office:value-type="float" office:value="0.000521190057">
                <text:p>0.000521190057</text:p>
              </table:table-cell>
              <table:table-cell office:value-type="float" office:value="0.0002436553041">
                <text:p>0.0002436553041</text:p>
              </table:table-cell>
              <table:table-cell office:value-type="float" office:value="-0.00003033729445">
                <text:p>-0.00003033729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4">
                <text:p>324</text:p>
              </table:table-cell>
              <table:table-cell office:value-type="float" office:value="-0.0001855109876">
                <text:p>-0.0001855109876</text:p>
              </table:table-cell>
              <table:table-cell office:value-type="float" office:value="-0.0002557298285">
                <text:p>-0.0002557298285</text:p>
              </table:table-cell>
              <table:table-cell office:value-type="float" office:value="0.000326415262">
                <text:p>0.000326415262</text:p>
              </table:table-cell>
              <table:table-cell office:value-type="float" office:value="-0.0006707049906">
                <text:p>-0.0006707049906</text:p>
              </table:table-cell>
              <table:table-cell office:value-type="float" office:value="-0.0002223035553">
                <text:p>-0.0002223035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3">
                <text:p>323</text:p>
              </table:table-cell>
              <table:table-cell office:value-type="float" office:value="-0.0007540762308">
                <text:p>-0.0007540762308</text:p>
              </table:table-cell>
              <table:table-cell office:value-type="float" office:value="-0.001058119116">
                <text:p>-0.001058119116</text:p>
              </table:table-cell>
              <table:table-cell office:value-type="float" office:value="0.0005417168722">
                <text:p>0.0005417168722</text:p>
              </table:table-cell>
              <table:table-cell office:value-type="float" office:value="-0.0008066337905">
                <text:p>-0.0008066337905</text:p>
              </table:table-cell>
              <table:table-cell office:value-type="float" office:value="-0.000978008844">
                <text:p>-0.000978008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2">
                <text:p>322</text:p>
              </table:table-cell>
              <table:table-cell office:value-type="float" office:value="0.00003155614104">
                <text:p>0.00003155614104</text:p>
              </table:table-cell>
              <table:table-cell office:value-type="float" office:value="0.0002342794178">
                <text:p>0.0002342794178</text:p>
              </table:table-cell>
              <table:table-cell office:value-type="float" office:value="0.0005392287276">
                <text:p>0.0005392287276</text:p>
              </table:table-cell>
              <table:table-cell office:value-type="float" office:value="-0.0009022236336">
                <text:p>-0.0009022236336</text:p>
              </table:table-cell>
              <table:table-cell office:value-type="float" office:value="-0.00005999952919">
                <text:p>-0.000059999529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1">
                <text:p>321</text:p>
              </table:table-cell>
              <table:table-cell office:value-type="float" office:value="0.0002035631769">
                <text:p>0.0002035631769</text:p>
              </table:table-cell>
              <table:table-cell office:value-type="float" office:value="0.0007256459794">
                <text:p>0.0007256459794</text:p>
              </table:table-cell>
              <table:table-cell office:value-type="float" office:value="-0.0005587255582">
                <text:p>-0.0005587255582</text:p>
              </table:table-cell>
              <table:table-cell office:value-type="float" office:value="0.000001941451956">
                <text:p>0.000001941451956</text:p>
              </table:table-cell>
              <table:table-cell office:value-type="float" office:value="-0.0009241804946">
                <text:p>-0.00092418049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  <table:table-cell office:value-type="float" office:value="0.0005152291851">
                <text:p>0.0005152291851</text:p>
              </table:table-cell>
              <table:table-cell office:value-type="float" office:value="0.0001488439302">
                <text:p>0.0001488439302</text:p>
              </table:table-cell>
              <table:table-cell office:value-type="float" office:value="0.0004600301327">
                <text:p>0.0004600301327</text:p>
              </table:table-cell>
              <table:table-cell office:value-type="float" office:value="-0.0002087977919">
                <text:p>-0.0002087977919</text:p>
              </table:table-cell>
              <table:table-cell office:value-type="float" office:value="-0.001228362438">
                <text:p>-0.001228362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9">
                <text:p>319</text:p>
              </table:table-cell>
              <table:table-cell office:value-type="float" office:value="0.0003151206474">
                <text:p>0.0003151206474</text:p>
              </table:table-cell>
              <table:table-cell office:value-type="float" office:value="-0.0005571744405">
                <text:p>-0.0005571744405</text:p>
              </table:table-cell>
              <table:table-cell office:value-type="float" office:value="0.0003521919425">
                <text:p>0.0003521919425</text:p>
              </table:table-cell>
              <table:table-cell office:value-type="float" office:value="-0.000383408973">
                <text:p>-0.000383408973</text:p>
              </table:table-cell>
              <table:table-cell office:value-type="float" office:value="-0.0007101442316">
                <text:p>-0.0007101442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">
                <text:p>318</text:p>
              </table:table-cell>
              <table:table-cell office:value-type="float" office:value="-0.0002605935151">
                <text:p>-0.0002605935151</text:p>
              </table:table-cell>
              <table:table-cell office:value-type="float" office:value="-0.0002630770614">
                <text:p>-0.0002630770614</text:p>
              </table:table-cell>
              <table:table-cell office:value-type="float" office:value="-0.00005741128189">
                <text:p>-0.00005741128189</text:p>
              </table:table-cell>
              <table:table-cell office:value-type="float" office:value="-0.0008367081173">
                <text:p>-0.0008367081173</text:p>
              </table:table-cell>
              <table:table-cell office:value-type="float" office:value="-0.001404680079">
                <text:p>-0.00140468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">
                <text:p>317</text:p>
              </table:table-cell>
              <table:table-cell office:value-type="float" office:value="0.001041942509">
                <text:p>0.001041942509</text:p>
              </table:table-cell>
              <table:table-cell office:value-type="float" office:value="0.0001576223731">
                <text:p>0.0001576223731</text:p>
              </table:table-cell>
              <table:table-cell office:value-type="float" office:value="-0.0005528828478">
                <text:p>-0.0005528828478</text:p>
              </table:table-cell>
              <table:table-cell office:value-type="float" office:value="0.00006606601528">
                <text:p>0.00006606601528</text:p>
              </table:table-cell>
              <table:table-cell office:value-type="float" office:value="0.0004285205796">
                <text:p>0.0004285205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">
                <text:p>316</text:p>
              </table:table-cell>
              <table:table-cell office:value-type="float" office:value="0.0002197238937">
                <text:p>0.0002197238937</text:p>
              </table:table-cell>
              <table:table-cell office:value-type="float" office:value="-0.0001318431023">
                <text:p>-0.0001318431023</text:p>
              </table:table-cell>
              <table:table-cell office:value-type="float" office:value="-0.0002839797526">
                <text:p>-0.0002839797526</text:p>
              </table:table-cell>
              <table:table-cell office:value-type="float" office:value="-0.001021603821">
                <text:p>-0.001021603821</text:p>
              </table:table-cell>
              <table:table-cell office:value-type="float" office:value="-0.0009774406208">
                <text:p>-0.0009774406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5">
                <text:p>315</text:p>
              </table:table-cell>
              <table:table-cell office:value-type="float" office:value="0.0003426582844">
                <text:p>0.0003426582844</text:p>
              </table:table-cell>
              <table:table-cell office:value-type="float" office:value="0.00005213747136">
                <text:p>0.00005213747136</text:p>
              </table:table-cell>
              <table:table-cell office:value-type="float" office:value="-0.0002036748047">
                <text:p>-0.0002036748047</text:p>
              </table:table-cell>
              <table:table-cell office:value-type="float" office:value="-0.0004393214767">
                <text:p>-0.0004393214767</text:p>
              </table:table-cell>
              <table:table-cell office:value-type="float" office:value="-0.0005878347438">
                <text:p>-0.0005878347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4">
                <text:p>314</text:p>
              </table:table-cell>
              <table:table-cell office:value-type="float" office:value="-0.0004749030923">
                <text:p>-0.0004749030923</text:p>
              </table:table-cell>
              <table:table-cell office:value-type="float" office:value="0.0003533318522">
                <text:p>0.0003533318522</text:p>
              </table:table-cell>
              <table:table-cell office:value-type="float" office:value="-0.0006253686734">
                <text:p>-0.0006253686734</text:p>
              </table:table-cell>
              <table:table-cell office:value-type="float" office:value="-0.001040972304">
                <text:p>-0.001040972304</text:p>
              </table:table-cell>
              <table:table-cell office:value-type="float" office:value="-0.001195527264">
                <text:p>-0.001195527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3">
                <text:p>313</text:p>
              </table:table-cell>
              <table:table-cell office:value-type="float" office:value="0.001501649502">
                <text:p>0.001501649502</text:p>
              </table:table-cell>
              <table:table-cell office:value-type="float" office:value="0.0008166153566">
                <text:p>0.0008166153566</text:p>
              </table:table-cell>
              <table:table-cell office:value-type="float" office:value="0.0004015734303">
                <text:p>0.0004015734303</text:p>
              </table:table-cell>
              <table:table-cell office:value-type="float" office:value="0.0007478160551">
                <text:p>0.0007478160551</text:p>
              </table:table-cell>
              <table:table-cell office:value-type="float" office:value="0.0004427462409">
                <text:p>0.0004427462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0.0006877909182">
                <text:p>0.0006877909182</text:p>
              </table:table-cell>
              <table:table-cell office:value-type="float" office:value="0.0002596362028">
                <text:p>0.0002596362028</text:p>
              </table:table-cell>
              <table:table-cell office:value-type="float" office:value="-0.000871223805">
                <text:p>-0.000871223805</text:p>
              </table:table-cell>
              <table:table-cell office:value-type="float" office:value="-0.0003415087122">
                <text:p>-0.0003415087122</text:p>
              </table:table-cell>
              <table:table-cell office:value-type="float" office:value="0.0005772522418">
                <text:p>0.00057725224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  <table:table-cell office:value-type="float" office:value="-0.0002980522986">
                <text:p>-0.0002980522986</text:p>
              </table:table-cell>
              <table:table-cell office:value-type="float" office:value="-0.0007471507997">
                <text:p>-0.0007471507997</text:p>
              </table:table-cell>
              <table:table-cell office:value-type="float" office:value="0.0003665187396">
                <text:p>0.0003665187396</text:p>
              </table:table-cell>
              <table:table-cell office:value-type="float" office:value="-0.001204717206">
                <text:p>-0.001204717206</text:p>
              </table:table-cell>
              <table:table-cell office:value-type="float" office:value="-0.001415362116">
                <text:p>-0.001415362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0">
                <text:p>310</text:p>
              </table:table-cell>
              <table:table-cell office:value-type="float" office:value="-0.0008698804304">
                <text:p>-0.0008698804304</text:p>
              </table:table-cell>
              <table:table-cell office:value-type="float" office:value="-0.0009945383063">
                <text:p>-0.0009945383063</text:p>
              </table:table-cell>
              <table:table-cell office:value-type="float" office:value="0.0008251479594">
                <text:p>0.0008251479594</text:p>
              </table:table-cell>
              <table:table-cell office:value-type="float" office:value="-0.001791234012">
                <text:p>-0.001791234012</text:p>
              </table:table-cell>
              <table:table-cell office:value-type="float" office:value="-0.00124173332">
                <text:p>-0.00124173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">
                <text:p>309</text:p>
              </table:table-cell>
              <table:table-cell office:value-type="float" office:value="-0.0003915299312">
                <text:p>-0.0003915299312</text:p>
              </table:table-cell>
              <table:table-cell office:value-type="float" office:value="0.00008147078188">
                <text:p>0.00008147078188</text:p>
              </table:table-cell>
              <table:table-cell office:value-type="float" office:value="-0.0003985127842">
                <text:p>-0.0003985127842</text:p>
              </table:table-cell>
              <table:table-cell office:value-type="float" office:value="0.00001307261118">
                <text:p>0.00001307261118</text:p>
              </table:table-cell>
              <table:table-cell office:value-type="float" office:value="-0.001027698512">
                <text:p>-0.001027698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">
                <text:p>308</text:p>
              </table:table-cell>
              <table:table-cell office:value-type="float" office:value="-0.0005776493344">
                <text:p>-0.0005776493344</text:p>
              </table:table-cell>
              <table:table-cell office:value-type="float" office:value="0.0001370878308">
                <text:p>0.0001370878308</text:p>
              </table:table-cell>
              <table:table-cell office:value-type="float" office:value="-0.0002609556832">
                <text:p>-0.0002609556832</text:p>
              </table:table-cell>
              <table:table-cell office:value-type="float" office:value="-0.001009517582">
                <text:p>-0.001009517582</text:p>
              </table:table-cell>
              <table:table-cell office:value-type="float" office:value="-0.0008437871584">
                <text:p>-0.00084378715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">
                <text:p>307</text:p>
              </table:table-cell>
              <table:table-cell office:value-type="float" office:value="0.0005089573679">
                <text:p>0.0005089573679</text:p>
              </table:table-cell>
              <table:table-cell office:value-type="float" office:value="0.0007181784022">
                <text:p>0.0007181784022</text:p>
              </table:table-cell>
              <table:table-cell office:value-type="float" office:value="0.0002299023472">
                <text:p>0.0002299023472</text:p>
              </table:table-cell>
              <table:table-cell office:value-type="float" office:value="-0.000335093966">
                <text:p>-0.000335093966</text:p>
              </table:table-cell>
              <table:table-cell office:value-type="float" office:value="-0.00005559949932">
                <text:p>-0.00005559949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-0.0001736601262">
                <text:p>-0.0001736601262</text:p>
              </table:table-cell>
              <table:table-cell office:value-type="float" office:value="-0.0004971401067">
                <text:p>-0.0004971401067</text:p>
              </table:table-cell>
              <table:table-cell office:value-type="float" office:value="0.0003775037767">
                <text:p>0.0003775037767</text:p>
              </table:table-cell>
              <table:table-cell office:value-type="float" office:value="-0.0006464090548">
                <text:p>-0.0006464090548</text:p>
              </table:table-cell>
              <table:table-cell office:value-type="float" office:value="-0.001608006773">
                <text:p>-0.0016080067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5">
                <text:p>305</text:p>
              </table:table-cell>
              <table:table-cell office:value-type="float" office:value="-0.0002246320946">
                <text:p>-0.0002246320946</text:p>
              </table:table-cell>
              <table:table-cell office:value-type="float" office:value="0.0004571796744">
                <text:p>0.0004571796744</text:p>
              </table:table-cell>
              <table:table-cell office:value-type="float" office:value="0.0002048839815">
                <text:p>0.0002048839815</text:p>
              </table:table-cell>
              <table:table-cell office:value-type="float" office:value="-0.0007560918457">
                <text:p>-0.0007560918457</text:p>
              </table:table-cell>
              <table:table-cell office:value-type="float" office:value="-0.0002386030683">
                <text:p>-0.00023860306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4">
                <text:p>304</text:p>
              </table:table-cell>
              <table:table-cell office:value-type="float" office:value="-0.0001558573276">
                <text:p>-0.0001558573276</text:p>
              </table:table-cell>
              <table:table-cell office:value-type="float" office:value="-0.0002502969583">
                <text:p>-0.0002502969583</text:p>
              </table:table-cell>
              <table:table-cell office:value-type="float" office:value="0.0001241927384">
                <text:p>0.0001241927384</text:p>
              </table:table-cell>
              <table:table-cell office:value-type="float" office:value="-0.0003573899157">
                <text:p>-0.0003573899157</text:p>
              </table:table-cell>
              <table:table-cell office:value-type="float" office:value="-0.002090533031">
                <text:p>-0.002090533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3">
                <text:p>303</text:p>
              </table:table-cell>
              <table:table-cell office:value-type="float" office:value="0.0001629568578">
                <text:p>0.0001629568578</text:p>
              </table:table-cell>
              <table:table-cell office:value-type="float" office:value="-0.0002718728792">
                <text:p>-0.0002718728792</text:p>
              </table:table-cell>
              <table:table-cell office:value-type="float" office:value="0.0002177555725">
                <text:p>0.0002177555725</text:p>
              </table:table-cell>
              <table:table-cell office:value-type="float" office:value="-0.0005717551685">
                <text:p>-0.0005717551685</text:p>
              </table:table-cell>
              <table:table-cell office:value-type="float" office:value="-0.0003949954989">
                <text:p>-0.00039499549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">
                <text:p>302</text:p>
              </table:table-cell>
              <table:table-cell office:value-type="float" office:value="-0.0002356536861">
                <text:p>-0.0002356536861</text:p>
              </table:table-cell>
              <table:table-cell office:value-type="float" office:value="-0.0004305807524">
                <text:p>-0.0004305807524</text:p>
              </table:table-cell>
              <table:table-cell office:value-type="float" office:value="0.0001816280419">
                <text:p>0.0001816280419</text:p>
              </table:table-cell>
              <table:table-cell office:value-type="float" office:value="-0.0009246970876">
                <text:p>-0.0009246970876</text:p>
              </table:table-cell>
              <table:table-cell office:value-type="float" office:value="-0.001279107528">
                <text:p>-0.0012791075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1">
                <text:p>301</text:p>
              </table:table-cell>
              <table:table-cell office:value-type="float" office:value="0.00001214068925">
                <text:p>0.00001214068925</text:p>
              </table:table-cell>
              <table:table-cell office:value-type="float" office:value="0.00003010642467">
                <text:p>0.00003010642467</text:p>
              </table:table-cell>
              <table:table-cell office:value-type="float" office:value="0.0003761565313">
                <text:p>0.0003761565313</text:p>
              </table:table-cell>
              <table:table-cell office:value-type="float" office:value="-0.0002172842214">
                <text:p>-0.0002172842214</text:p>
              </table:table-cell>
              <table:table-cell office:value-type="float" office:value="-0.0007784178597">
                <text:p>-0.0007784178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-0.0002463127894">
                <text:p>-0.0002463127894</text:p>
              </table:table-cell>
              <table:table-cell office:value-type="float" office:value="-0.0002874461934">
                <text:p>-0.0002874461934</text:p>
              </table:table-cell>
              <table:table-cell office:value-type="float" office:value="-0.0001260981226">
                <text:p>-0.0001260981226</text:p>
              </table:table-cell>
              <table:table-cell office:value-type="float" office:value="-0.0009666444967">
                <text:p>-0.0009666444967</text:p>
              </table:table-cell>
              <table:table-cell office:value-type="float" office:value="-0.001205026987">
                <text:p>-0.0012050269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-0.0002378269128">
                <text:p>-0.0002378269128</text:p>
              </table:table-cell>
              <table:table-cell office:value-type="float" office:value="0.0004744900507">
                <text:p>0.0004744900507</text:p>
              </table:table-cell>
              <table:table-cell office:value-type="float" office:value="-0.0002375164622">
                <text:p>-0.0002375164622</text:p>
              </table:table-cell>
              <table:table-cell office:value-type="float" office:value="-0.00008758928016">
                <text:p>-0.00008758928016</text:p>
              </table:table-cell>
              <table:table-cell office:value-type="float" office:value="-0.001773342723">
                <text:p>-0.001773342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8">
                <text:p>298</text:p>
              </table:table-cell>
              <table:table-cell office:value-type="float" office:value="0.0001426551171">
                <text:p>0.0001426551171</text:p>
              </table:table-cell>
              <table:table-cell office:value-type="float" office:value="0.0003773742355">
                <text:p>0.0003773742355</text:p>
              </table:table-cell>
              <table:table-cell office:value-type="float" office:value="0.0002792181331">
                <text:p>0.0002792181331</text:p>
              </table:table-cell>
              <table:table-cell office:value-type="float" office:value="0.0001685244642">
                <text:p>0.0001685244642</text:p>
              </table:table-cell>
              <table:table-cell office:value-type="float" office:value="-0.0006176657043">
                <text:p>-0.00061766570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7">
                <text:p>297</text:p>
              </table:table-cell>
              <table:table-cell office:value-type="float" office:value="-0.0002447087609">
                <text:p>-0.0002447087609</text:p>
              </table:table-cell>
              <table:table-cell office:value-type="float" office:value="0.0001459696214">
                <text:p>0.0001459696214</text:p>
              </table:table-cell>
              <table:table-cell office:value-type="float" office:value="0.0001405835646">
                <text:p>0.0001405835646</text:p>
              </table:table-cell>
              <table:table-cell office:value-type="float" office:value="-0.0001746951457">
                <text:p>-0.0001746951457</text:p>
              </table:table-cell>
              <table:table-cell office:value-type="float" office:value="-0.001025322708">
                <text:p>-0.0010253227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">
                <text:p>296</text:p>
              </table:table-cell>
              <table:table-cell office:value-type="float" office:value="-0.0005230990937">
                <text:p>-0.0005230990937</text:p>
              </table:table-cell>
              <table:table-cell office:value-type="float" office:value="-0.0003510788665">
                <text:p>-0.0003510788665</text:p>
              </table:table-cell>
              <table:table-cell office:value-type="float" office:value="0.0007140039233">
                <text:p>0.0007140039233</text:p>
              </table:table-cell>
              <table:table-cell office:value-type="float" office:value="-0.0003832020739">
                <text:p>-0.0003832020739</text:p>
              </table:table-cell>
              <table:table-cell office:value-type="float" office:value="-0.001507877256">
                <text:p>-0.001507877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">
                <text:p>295</text:p>
              </table:table-cell>
              <table:table-cell office:value-type="float" office:value="-0.0008632151876">
                <text:p>-0.0008632151876</text:p>
              </table:table-cell>
              <table:table-cell office:value-type="float" office:value="0.00001744749352">
                <text:p>0.00001744749352</text:p>
              </table:table-cell>
              <table:table-cell office:value-type="float" office:value="-0.0003248509311">
                <text:p>-0.0003248509311</text:p>
              </table:table-cell>
              <table:table-cell office:value-type="float" office:value="-0.0003274375631">
                <text:p>-0.0003274375631</text:p>
              </table:table-cell>
              <table:table-cell office:value-type="float" office:value="-0.001015767339">
                <text:p>-0.0010157673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4">
                <text:p>294</text:p>
              </table:table-cell>
              <table:table-cell office:value-type="float" office:value="-0.0002329629933">
                <text:p>-0.0002329629933</text:p>
              </table:table-cell>
              <table:table-cell office:value-type="float" office:value="-0.0000272311845">
                <text:p>-0.0000272311845</text:p>
              </table:table-cell>
              <table:table-cell office:value-type="float" office:value="-0.000183958502">
                <text:p>-0.000183958502</text:p>
              </table:table-cell>
              <table:table-cell office:value-type="float" office:value="-0.00070042687">
                <text:p>-0.00070042687</text:p>
              </table:table-cell>
              <table:table-cell office:value-type="float" office:value="-0.001107283286">
                <text:p>-0.001107283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3">
                <text:p>293</text:p>
              </table:table-cell>
              <table:table-cell office:value-type="float" office:value="-0.0009540916653">
                <text:p>-0.0009540916653</text:p>
              </table:table-cell>
              <table:table-cell office:value-type="float" office:value="-0.0004562334507">
                <text:p>-0.0004562334507</text:p>
              </table:table-cell>
              <table:table-cell office:value-type="float" office:value="0.000210788814">
                <text:p>0.000210788814</text:p>
              </table:table-cell>
              <table:table-cell office:value-type="float" office:value="-0.0009530068492">
                <text:p>-0.0009530068492</text:p>
              </table:table-cell>
              <table:table-cell office:value-type="float" office:value="-0.001700738794">
                <text:p>-0.001700738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2">
                <text:p>292</text:p>
              </table:table-cell>
              <table:table-cell office:value-type="float" office:value="-0.0002806684934">
                <text:p>-0.0002806684934</text:p>
              </table:table-cell>
              <table:table-cell office:value-type="float" office:value="-0.00007206056034">
                <text:p>-0.00007206056034</text:p>
              </table:table-cell>
              <table:table-cell office:value-type="float" office:value="-0.0003230919829">
                <text:p>-0.0003230919829</text:p>
              </table:table-cell>
              <table:table-cell office:value-type="float" office:value="-0.0002926716697">
                <text:p>-0.0002926716697</text:p>
              </table:table-cell>
              <table:table-cell office:value-type="float" office:value="-0.0008113879594">
                <text:p>-0.00081138795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1">
                <text:p>291</text:p>
              </table:table-cell>
              <table:table-cell office:value-type="float" office:value="-0.0002313071745">
                <text:p>-0.0002313071745</text:p>
              </table:table-cell>
              <table:table-cell office:value-type="float" office:value="0.000431241293">
                <text:p>0.000431241293</text:p>
              </table:table-cell>
              <table:table-cell office:value-type="float" office:value="-0.0001650175836">
                <text:p>-0.0001650175836</text:p>
              </table:table-cell>
              <table:table-cell office:value-type="float" office:value="-0.0001009953048">
                <text:p>-0.0001009953048</text:p>
              </table:table-cell>
              <table:table-cell office:value-type="float" office:value="-0.001156803337">
                <text:p>-0.0011568033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0.0002031229087">
                <text:p>0.0002031229087</text:p>
              </table:table-cell>
              <table:table-cell office:value-type="float" office:value="0.0005273842835">
                <text:p>0.0005273842835</text:p>
              </table:table-cell>
              <table:table-cell office:value-type="float" office:value="-0.0001923419186">
                <text:p>-0.0001923419186</text:p>
              </table:table-cell>
              <table:table-cell office:value-type="float" office:value="0.0003390313941">
                <text:p>0.0003390313941</text:p>
              </table:table-cell>
              <table:table-cell office:value-type="float" office:value="-0.0002841867099">
                <text:p>-0.00028418670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9">
                <text:p>289</text:p>
              </table:table-cell>
              <table:table-cell office:value-type="float" office:value="-0.0006845065509">
                <text:p>-0.0006845065509</text:p>
              </table:table-cell>
              <table:table-cell office:value-type="float" office:value="-0.001007348183">
                <text:p>-0.001007348183</text:p>
              </table:table-cell>
              <table:table-cell office:value-type="float" office:value="-0.0001238208206">
                <text:p>-0.0001238208206</text:p>
              </table:table-cell>
              <table:table-cell office:value-type="float" office:value="-0.001602642355">
                <text:p>-0.001602642355</text:p>
              </table:table-cell>
              <table:table-cell office:value-type="float" office:value="-0.002655788092">
                <text:p>-0.0026557880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8">
                <text:p>288</text:p>
              </table:table-cell>
              <table:table-cell office:value-type="float" office:value="-0.0006947411457">
                <text:p>-0.0006947411457</text:p>
              </table:table-cell>
              <table:table-cell office:value-type="float" office:value="-0.001086936565">
                <text:p>-0.001086936565</text:p>
              </table:table-cell>
              <table:table-cell office:value-type="float" office:value="-0.0004177538503">
                <text:p>-0.0004177538503</text:p>
              </table:table-cell>
              <table:table-cell office:value-type="float" office:value="-0.001035755849">
                <text:p>-0.001035755849</text:p>
              </table:table-cell>
              <table:table-cell office:value-type="float" office:value="-0.001275287708">
                <text:p>-0.001275287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7">
                <text:p>287</text:p>
              </table:table-cell>
              <table:table-cell office:value-type="float" office:value="0.0003627362021">
                <text:p>0.0003627362021</text:p>
              </table:table-cell>
              <table:table-cell office:value-type="float" office:value="0.00005180091102">
                <text:p>0.00005180091102</text:p>
              </table:table-cell>
              <table:table-cell office:value-type="float" office:value="-0.00003333984569">
                <text:p>-0.00003333984569</text:p>
              </table:table-cell>
              <table:table-cell office:value-type="float" office:value="-0.00004933585296">
                <text:p>-0.00004933585296</text:p>
              </table:table-cell>
              <table:table-cell office:value-type="float" office:value="-0.0005855081254">
                <text:p>-0.00058550812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6">
                <text:p>286</text:p>
              </table:table-cell>
              <table:table-cell office:value-type="float" office:value="-0.0007256501704">
                <text:p>-0.0007256501704</text:p>
              </table:table-cell>
              <table:table-cell office:value-type="float" office:value="-0.0006787171587">
                <text:p>-0.0006787171587</text:p>
              </table:table-cell>
              <table:table-cell office:value-type="float" office:value="-0.000119887256">
                <text:p>-0.000119887256</text:p>
              </table:table-cell>
              <table:table-cell office:value-type="float" office:value="-0.0007431195118">
                <text:p>-0.0007431195118</text:p>
              </table:table-cell>
              <table:table-cell office:value-type="float" office:value="-0.001306929626">
                <text:p>-0.0013069296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5">
                <text:p>285</text:p>
              </table:table-cell>
              <table:table-cell office:value-type="float" office:value="0.0003313632333">
                <text:p>0.0003313632333</text:p>
              </table:table-cell>
              <table:table-cell office:value-type="float" office:value="-0.000117040574">
                <text:p>-0.000117040574</text:p>
              </table:table-cell>
              <table:table-cell office:value-type="float" office:value="-0.0002420181263">
                <text:p>-0.0002420181263</text:p>
              </table:table-cell>
              <table:table-cell office:value-type="float" office:value="-0.0002383443498">
                <text:p>-0.0002383443498</text:p>
              </table:table-cell>
              <table:table-cell office:value-type="float" office:value="-0.0008057553205">
                <text:p>-0.00080575532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4">
                <text:p>284</text:p>
              </table:table-cell>
              <table:table-cell office:value-type="float" office:value="-0.0005175661645">
                <text:p>-0.0005175661645</text:p>
              </table:table-cell>
              <table:table-cell office:value-type="float" office:value="-0.00004281328074">
                <text:p>-0.00004281328074</text:p>
              </table:table-cell>
              <table:table-cell office:value-type="float" office:value="0.0001575187925">
                <text:p>0.0001575187925</text:p>
              </table:table-cell>
              <table:table-cell office:value-type="float" office:value="-0.0004073575838">
                <text:p>-0.0004073575838</text:p>
              </table:table-cell>
              <table:table-cell office:value-type="float" office:value="-0.001338724163">
                <text:p>-0.001338724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3">
                <text:p>283</text:p>
              </table:table-cell>
              <table:table-cell office:value-type="float" office:value="0.0001302518358">
                <text:p>0.0001302518358</text:p>
              </table:table-cell>
              <table:table-cell office:value-type="float" office:value="-0.0001079828362">
                <text:p>-0.0001079828362</text:p>
              </table:table-cell>
              <table:table-cell office:value-type="float" office:value="0.0001139132">
                <text:p>0.0001139132</text:p>
              </table:table-cell>
              <table:table-cell office:value-type="float" office:value="-0.0002080215927">
                <text:p>-0.0002080215927</text:p>
              </table:table-cell>
              <table:table-cell office:value-type="float" office:value="-0.0005370088038">
                <text:p>-0.00053700880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2">
                <text:p>282</text:p>
              </table:table-cell>
              <table:table-cell office:value-type="float" office:value="0.00008996305405">
                <text:p>0.00008996305405</text:p>
              </table:table-cell>
              <table:table-cell office:value-type="float" office:value="-0.0005304935621">
                <text:p>-0.0005304935621</text:p>
              </table:table-cell>
              <table:table-cell office:value-type="float" office:value="0.0002478770912">
                <text:p>0.0002478770912</text:p>
              </table:table-cell>
              <table:table-cell office:value-type="float" office:value="-0.0002703724313">
                <text:p>-0.0002703724313</text:p>
              </table:table-cell>
              <table:table-cell office:value-type="float" office:value="-0.001082237111">
                <text:p>-0.001082237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1">
                <text:p>281</text:p>
              </table:table-cell>
              <table:table-cell office:value-type="float" office:value="0.0003317518276">
                <text:p>0.0003317518276</text:p>
              </table:table-cell>
              <table:table-cell office:value-type="float" office:value="0.0002383716346">
                <text:p>0.0002383716346</text:p>
              </table:table-cell>
              <table:table-cell office:value-type="float" office:value="0.00005073946159">
                <text:p>0.00005073946159</text:p>
              </table:table-cell>
              <table:table-cell office:value-type="float" office:value="-0.00009240307554">
                <text:p>-0.00009240307554</text:p>
              </table:table-cell>
              <table:table-cell office:value-type="float" office:value="-0.0007160365349">
                <text:p>-0.0007160365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">
                <text:p>280</text:p>
              </table:table-cell>
              <table:table-cell office:value-type="float" office:value="0.00002870848766">
                <text:p>0.00002870848766</text:p>
              </table:table-cell>
              <table:table-cell office:value-type="float" office:value="-0.0003086063953">
                <text:p>-0.0003086063953</text:p>
              </table:table-cell>
              <table:table-cell office:value-type="float" office:value="-0.0005244435742">
                <text:p>-0.0005244435742</text:p>
              </table:table-cell>
              <table:table-cell office:value-type="float" office:value="-0.0006289875018">
                <text:p>-0.0006289875018</text:p>
              </table:table-cell>
              <table:table-cell office:value-type="float" office:value="-0.00104314147">
                <text:p>-0.001043141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">
                <text:p>279</text:p>
              </table:table-cell>
              <table:table-cell office:value-type="float" office:value="-0.00007816858852">
                <text:p>-0.00007816858852</text:p>
              </table:table-cell>
              <table:table-cell office:value-type="float" office:value="-0.0001155913487">
                <text:p>-0.0001155913487</text:p>
              </table:table-cell>
              <table:table-cell office:value-type="float" office:value="-0.00002650642273">
                <text:p>-0.00002650642273</text:p>
              </table:table-cell>
              <table:table-cell office:value-type="float" office:value="-0.0002035195648">
                <text:p>-0.0002035195648</text:p>
              </table:table-cell>
              <table:table-cell office:value-type="float" office:value="-0.001049804036">
                <text:p>-0.0010498040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8">
                <text:p>278</text:p>
              </table:table-cell>
              <table:table-cell office:value-type="float" office:value="-0.0006425319007">
                <text:p>-0.0006425319007</text:p>
              </table:table-cell>
              <table:table-cell office:value-type="float" office:value="-0.0006767529412">
                <text:p>-0.0006767529412</text:p>
              </table:table-cell>
              <table:table-cell office:value-type="float" office:value="0.0004370196257">
                <text:p>0.0004370196257</text:p>
              </table:table-cell>
              <table:table-cell office:value-type="float" office:value="-0.001098969136">
                <text:p>-0.001098969136</text:p>
              </table:table-cell>
              <table:table-cell office:value-type="float" office:value="-0.001177353202">
                <text:p>-0.0011773532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7">
                <text:p>277</text:p>
              </table:table-cell>
              <table:table-cell office:value-type="float" office:value="0.00001757692735">
                <text:p>0.00001757692735</text:p>
              </table:table-cell>
              <table:table-cell office:value-type="float" office:value="-0.00007278524572">
                <text:p>-0.00007278524572</text:p>
              </table:table-cell>
              <table:table-cell office:value-type="float" office:value="0.0002805132535">
                <text:p>0.0002805132535</text:p>
              </table:table-cell>
              <table:table-cell office:value-type="float" office:value="-0.0006319858949">
                <text:p>-0.0006319858949</text:p>
              </table:table-cell>
              <table:table-cell office:value-type="float" office:value="-0.0005383531679">
                <text:p>-0.00053835316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6">
                <text:p>276</text:p>
              </table:table-cell>
              <table:table-cell office:value-type="float" office:value="-0.0001710208016">
                <text:p>-0.0001710208016</text:p>
              </table:table-cell>
              <table:table-cell office:value-type="float" office:value="-0.000671015121">
                <text:p>-0.000671015121</text:p>
              </table:table-cell>
              <table:table-cell office:value-type="float" office:value="-0.0001983447582">
                <text:p>-0.0001983447582</text:p>
              </table:table-cell>
              <table:table-cell office:value-type="float" office:value="-0.0009934535483">
                <text:p>-0.0009934535483</text:p>
              </table:table-cell>
              <table:table-cell office:value-type="float" office:value="-0.00154507393">
                <text:p>-0.001545073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5">
                <text:p>275</text:p>
              </table:table-cell>
              <table:table-cell office:value-type="float" office:value="0.00006650614523">
                <text:p>0.00006650614523</text:p>
              </table:table-cell>
              <table:table-cell office:value-type="float" office:value="0.0004326923518">
                <text:p>0.0004326923518</text:p>
              </table:table-cell>
              <table:table-cell office:value-type="float" office:value="-0.00007123234536">
                <text:p>-0.00007123234536</text:p>
              </table:table-cell>
              <table:table-cell office:value-type="float" office:value="-0.0004637841485">
                <text:p>-0.0004637841485</text:p>
              </table:table-cell>
              <table:table-cell office:value-type="float" office:value="-0.001412678743">
                <text:p>-0.0014126787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4">
                <text:p>274</text:p>
              </table:table-cell>
              <table:table-cell office:value-type="float" office:value="-0.0002698550234">
                <text:p>-0.0002698550234</text:p>
              </table:table-cell>
              <table:table-cell office:value-type="float" office:value="-0.0004473896406">
                <text:p>-0.0004473896406</text:p>
              </table:table-cell>
              <table:table-cell office:value-type="float" office:value="-0.0005917123635">
                <text:p>-0.0005917123635</text:p>
              </table:table-cell>
              <table:table-cell office:value-type="float" office:value="-0.000753145956">
                <text:p>-0.000753145956</text:p>
              </table:table-cell>
              <table:table-cell office:value-type="float" office:value="-0.001784531283">
                <text:p>-0.0017845312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3">
                <text:p>273</text:p>
              </table:table-cell>
              <table:table-cell office:value-type="float" office:value="-0.00006377834507">
                <text:p>-0.00006377834507</text:p>
              </table:table-cell>
              <table:table-cell office:value-type="float" office:value="0.0004124816332">
                <text:p>0.0004124816332</text:p>
              </table:table-cell>
              <table:table-cell office:value-type="float" office:value="-0.0001721593289">
                <text:p>-0.0001721593289</text:p>
              </table:table-cell>
              <table:table-cell office:value-type="float" office:value="-0.000941900129">
                <text:p>-0.000941900129</text:p>
              </table:table-cell>
              <table:table-cell office:value-type="float" office:value="-0.001447716262">
                <text:p>-0.001447716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2">
                <text:p>272</text:p>
              </table:table-cell>
              <table:table-cell office:value-type="float" office:value="0.0006780424737">
                <text:p>0.0006780424737</text:p>
              </table:table-cell>
              <table:table-cell office:value-type="float" office:value="-0.0001885642268">
                <text:p>-0.0001885642268</text:p>
              </table:table-cell>
              <table:table-cell office:value-type="float" office:value="0.0004676228273">
                <text:p>0.0004676228273</text:p>
              </table:table-cell>
              <table:table-cell office:value-type="float" office:value="-0.0004219433467">
                <text:p>-0.0004219433467</text:p>
              </table:table-cell>
              <table:table-cell office:value-type="float" office:value="-0.000444596837">
                <text:p>-0.0004445968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1">
                <text:p>271</text:p>
              </table:table-cell>
              <table:table-cell office:value-type="float" office:value="0.0000512313527">
                <text:p>0.0000512313527</text:p>
              </table:table-cell>
              <table:table-cell office:value-type="float" office:value="-0.0002370507573">
                <text:p>-0.0002370507573</text:p>
              </table:table-cell>
              <table:table-cell office:value-type="float" office:value="-0.0001614984067">
                <text:p>-0.0001614984067</text:p>
              </table:table-cell>
              <table:table-cell office:value-type="float" office:value="-0.0003778225218">
                <text:p>-0.0003778225218</text:p>
              </table:table-cell>
              <table:table-cell office:value-type="float" office:value="-0.000990044442">
                <text:p>-0.0009900444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">
                <text:p>270</text:p>
              </table:table-cell>
              <table:table-cell office:value-type="float" office:value="0.0002203454787">
                <text:p>0.0002203454787</text:p>
              </table:table-cell>
              <table:table-cell office:value-type="float" office:value="0.000444793317">
                <text:p>0.000444793317</text:p>
              </table:table-cell>
              <table:table-cell office:value-type="float" office:value="0.0005346412072">
                <text:p>0.0005346412072</text:p>
              </table:table-cell>
              <table:table-cell office:value-type="float" office:value="-0.000207504112">
                <text:p>-0.000207504112</text:p>
              </table:table-cell>
              <table:table-cell office:value-type="float" office:value="-0.000939162157">
                <text:p>-0.0009391621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9">
                <text:p>269</text:p>
              </table:table-cell>
              <table:table-cell office:value-type="float" office:value="0.000337736099">
                <text:p>0.000337736099</text:p>
              </table:table-cell>
              <table:table-cell office:value-type="float" office:value="0.00002832017344">
                <text:p>0.00002832017344</text:p>
              </table:table-cell>
              <table:table-cell office:value-type="float" office:value="0.0002153210808">
                <text:p>0.0002153210808</text:p>
              </table:table-cell>
              <table:table-cell office:value-type="float" office:value="-0.0004222536518">
                <text:p>-0.0004222536518</text:p>
              </table:table-cell>
              <table:table-cell office:value-type="float" office:value="-0.001415723353">
                <text:p>-0.001415723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">
                <text:p>268</text:p>
              </table:table-cell>
              <table:table-cell office:value-type="float" office:value="0.00001053571668">
                <text:p>0.00001053571668</text:p>
              </table:table-cell>
              <table:table-cell office:value-type="float" office:value="0.000253445789">
                <text:p>0.000253445789</text:p>
              </table:table-cell>
              <table:table-cell office:value-type="float" office:value="0.0004831714032">
                <text:p>0.0004831714032</text:p>
              </table:table-cell>
              <table:table-cell office:value-type="float" office:value="-0.0007137106149">
                <text:p>-0.0007137106149</text:p>
              </table:table-cell>
              <table:table-cell office:value-type="float" office:value="-0.001106043928">
                <text:p>-0.0011060439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7">
                <text:p>267</text:p>
              </table:table-cell>
              <table:table-cell office:value-type="float" office:value="-0.000003727563353">
                <text:p>-0.000003727563353</text:p>
              </table:table-cell>
              <table:table-cell office:value-type="float" office:value="-0.0000186374964">
                <text:p>-0.0000186374964</text:p>
              </table:table-cell>
              <table:table-cell office:value-type="float" office:value="0.0004331069358">
                <text:p>0.0004331069358</text:p>
              </table:table-cell>
              <table:table-cell office:value-type="float" office:value="-0.0006723591359">
                <text:p>-0.0006723591359</text:p>
              </table:table-cell>
              <table:table-cell office:value-type="float" office:value="-0.0007003234932">
                <text:p>-0.0007003234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">
                <text:p>266</text:p>
              </table:table-cell>
              <table:table-cell office:value-type="float" office:value="-0.0000693688562">
                <text:p>-0.0000693688562</text:p>
              </table:table-cell>
              <table:table-cell office:value-type="float" office:value="-0.00002055297227">
                <text:p>-0.00002055297227</text:p>
              </table:table-cell>
              <table:table-cell office:value-type="float" office:value="0.0002358075144">
                <text:p>0.0002358075144</text:p>
              </table:table-cell>
              <table:table-cell office:value-type="float" office:value="-0.0009417968104">
                <text:p>-0.0009417968104</text:p>
              </table:table-cell>
              <table:table-cell office:value-type="float" office:value="-0.00147294777">
                <text:p>-0.001472947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5">
                <text:p>265</text:p>
              </table:table-cell>
              <table:table-cell office:value-type="float" office:value="0.0009318584343">
                <text:p>0.0009318584343</text:p>
              </table:table-cell>
              <table:table-cell office:value-type="float" office:value="0.0008340178756">
                <text:p>0.0008340178756</text:p>
              </table:table-cell>
              <table:table-cell office:value-type="float" office:value="0.0000741696349">
                <text:p>0.0000741696349</text:p>
              </table:table-cell>
              <table:table-cell office:value-type="float" office:value="0.00003414493403">
                <text:p>0.00003414493403</text:p>
              </table:table-cell>
              <table:table-cell office:value-type="float" office:value="-0.000881453976">
                <text:p>-0.000881453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4">
                <text:p>264</text:p>
              </table:table-cell>
              <table:table-cell office:value-type="float" office:value="0.0006778868847">
                <text:p>0.0006778868847</text:p>
              </table:table-cell>
              <table:table-cell office:value-type="float" office:value="0.0003966505756">
                <text:p>0.0003966505756</text:p>
              </table:table-cell>
              <table:table-cell office:value-type="float" office:value="0.0004620513646">
                <text:p>0.0004620513646</text:p>
              </table:table-cell>
              <table:table-cell office:value-type="float" office:value="-0.0002921025443">
                <text:p>-0.0002921025443</text:p>
              </table:table-cell>
              <table:table-cell office:value-type="float" office:value="-0.001794379088">
                <text:p>-0.0017943790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3">
                <text:p>263</text:p>
              </table:table-cell>
              <table:table-cell office:value-type="float" office:value="-0.0004005817755">
                <text:p>-0.0004005817755</text:p>
              </table:table-cell>
              <table:table-cell office:value-type="float" office:value="-0.0003038467257">
                <text:p>-0.0003038467257</text:p>
              </table:table-cell>
              <table:table-cell office:value-type="float" office:value="0.000435983151">
                <text:p>0.000435983151</text:p>
              </table:table-cell>
              <table:table-cell office:value-type="float" office:value="-0.0005127570475">
                <text:p>-0.0005127570475</text:p>
              </table:table-cell>
              <table:table-cell office:value-type="float" office:value="-0.001295264228">
                <text:p>-0.0012952642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">
                <text:p>262</text:p>
              </table:table-cell>
              <table:table-cell office:value-type="float" office:value="0.0002467374725">
                <text:p>0.0002467374725</text:p>
              </table:table-cell>
              <table:table-cell office:value-type="float" office:value="-0.000409840286">
                <text:p>-0.000409840286</text:p>
              </table:table-cell>
              <table:table-cell office:value-type="float" office:value="-0.00009550872346">
                <text:p>-0.00009550872346</text:p>
              </table:table-cell>
              <table:table-cell office:value-type="float" office:value="-0.0004630083859">
                <text:p>-0.0004630083859</text:p>
              </table:table-cell>
              <table:table-cell office:value-type="float" office:value="-0.001644730684">
                <text:p>-0.0016447306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1">
                <text:p>261</text:p>
              </table:table-cell>
              <table:table-cell office:value-type="float" office:value="-0.0001864424848">
                <text:p>-0.0001864424848</text:p>
              </table:table-cell>
              <table:table-cell office:value-type="float" office:value="-0.0001190591356">
                <text:p>-0.0001190591356</text:p>
              </table:table-cell>
              <table:table-cell office:value-type="float" office:value="0.0002419199736">
                <text:p>0.0002419199736</text:p>
              </table:table-cell>
              <table:table-cell office:value-type="float" office:value="-0.000350561575">
                <text:p>-0.000350561575</text:p>
              </table:table-cell>
              <table:table-cell office:value-type="float" office:value="-0.001171260606">
                <text:p>-0.0011712606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0">
                <text:p>260</text:p>
              </table:table-cell>
              <table:table-cell office:value-type="float" office:value="0.0001354565029">
                <text:p>0.0001354565029</text:p>
              </table:table-cell>
              <table:table-cell office:value-type="float" office:value="-0.0001484565437">
                <text:p>-0.0001484565437</text:p>
              </table:table-cell>
              <table:table-cell office:value-type="float" office:value="-0.0002546432661">
                <text:p>-0.0002546432661</text:p>
              </table:table-cell>
              <table:table-cell office:value-type="float" office:value="-0.0008463707054">
                <text:p>-0.0008463707054</text:p>
              </table:table-cell>
              <table:table-cell office:value-type="float" office:value="-0.001258459175">
                <text:p>-0.001258459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9">
                <text:p>259</text:p>
              </table:table-cell>
              <table:table-cell office:value-type="float" office:value="-0.000405236904">
                <text:p>-0.000405236904</text:p>
              </table:table-cell>
              <table:table-cell office:value-type="float" office:value="0.0001316242124">
                <text:p>0.0001316242124</text:p>
              </table:table-cell>
              <table:table-cell office:value-type="float" office:value="0.0001415416482">
                <text:p>0.0001415416482</text:p>
              </table:table-cell>
              <table:table-cell office:value-type="float" office:value="-0.0002953619696">
                <text:p>-0.0002953619696</text:p>
              </table:table-cell>
              <table:table-cell office:value-type="float" office:value="-0.002064306987">
                <text:p>-0.0020643069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">
                <text:p>258</text:p>
              </table:table-cell>
              <table:table-cell office:value-type="float" office:value="-0.0001720558357">
                <text:p>-0.0001720558357</text:p>
              </table:table-cell>
              <table:table-cell office:value-type="float" office:value="-0.00001340872495">
                <text:p>-0.00001340872495</text:p>
              </table:table-cell>
              <table:table-cell office:value-type="float" office:value="0.00006482330355">
                <text:p>0.00006482330355</text:p>
              </table:table-cell>
              <table:table-cell office:value-type="float" office:value="-0.0001444196823">
                <text:p>-0.0001444196823</text:p>
              </table:table-cell>
              <table:table-cell office:value-type="float" office:value="-0.0006216464681">
                <text:p>-0.00062164646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7">
                <text:p>257</text:p>
              </table:table-cell>
              <table:table-cell office:value-type="float" office:value="-0.0001206118613">
                <text:p>-0.0001206118613</text:p>
              </table:table-cell>
              <table:table-cell office:value-type="float" office:value="-0.00007345816266">
                <text:p>-0.00007345816266</text:p>
              </table:table-cell>
              <table:table-cell office:value-type="float" office:value="-0.0005067068851">
                <text:p>-0.0005067068851</text:p>
              </table:table-cell>
              <table:table-cell office:value-type="float" office:value="-0.0002918956161">
                <text:p>-0.0002918956161</text:p>
              </table:table-cell>
              <table:table-cell office:value-type="float" office:value="-0.001352762571">
                <text:p>-0.001352762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6">
                <text:p>256</text:p>
              </table:table-cell>
              <table:table-cell office:value-type="float" office:value="0.0002372838208">
                <text:p>0.0002372838208</text:p>
              </table:table-cell>
              <table:table-cell office:value-type="float" office:value="-0.0001792492258">
                <text:p>-0.0001792492258</text:p>
              </table:table-cell>
              <table:table-cell office:value-type="float" office:value="0.0004815128632">
                <text:p>0.0004815128632</text:p>
              </table:table-cell>
              <table:table-cell office:value-type="float" office:value="-0.0003024498583">
                <text:p>-0.0003024498583</text:p>
              </table:table-cell>
              <table:table-cell office:value-type="float" office:value="-0.001123084803">
                <text:p>-0.0011230848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0.0001061713338">
                <text:p>0.0001061713338</text:p>
              </table:table-cell>
              <table:table-cell office:value-type="float" office:value="0.00003968500096">
                <text:p>0.00003968500096</text:p>
              </table:table-cell>
              <table:table-cell office:value-type="float" office:value="0.000231637634">
                <text:p>0.000231637634</text:p>
              </table:table-cell>
              <table:table-cell office:value-type="float" office:value="-0.0003751844342">
                <text:p>-0.0003751844342</text:p>
              </table:table-cell>
              <table:table-cell office:value-type="float" office:value="-0.001322001335">
                <text:p>-0.0013220013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">
                <text:p>254</text:p>
              </table:table-cell>
              <table:table-cell office:value-type="float" office:value="-0.0001893922163">
                <text:p>-0.0001893922163</text:p>
              </table:table-cell>
              <table:table-cell office:value-type="float" office:value="-0.0005570193171">
                <text:p>-0.0005570193171</text:p>
              </table:table-cell>
              <table:table-cell office:value-type="float" office:value="0.0002983087907">
                <text:p>0.0002983087907</text:p>
              </table:table-cell>
              <table:table-cell office:value-type="float" office:value="-0.0006118237507">
                <text:p>-0.0006118237507</text:p>
              </table:table-cell>
              <table:table-cell office:value-type="float" office:value="-0.002117530443">
                <text:p>-0.0021175304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">
                <text:p>253</text:p>
              </table:table-cell>
              <table:table-cell office:value-type="float" office:value="-0.00001568661355">
                <text:p>-0.00001568661355</text:p>
              </table:table-cell>
              <table:table-cell office:value-type="float" office:value="-0.0004009955446">
                <text:p>-0.0004009955446</text:p>
              </table:table-cell>
              <table:table-cell office:value-type="float" office:value="-0.0005779078347">
                <text:p>-0.0005779078347</text:p>
              </table:table-cell>
              <table:table-cell office:value-type="float" office:value="-0.000273269834">
                <text:p>-0.000273269834</text:p>
              </table:table-cell>
              <table:table-cell office:value-type="float" office:value="-0.0009314130875">
                <text:p>-0.0009314130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">
                <text:p>252</text:p>
              </table:table-cell>
              <table:table-cell office:value-type="float" office:value="0.00005011812755">
                <text:p>0.00005011812755</text:p>
              </table:table-cell>
              <table:table-cell office:value-type="float" office:value="-0.000415736693">
                <text:p>-0.000415736693</text:p>
              </table:table-cell>
              <table:table-cell office:value-type="float" office:value="0.0001057570553">
                <text:p>0.0001057570553</text:p>
              </table:table-cell>
              <table:table-cell office:value-type="float" office:value="-0.00008174019604">
                <text:p>-0.00008174019604</text:p>
              </table:table-cell>
              <table:table-cell office:value-type="float" office:value="-0.001187008223">
                <text:p>-0.0011870082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">
                <text:p>251</text:p>
              </table:table-cell>
              <table:table-cell office:value-type="float" office:value="-0.0001336545683">
                <text:p>-0.0001336545683</text:p>
              </table:table-cell>
              <table:table-cell office:value-type="float" office:value="-0.000464146171">
                <text:p>-0.000464146171</text:p>
              </table:table-cell>
              <table:table-cell office:value-type="float" office:value="0.00001532476381">
                <text:p>0.00001532476381</text:p>
              </table:table-cell>
              <table:table-cell office:value-type="float" office:value="-0.00006957590813">
                <text:p>-0.00006957590813</text:p>
              </table:table-cell>
              <table:table-cell office:value-type="float" office:value="-0.0009490808006">
                <text:p>-0.0009490808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-0.00008474239439">
                <text:p>-0.00008474239439</text:p>
              </table:table-cell>
              <table:table-cell office:value-type="float" office:value="-0.00002904308531">
                <text:p>-0.00002904308531</text:p>
              </table:table-cell>
              <table:table-cell office:value-type="float" office:value="0.0002558286942">
                <text:p>0.0002558286942</text:p>
              </table:table-cell>
              <table:table-cell office:value-type="float" office:value="-0.0001671911741">
                <text:p>-0.0001671911741</text:p>
              </table:table-cell>
              <table:table-cell office:value-type="float" office:value="-0.001527430373">
                <text:p>-0.0015274303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9">
                <text:p>249</text:p>
              </table:table-cell>
              <table:table-cell office:value-type="float" office:value="0.00007468744298">
                <text:p>0.00007468744298</text:p>
              </table:table-cell>
              <table:table-cell office:value-type="float" office:value="-0.000006212587778">
                <text:p>-0.000006212587778</text:p>
              </table:table-cell>
              <table:table-cell office:value-type="float" office:value="-0.00002842186404">
                <text:p>-0.00002842186404</text:p>
              </table:table-cell>
              <table:table-cell office:value-type="float" office:value="0.0002090018243">
                <text:p>0.0002090018243</text:p>
              </table:table-cell>
              <table:table-cell office:value-type="float" office:value="-0.001638283604">
                <text:p>-0.0016382836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0.0001020285854">
                <text:p>0.0001020285854</text:p>
              </table:table-cell>
              <table:table-cell office:value-type="float" office:value="-0.0002364298416">
                <text:p>-0.0002364298416</text:p>
              </table:table-cell>
              <table:table-cell office:value-type="float" office:value="0.0001270928187">
                <text:p>0.0001270928187</text:p>
              </table:table-cell>
              <table:table-cell office:value-type="float" office:value="0.0002988009655">
                <text:p>0.0002988009655</text:p>
              </table:table-cell>
              <table:table-cell office:value-type="float" office:value="-0.001122981543">
                <text:p>-0.0011229815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7">
                <text:p>247</text:p>
              </table:table-cell>
              <table:table-cell office:value-type="float" office:value="-0.0003021394368">
                <text:p>-0.0003021394368</text:p>
              </table:table-cell>
              <table:table-cell office:value-type="float" office:value="0.00006987185043">
                <text:p>0.00006987185043</text:p>
              </table:table-cell>
              <table:table-cell office:value-type="float" office:value="0.0002154505783">
                <text:p>0.0002154505783</text:p>
              </table:table-cell>
              <table:table-cell office:value-type="float" office:value="-0.0001860284974">
                <text:p>-0.0001860284974</text:p>
              </table:table-cell>
              <table:table-cell office:value-type="float" office:value="-0.0009388522012">
                <text:p>-0.0009388522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6">
                <text:p>246</text:p>
              </table:table-cell>
              <table:table-cell office:value-type="float" office:value="0.0003878932039">
                <text:p>0.0003878932039</text:p>
              </table:table-cell>
              <table:table-cell office:value-type="float" office:value="0.0003293684858">
                <text:p>0.0003293684858</text:p>
              </table:table-cell>
              <table:table-cell office:value-type="float" office:value="-0.0007630171604">
                <text:p>-0.0007630171604</text:p>
              </table:table-cell>
              <table:table-cell office:value-type="float" office:value="0.00008437056385">
                <text:p>0.00008437056385</text:p>
              </table:table-cell>
              <table:table-cell office:value-type="float" office:value="-0.0009943316691">
                <text:p>-0.00099433166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">
                <text:p>245</text:p>
              </table:table-cell>
              <table:table-cell office:value-type="float" office:value="-0.0001845277438">
                <text:p>-0.0001845277438</text:p>
              </table:table-cell>
              <table:table-cell office:value-type="float" office:value="-0.0001181274929">
                <text:p>-0.0001181274929</text:p>
              </table:table-cell>
              <table:table-cell office:value-type="float" office:value="0.0001166837319">
                <text:p>0.0001166837319</text:p>
              </table:table-cell>
              <table:table-cell office:value-type="float" office:value="0.00006031849625">
                <text:p>0.00006031849625</text:p>
              </table:table-cell>
              <table:table-cell office:value-type="float" office:value="-0.001498023048">
                <text:p>-0.0014980230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4">
                <text:p>244</text:p>
              </table:table-cell>
              <table:table-cell office:value-type="float" office:value="0.0001953017636">
                <text:p>0.0001953017636</text:p>
              </table:table-cell>
              <table:table-cell office:value-type="float" office:value="0.00009477887215">
                <text:p>0.00009477887215</text:p>
              </table:table-cell>
              <table:table-cell office:value-type="float" office:value="0.0006354215438">
                <text:p>0.0006354215438</text:p>
              </table:table-cell>
              <table:table-cell office:value-type="float" office:value="0.00006479741569">
                <text:p>0.00006479741569</text:p>
              </table:table-cell>
              <table:table-cell office:value-type="float" office:value="-0.001344917691">
                <text:p>-0.001344917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3">
                <text:p>243</text:p>
              </table:table-cell>
              <table:table-cell office:value-type="float" office:value="-0.0006800094852">
                <text:p>-0.0006800094852</text:p>
              </table:table-cell>
              <table:table-cell office:value-type="float" office:value="-0.00003442697198">
                <text:p>-0.00003442697198</text:p>
              </table:table-cell>
              <table:table-cell office:value-type="float" office:value="-0.0001930146536">
                <text:p>-0.0001930146536</text:p>
              </table:table-cell>
              <table:table-cell office:value-type="float" office:value="-0.0001511477458">
                <text:p>-0.0001511477458</text:p>
              </table:table-cell>
              <table:table-cell office:value-type="float" office:value="-0.001226710388">
                <text:p>-0.001226710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2">
                <text:p>242</text:p>
              </table:table-cell>
              <table:table-cell office:value-type="float" office:value="0.00008952290227">
                <text:p>0.00008952290227</text:p>
              </table:table-cell>
              <table:table-cell office:value-type="float" office:value="-0.0005084133591">
                <text:p>-0.0005084133591</text:p>
              </table:table-cell>
              <table:table-cell office:value-type="float" office:value="-0.00009607808897">
                <text:p>-0.00009607808897</text:p>
              </table:table-cell>
              <table:table-cell office:value-type="float" office:value="0.0002637027355">
                <text:p>0.0002637027355</text:p>
              </table:table-cell>
              <table:table-cell office:value-type="float" office:value="-0.0008279237081">
                <text:p>-0.00082792370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1">
                <text:p>241</text:p>
              </table:table-cell>
              <table:table-cell office:value-type="float" office:value="-0.0002509178594">
                <text:p>-0.0002509178594</text:p>
              </table:table-cell>
              <table:table-cell office:value-type="float" office:value="0.0005227450747">
                <text:p>0.0005227450747</text:p>
              </table:table-cell>
              <table:table-cell office:value-type="float" office:value="0.00007600785466">
                <text:p>0.00007600785466</text:p>
              </table:table-cell>
              <table:table-cell office:value-type="float" office:value="0.0002337614278">
                <text:p>0.0002337614278</text:p>
              </table:table-cell>
              <table:table-cell office:value-type="float" office:value="-0.0008342278306">
                <text:p>-0.00083422783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0.0002814457694">
                <text:p>0.0002814457694</text:p>
              </table:table-cell>
              <table:table-cell office:value-type="float" office:value="0.0001444418303">
                <text:p>0.0001444418303</text:p>
              </table:table-cell>
              <table:table-cell office:value-type="float" office:value="0.000009060183402">
                <text:p>0.000009060183402</text:p>
              </table:table-cell>
              <table:table-cell office:value-type="float" office:value="0.0006532834377">
                <text:p>0.0006532834377</text:p>
              </table:table-cell>
              <table:table-cell office:value-type="float" office:value="-0.0008675036952">
                <text:p>-0.00086750369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9">
                <text:p>239</text:p>
              </table:table-cell>
              <table:table-cell office:value-type="float" office:value="0.0001594091591">
                <text:p>0.0001594091591</text:p>
              </table:table-cell>
              <table:table-cell office:value-type="float" office:value="-0.0002176464477">
                <text:p>-0.0002176464477</text:p>
              </table:table-cell>
              <table:table-cell office:value-type="float" office:value="-0.00001537599383">
                <text:p>-0.00001537599383</text:p>
              </table:table-cell>
              <table:table-cell office:value-type="float" office:value="-0.000003520477321">
                <text:p>-0.000003520477321</text:p>
              </table:table-cell>
              <table:table-cell office:value-type="float" office:value="-0.001356788212">
                <text:p>-0.001356788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">
                <text:p>238</text:p>
              </table:table-cell>
              <table:table-cell office:value-type="float" office:value="-0.000007455094874">
                <text:p>-0.000007455094874</text:p>
              </table:table-cell>
              <table:table-cell office:value-type="float" office:value="-0.0003532515257">
                <text:p>-0.0003532515257</text:p>
              </table:table-cell>
              <table:table-cell office:value-type="float" office:value="0.0001189105315">
                <text:p>0.0001189105315</text:p>
              </table:table-cell>
              <table:table-cell office:value-type="float" office:value="-0.00003437520718">
                <text:p>-0.00003437520718</text:p>
              </table:table-cell>
              <table:table-cell office:value-type="float" office:value="-0.0007909756969">
                <text:p>-0.00079097569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7">
                <text:p>237</text:p>
              </table:table-cell>
              <table:table-cell office:value-type="float" office:value="0.0003694981278">
                <text:p>0.0003694981278</text:p>
              </table:table-cell>
              <table:table-cell office:value-type="float" office:value="0.0001914948371">
                <text:p>0.0001914948371</text:p>
              </table:table-cell>
              <table:table-cell office:value-type="float" office:value="0.0001891899738">
                <text:p>0.0001891899738</text:p>
              </table:table-cell>
              <table:table-cell office:value-type="float" office:value="0.0003371661587">
                <text:p>0.0003371661587</text:p>
              </table:table-cell>
              <table:table-cell office:value-type="float" office:value="-0.0006816635723">
                <text:p>-0.00068166357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-0.0001055501489">
                <text:p>-0.0001055501489</text:p>
              </table:table-cell>
              <table:table-cell office:value-type="float" office:value="-0.0002266501542">
                <text:p>-0.0002266501542</text:p>
              </table:table-cell>
              <table:table-cell office:value-type="float" office:value="-0.00007594279305">
                <text:p>-0.00007594279305</text:p>
              </table:table-cell>
              <table:table-cell office:value-type="float" office:value="0.0002549998753">
                <text:p>0.0002549998753</text:p>
              </table:table-cell>
              <table:table-cell office:value-type="float" office:value="-0.001019434538">
                <text:p>-0.0010194345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5">
                <text:p>235</text:p>
              </table:table-cell>
              <table:table-cell office:value-type="float" office:value="0.00002586085247">
                <text:p>0.00002586085247</text:p>
              </table:table-cell>
              <table:table-cell office:value-type="float" office:value="-0.00008634700498">
                <text:p>-0.00008634700498</text:p>
              </table:table-cell>
              <table:table-cell office:value-type="float" office:value="-0.00002381443846">
                <text:p>-0.00002381443846</text:p>
              </table:table-cell>
              <table:table-cell office:value-type="float" office:value="0.0001239855919">
                <text:p>0.0001239855919</text:p>
              </table:table-cell>
              <table:table-cell office:value-type="float" office:value="-0.0008218262228">
                <text:p>-0.00082182622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4">
                <text:p>234</text:p>
              </table:table-cell>
              <table:table-cell office:value-type="float" office:value="-0.00006248423597">
                <text:p>-0.00006248423597</text:p>
              </table:table-cell>
              <table:table-cell office:value-type="float" office:value="-0.0003587865795">
                <text:p>-0.0003587865795</text:p>
              </table:table-cell>
              <table:table-cell office:value-type="float" office:value="0.0006143200444">
                <text:p>0.0006143200444</text:p>
              </table:table-cell>
              <table:table-cell office:value-type="float" office:value="0.000171424821">
                <text:p>0.000171424821</text:p>
              </table:table-cell>
              <table:table-cell office:value-type="float" office:value="-0.001922586118">
                <text:p>-0.001922586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0.0002822723764">
                <text:p>-0.0002822723764</text:p>
              </table:table-cell>
              <table:table-cell office:value-type="float" office:value="-0.0004224605509">
                <text:p>-0.0004224605509</text:p>
              </table:table-cell>
              <table:table-cell office:value-type="float" office:value="-0.0001089144935">
                <text:p>-0.0001089144935</text:p>
              </table:table-cell>
              <table:table-cell office:value-type="float" office:value="-0.0003607523104">
                <text:p>-0.0003607523104</text:p>
              </table:table-cell>
              <table:table-cell office:value-type="float" office:value="-0.000996191171">
                <text:p>-0.0009961911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2">
                <text:p>232</text:p>
              </table:table-cell>
              <table:table-cell office:value-type="float" office:value="0.00008413754404">
                <text:p>0.00008413754404</text:p>
              </table:table-cell>
              <table:table-cell office:value-type="float" office:value="0.0002195944107">
                <text:p>0.0002195944107</text:p>
              </table:table-cell>
              <table:table-cell office:value-type="float" office:value="0.0003780478728">
                <text:p>0.0003780478728</text:p>
              </table:table-cell>
              <table:table-cell office:value-type="float" office:value="0.0004251521023">
                <text:p>0.0004251521023</text:p>
              </table:table-cell>
              <table:table-cell office:value-type="float" office:value="-0.001068138285">
                <text:p>-0.0010681382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0.00008592403174">
                <text:p>0.00008592403174</text:p>
              </table:table-cell>
              <table:table-cell office:value-type="float" office:value="-0.00009007383051">
                <text:p>-0.00009007383051</text:p>
              </table:table-cell>
              <table:table-cell office:value-type="float" office:value="-0.0007976937923">
                <text:p>-0.0007976937923</text:p>
              </table:table-cell>
              <table:table-cell office:value-type="float" office:value="0.00003859769276">
                <text:p>0.00003859769276</text:p>
              </table:table-cell>
              <table:table-cell office:value-type="float" office:value="-0.001240132959">
                <text:p>-0.0012401329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0">
                <text:p>230</text:p>
              </table:table-cell>
              <table:table-cell office:value-type="float" office:value="-0.00009752737969">
                <text:p>-0.00009752737969</text:p>
              </table:table-cell>
              <table:table-cell office:value-type="float" office:value="-0.000357234705">
                <text:p>-0.000357234705</text:p>
              </table:table-cell>
              <table:table-cell office:value-type="float" office:value="0.0007194748614">
                <text:p>0.0007194748614</text:p>
              </table:table-cell>
              <table:table-cell office:value-type="float" office:value="-0.000002899218771">
                <text:p>-0.000002899218771</text:p>
              </table:table-cell>
              <table:table-cell office:value-type="float" office:value="-0.001006005215">
                <text:p>-0.0010060052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9">
                <text:p>229</text:p>
              </table:table-cell>
              <table:table-cell office:value-type="float" office:value="-0.0002274263243">
                <text:p>-0.0002274263243</text:p>
              </table:table-cell>
              <table:table-cell office:value-type="float" office:value="-0.0002645775385">
                <text:p>-0.0002645775385</text:p>
              </table:table-cell>
              <table:table-cell office:value-type="float" office:value="-0.00004302034722">
                <text:p>-0.00004302034722</text:p>
              </table:table-cell>
              <table:table-cell office:value-type="float" office:value="0.000006109131391">
                <text:p>0.000006109131391</text:p>
              </table:table-cell>
              <table:table-cell office:value-type="float" office:value="-0.0007304052124">
                <text:p>-0.0007304052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8">
                <text:p>228</text:p>
              </table:table-cell>
              <table:table-cell office:value-type="float" office:value="0.0003827373148">
                <text:p>0.0003827373148</text:p>
              </table:table-cell>
              <table:table-cell office:value-type="float" office:value="0.00004960034858">
                <text:p>0.00004960034858</text:p>
              </table:table-cell>
              <table:table-cell office:value-type="float" office:value="-0.0000380507081">
                <text:p>-0.0000380507081</text:p>
              </table:table-cell>
              <table:table-cell office:value-type="float" office:value="-0.0001085521872">
                <text:p>-0.0001085521872</text:p>
              </table:table-cell>
              <table:table-cell office:value-type="float" office:value="-0.000937095785">
                <text:p>-0.0009370957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7">
                <text:p>227</text:p>
              </table:table-cell>
              <table:table-cell office:value-type="float" office:value="0.0004158759257">
                <text:p>0.0004158759257</text:p>
              </table:table-cell>
              <table:table-cell office:value-type="float" office:value="-0.00001485829125">
                <text:p>-0.00001485829125</text:p>
              </table:table-cell>
              <table:table-cell office:value-type="float" office:value="0.00005669397069">
                <text:p>0.00005669397069</text:p>
              </table:table-cell>
              <table:table-cell office:value-type="float" office:value="-0.0000561171546">
                <text:p>-0.0000561171546</text:p>
              </table:table-cell>
              <table:table-cell office:value-type="float" office:value="-0.0004840048787">
                <text:p>-0.00048400487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6">
                <text:p>226</text:p>
              </table:table-cell>
              <table:table-cell office:value-type="float" office:value="0.000233062121">
                <text:p>0.000233062121</text:p>
              </table:table-cell>
              <table:table-cell office:value-type="float" office:value="0.0002578489948">
                <text:p>0.0002578489948</text:p>
              </table:table-cell>
              <table:table-cell office:value-type="float" office:value="0.0001360779715">
                <text:p>0.0001360779715</text:p>
              </table:table-cell>
              <table:table-cell office:value-type="float" office:value="-0.00003137265958">
                <text:p>-0.00003137265958</text:p>
              </table:table-cell>
              <table:table-cell office:value-type="float" office:value="-0.001025735866">
                <text:p>-0.0010257358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5">
                <text:p>225</text:p>
              </table:table-cell>
              <table:table-cell office:value-type="float" office:value="0.0003101728507">
                <text:p>0.0003101728507</text:p>
              </table:table-cell>
              <table:table-cell office:value-type="float" office:value="0.000001397844585">
                <text:p>0.000001397844585</text:p>
              </table:table-cell>
              <table:table-cell office:value-type="float" office:value="-0.00007998028013">
                <text:p>-0.00007998028013</text:p>
              </table:table-cell>
              <table:table-cell office:value-type="float" office:value="-0.00006517597649">
                <text:p>-0.00006517597649</text:p>
              </table:table-cell>
              <table:table-cell office:value-type="float" office:value="-0.0002256152511">
                <text:p>-0.00022561525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4">
                <text:p>224</text:p>
              </table:table-cell>
              <table:table-cell office:value-type="float" office:value="0.000264686998">
                <text:p>0.000264686998</text:p>
              </table:table-cell>
              <table:table-cell office:value-type="float" office:value="0.0005904719001">
                <text:p>0.0005904719001</text:p>
              </table:table-cell>
              <table:table-cell office:value-type="float" office:value="0.0001332037355">
                <text:p>0.0001332037355</text:p>
              </table:table-cell>
              <table:table-cell office:value-type="float" office:value="0.0002740894561">
                <text:p>0.0002740894561</text:p>
              </table:table-cell>
              <table:table-cell office:value-type="float" office:value="-0.0002171289816">
                <text:p>-0.00021712898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3">
                <text:p>223</text:p>
              </table:table-cell>
              <table:table-cell office:value-type="float" office:value="0.0006347993622">
                <text:p>0.0006347993622</text:p>
              </table:table-cell>
              <table:table-cell office:value-type="float" office:value="0.0003290317254">
                <text:p>0.0003290317254</text:p>
              </table:table-cell>
              <table:table-cell office:value-type="float" office:value="-0.00003018199095">
                <text:p>-0.00003018199095</text:p>
              </table:table-cell>
              <table:table-cell office:value-type="float" office:value="0.0002566316398">
                <text:p>0.0002566316398</text:p>
              </table:table-cell>
              <table:table-cell office:value-type="float" office:value="-0.0006427904009">
                <text:p>-0.00064279040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0.00052427419">
                <text:p>0.00052427419</text:p>
              </table:table-cell>
              <table:table-cell office:value-type="float" office:value="0.0007402444026">
                <text:p>0.0007402444026</text:p>
              </table:table-cell>
              <table:table-cell office:value-type="float" office:value="0.00004007332609">
                <text:p>0.00004007332609</text:p>
              </table:table-cell>
              <table:table-cell office:value-type="float" office:value="0.0005994666135">
                <text:p>0.0005994666135</text:p>
              </table:table-cell>
              <table:table-cell office:value-type="float" office:value="0.00007986555283">
                <text:p>0.000079865552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1">
                <text:p>221</text:p>
              </table:table-cell>
              <table:table-cell office:value-type="float" office:value="-0.0003863056481">
                <text:p>-0.0003863056481</text:p>
              </table:table-cell>
              <table:table-cell office:value-type="float" office:value="-0.0001599975803">
                <text:p>-0.0001599975803</text:p>
              </table:table-cell>
              <table:table-cell office:value-type="float" office:value="-0.00006983472849">
                <text:p>-0.00006983472849</text:p>
              </table:table-cell>
              <table:table-cell office:value-type="float" office:value="-0.000566636445">
                <text:p>-0.000566636445</text:p>
              </table:table-cell>
              <table:table-cell office:value-type="float" office:value="-0.001185717527">
                <text:p>-0.0011857175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">
                <text:p>220</text:p>
              </table:table-cell>
              <table:table-cell office:value-type="float" office:value="-0.0001150220123">
                <text:p>-0.0001150220123</text:p>
              </table:table-cell>
              <table:table-cell office:value-type="float" office:value="0.0002830517478">
                <text:p>0.0002830517478</text:p>
              </table:table-cell>
              <table:table-cell office:value-type="float" office:value="0.0001056275942">
                <text:p>0.0001056275942</text:p>
              </table:table-cell>
              <table:table-cell office:value-type="float" office:value="-0.0002799959038">
                <text:p>-0.0002799959038</text:p>
              </table:table-cell>
              <table:table-cell office:value-type="float" office:value="-0.0006127543165">
                <text:p>-0.0006127543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00_df_complete.A1:00_df_complete.A131 00_df_complete.G1:00_df_complete.G131" chart:data-source-has-labels="row" svg:x="0.32cm" svg:y="0.18cm" svg:width="12.693cm" svg:height="8.64cm">
          <chartooo:coordinate-region svg:x="1.418cm" svg:y="0.379cm" svg:width="11.3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00_df_complete.G2:00_df_complete.G131" chart:label-cell-address="00_df_complete.G1:00_df_complete.G1" chart:class="chart:scatter">
            <chart:domain table:cell-range-address="00_df_complete.A2:00_df_complete.A131"/>
            <chart:data-point chart:repeated="1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Max-min</text:p>
                <draw:g>
                  <svg:desc>00_df_complete.G1:00_df_complet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00_df_complete.A2:00_df_complete.A131</svg:desc>
                </draw:g>
              </table:table-cell>
              <table:table-cell office:value-type="float" office:value="0.01687659200547">
                <text:p>0.01687659200547</text:p>
                <draw:g>
                  <svg:desc>00_df_complete.G2:00_df_complete.G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">
                <text:p>348</text:p>
              </table:table-cell>
              <table:table-cell office:value-type="float" office:value="0.00093492311132">
                <text:p>0.00093492311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">
                <text:p>347</text:p>
              </table:table-cell>
              <table:table-cell office:value-type="float" office:value="0.0006691381273">
                <text:p>0.0006691381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">
                <text:p>346</text:p>
              </table:table-cell>
              <table:table-cell office:value-type="float" office:value="0.0009092162362">
                <text:p>0.0009092162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0.0015267669804">
                <text:p>0.0015267669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">
                <text:p>344</text:p>
              </table:table-cell>
              <table:table-cell office:value-type="float" office:value="0.0015075408155">
                <text:p>0.0015075408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">
                <text:p>343</text:p>
              </table:table-cell>
              <table:table-cell office:value-type="float" office:value="0.0010581956012">
                <text:p>0.001058195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  <table:table-cell office:value-type="float" office:value="0.0009780847177">
                <text:p>0.0009780847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">
                <text:p>341</text:p>
              </table:table-cell>
              <table:table-cell office:value-type="float" office:value="0.0019735018143">
                <text:p>0.0019735018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.0015051514492">
                <text:p>0.0015051514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">
                <text:p>339</text:p>
              </table:table-cell>
              <table:table-cell office:value-type="float" office:value="0.0013469558326">
                <text:p>0.0013469558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0.0004834748106">
                <text:p>0.0004834748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7">
                <text:p>337</text:p>
              </table:table-cell>
              <table:table-cell office:value-type="float" office:value="0.0010736970289">
                <text:p>0.0010736970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">
                <text:p>336</text:p>
              </table:table-cell>
              <table:table-cell office:value-type="float" office:value="0.0014317533933">
                <text:p>0.0014317533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">
                <text:p>335</text:p>
              </table:table-cell>
              <table:table-cell office:value-type="float" office:value="0.0016067966353">
                <text:p>0.0016067966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">
                <text:p>334</text:p>
              </table:table-cell>
              <table:table-cell office:value-type="float" office:value="0.0009691736632">
                <text:p>0.0009691736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3">
                <text:p>333</text:p>
              </table:table-cell>
              <table:table-cell office:value-type="float" office:value="0.0017439364168">
                <text:p>0.0017439364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">
                <text:p>332</text:p>
              </table:table-cell>
              <table:table-cell office:value-type="float" office:value="0.00128406781">
                <text:p>0.00128406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1">
                <text:p>331</text:p>
              </table:table-cell>
              <table:table-cell office:value-type="float" office:value="0.0023495831992">
                <text:p>0.0023495831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0">
                <text:p>330</text:p>
              </table:table-cell>
              <table:table-cell office:value-type="float" office:value="0.0007394412533">
                <text:p>0.00073944125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">
                <text:p>329</text:p>
              </table:table-cell>
              <table:table-cell office:value-type="float" office:value="0.0011301533959">
                <text:p>0.0011301533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8">
                <text:p>328</text:p>
              </table:table-cell>
              <table:table-cell office:value-type="float" office:value="0.002070968505">
                <text:p>0.002070968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7">
                <text:p>327</text:p>
              </table:table-cell>
              <table:table-cell office:value-type="float" office:value="0.001158044266">
                <text:p>0.001158044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6">
                <text:p>326</text:p>
              </table:table-cell>
              <table:table-cell office:value-type="float" office:value="0.0015615385196">
                <text:p>0.0015615385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5">
                <text:p>325</text:p>
              </table:table-cell>
              <table:table-cell office:value-type="float" office:value="0.0009998683526">
                <text:p>0.0009998683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4">
                <text:p>324</text:p>
              </table:table-cell>
              <table:table-cell office:value-type="float" office:value="0.0009971202526">
                <text:p>0.0009971202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3">
                <text:p>323</text:p>
              </table:table-cell>
              <table:table-cell office:value-type="float" office:value="0.0015998359882">
                <text:p>0.00159983598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2">
                <text:p>322</text:p>
              </table:table-cell>
              <table:table-cell office:value-type="float" office:value="0.0014414523612">
                <text:p>0.00144145236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1">
                <text:p>321</text:p>
              </table:table-cell>
              <table:table-cell office:value-type="float" office:value="0.001649826474">
                <text:p>0.0016498264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  <table:table-cell office:value-type="float" office:value="0.0017435916231">
                <text:p>0.00174359162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9">
                <text:p>319</text:p>
              </table:table-cell>
              <table:table-cell office:value-type="float" office:value="0.0010623361741">
                <text:p>0.001062336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">
                <text:p>318</text:p>
              </table:table-cell>
              <table:table-cell office:value-type="float" office:value="0.00134726879711">
                <text:p>0.00134726879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">
                <text:p>317</text:p>
              </table:table-cell>
              <table:table-cell office:value-type="float" office:value="0.0015948253568">
                <text:p>0.0015948253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">
                <text:p>316</text:p>
              </table:table-cell>
              <table:table-cell office:value-type="float" office:value="0.0012413277147">
                <text:p>0.0012413277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5">
                <text:p>315</text:p>
              </table:table-cell>
              <table:table-cell office:value-type="float" office:value="0.0009304930282">
                <text:p>0.00093049302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4">
                <text:p>314</text:p>
              </table:table-cell>
              <table:table-cell office:value-type="float" office:value="0.0015488591162">
                <text:p>0.0015488591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3">
                <text:p>313</text:p>
              </table:table-cell>
              <table:table-cell office:value-type="float" office:value="0.0011000760717">
                <text:p>0.00110007607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0.0015590147232">
                <text:p>0.00155901472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  <table:table-cell office:value-type="float" office:value="0.0017818808556">
                <text:p>0.0017818808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0">
                <text:p>310</text:p>
              </table:table-cell>
              <table:table-cell office:value-type="float" office:value="0.0026163819714">
                <text:p>0.0026163819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">
                <text:p>309</text:p>
              </table:table-cell>
              <table:table-cell office:value-type="float" office:value="0.00110916929388">
                <text:p>0.001109169293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">
                <text:p>308</text:p>
              </table:table-cell>
              <table:table-cell office:value-type="float" office:value="0.0011466054128">
                <text:p>0.0011466054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">
                <text:p>307</text:p>
              </table:table-cell>
              <table:table-cell office:value-type="float" office:value="0.0010532723682">
                <text:p>0.0010532723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0.0019855105497">
                <text:p>0.0019855105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5">
                <text:p>305</text:p>
              </table:table-cell>
              <table:table-cell office:value-type="float" office:value="0.0012132715201">
                <text:p>0.0012132715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4">
                <text:p>304</text:p>
              </table:table-cell>
              <table:table-cell office:value-type="float" office:value="0.0022147257694">
                <text:p>0.00221472576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3">
                <text:p>303</text:p>
              </table:table-cell>
              <table:table-cell office:value-type="float" office:value="0.000789510741">
                <text:p>0.000789510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">
                <text:p>302</text:p>
              </table:table-cell>
              <table:table-cell office:value-type="float" office:value="0.0014607355699">
                <text:p>0.0014607355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1">
                <text:p>301</text:p>
              </table:table-cell>
              <table:table-cell office:value-type="float" office:value="0.001154574391">
                <text:p>0.0011545743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0.0010789288644">
                <text:p>0.00107892886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0.0022478327737">
                <text:p>0.00224783277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8">
                <text:p>298</text:p>
              </table:table-cell>
              <table:table-cell office:value-type="float" office:value="0.0009950399398">
                <text:p>0.0009950399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7">
                <text:p>297</text:p>
              </table:table-cell>
              <table:table-cell office:value-type="float" office:value="0.0011712923294">
                <text:p>0.0011712923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">
                <text:p>296</text:p>
              </table:table-cell>
              <table:table-cell office:value-type="float" office:value="0.0022218811793">
                <text:p>0.00222188117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">
                <text:p>295</text:p>
              </table:table-cell>
              <table:table-cell office:value-type="float" office:value="0.00103321483252">
                <text:p>0.001033214832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4">
                <text:p>294</text:p>
              </table:table-cell>
              <table:table-cell office:value-type="float" office:value="0.0010800521015">
                <text:p>0.0010800521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3">
                <text:p>293</text:p>
              </table:table-cell>
              <table:table-cell office:value-type="float" office:value="0.001911527608">
                <text:p>0.00191152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2">
                <text:p>292</text:p>
              </table:table-cell>
              <table:table-cell office:value-type="float" office:value="0.00073932739906">
                <text:p>0.000739327399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1">
                <text:p>291</text:p>
              </table:table-cell>
              <table:table-cell office:value-type="float" office:value="0.00158804463">
                <text:p>0.001588044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0.0008115709934">
                <text:p>0.00081157099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9">
                <text:p>289</text:p>
              </table:table-cell>
              <table:table-cell office:value-type="float" office:value="0.0025319672714">
                <text:p>0.00253196727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8">
                <text:p>288</text:p>
              </table:table-cell>
              <table:table-cell office:value-type="float" office:value="0.0008575338577">
                <text:p>0.00085753385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7">
                <text:p>287</text:p>
              </table:table-cell>
              <table:table-cell office:value-type="float" office:value="0.0009482443275">
                <text:p>0.0009482443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6">
                <text:p>286</text:p>
              </table:table-cell>
              <table:table-cell office:value-type="float" office:value="0.00118704237">
                <text:p>0.00118704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5">
                <text:p>285</text:p>
              </table:table-cell>
              <table:table-cell office:value-type="float" office:value="0.0011371185538">
                <text:p>0.0011371185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4">
                <text:p>284</text:p>
              </table:table-cell>
              <table:table-cell office:value-type="float" office:value="0.0014962429555">
                <text:p>0.0014962429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3">
                <text:p>283</text:p>
              </table:table-cell>
              <table:table-cell office:value-type="float" office:value="0.0006672606396">
                <text:p>0.0006672606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2">
                <text:p>282</text:p>
              </table:table-cell>
              <table:table-cell office:value-type="float" office:value="0.0013301142022">
                <text:p>0.00133011420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1">
                <text:p>281</text:p>
              </table:table-cell>
              <table:table-cell office:value-type="float" office:value="0.0010477883625">
                <text:p>0.0010477883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">
                <text:p>280</text:p>
              </table:table-cell>
              <table:table-cell office:value-type="float" office:value="0.00107184995766">
                <text:p>0.001071849957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">
                <text:p>279</text:p>
              </table:table-cell>
              <table:table-cell office:value-type="float" office:value="0.00102329761327">
                <text:p>0.001023297613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8">
                <text:p>278</text:p>
              </table:table-cell>
              <table:table-cell office:value-type="float" office:value="0.0016143728277">
                <text:p>0.0016143728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7">
                <text:p>277</text:p>
              </table:table-cell>
              <table:table-cell office:value-type="float" office:value="0.0009124991484">
                <text:p>0.0009124991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6">
                <text:p>276</text:p>
              </table:table-cell>
              <table:table-cell office:value-type="float" office:value="0.0013740531284">
                <text:p>0.00137405312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5">
                <text:p>275</text:p>
              </table:table-cell>
              <table:table-cell office:value-type="float" office:value="0.0018453710948">
                <text:p>0.00184537109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4">
                <text:p>274</text:p>
              </table:table-cell>
              <table:table-cell office:value-type="float" office:value="0.0015146762596">
                <text:p>0.00151467625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3">
                <text:p>273</text:p>
              </table:table-cell>
              <table:table-cell office:value-type="float" office:value="0.0018601978952">
                <text:p>0.00186019789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2">
                <text:p>272</text:p>
              </table:table-cell>
              <table:table-cell office:value-type="float" office:value="0.0011226393107">
                <text:p>0.0011226393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1">
                <text:p>271</text:p>
              </table:table-cell>
              <table:table-cell office:value-type="float" office:value="0.0010412757947">
                <text:p>0.00104127579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">
                <text:p>270</text:p>
              </table:table-cell>
              <table:table-cell office:value-type="float" office:value="0.0014738033642">
                <text:p>0.0014738033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9">
                <text:p>269</text:p>
              </table:table-cell>
              <table:table-cell office:value-type="float" office:value="0.001753459452">
                <text:p>0.001753459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">
                <text:p>268</text:p>
              </table:table-cell>
              <table:table-cell office:value-type="float" office:value="0.0015892153312">
                <text:p>0.00158921533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7">
                <text:p>267</text:p>
              </table:table-cell>
              <table:table-cell office:value-type="float" office:value="0.001133430429">
                <text:p>0.0011334304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">
                <text:p>266</text:p>
              </table:table-cell>
              <table:table-cell office:value-type="float" office:value="0.0017087552844">
                <text:p>0.0017087552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5">
                <text:p>265</text:p>
              </table:table-cell>
              <table:table-cell office:value-type="float" office:value="0.0018133124103">
                <text:p>0.00181331241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4">
                <text:p>264</text:p>
              </table:table-cell>
              <table:table-cell office:value-type="float" office:value="0.0024722659727">
                <text:p>0.00247226597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3">
                <text:p>263</text:p>
              </table:table-cell>
              <table:table-cell office:value-type="float" office:value="0.001731247379">
                <text:p>0.0017312473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">
                <text:p>262</text:p>
              </table:table-cell>
              <table:table-cell office:value-type="float" office:value="0.0018914681565">
                <text:p>0.0018914681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1">
                <text:p>261</text:p>
              </table:table-cell>
              <table:table-cell office:value-type="float" office:value="0.0014131805796">
                <text:p>0.00141318057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0">
                <text:p>260</text:p>
              </table:table-cell>
              <table:table-cell office:value-type="float" office:value="0.0013939156779">
                <text:p>0.00139391567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9">
                <text:p>259</text:p>
              </table:table-cell>
              <table:table-cell office:value-type="float" office:value="0.0022058486352">
                <text:p>0.0022058486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">
                <text:p>258</text:p>
              </table:table-cell>
              <table:table-cell office:value-type="float" office:value="0.00068646977165">
                <text:p>0.000686469771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7">
                <text:p>257</text:p>
              </table:table-cell>
              <table:table-cell office:value-type="float" office:value="0.00127930440834">
                <text:p>0.001279304408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6">
                <text:p>256</text:p>
              </table:table-cell>
              <table:table-cell office:value-type="float" office:value="0.0016045976662">
                <text:p>0.00160459766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0.001553638969">
                <text:p>0.0015536389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">
                <text:p>254</text:p>
              </table:table-cell>
              <table:table-cell office:value-type="float" office:value="0.0024158392337">
                <text:p>0.00241583923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">
                <text:p>253</text:p>
              </table:table-cell>
              <table:table-cell office:value-type="float" office:value="0.00091572647395">
                <text:p>0.000915726473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">
                <text:p>252</text:p>
              </table:table-cell>
              <table:table-cell office:value-type="float" office:value="0.0012927652783">
                <text:p>0.00129276527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">
                <text:p>251</text:p>
              </table:table-cell>
              <table:table-cell office:value-type="float" office:value="0.00096440556441">
                <text:p>0.000964405564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0.0017832590672">
                <text:p>0.00178325906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9">
                <text:p>249</text:p>
              </table:table-cell>
              <table:table-cell office:value-type="float" office:value="0.0018472854283">
                <text:p>0.00184728542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0.0014217825085">
                <text:p>0.00142178250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7">
                <text:p>247</text:p>
              </table:table-cell>
              <table:table-cell office:value-type="float" office:value="0.0011543027795">
                <text:p>0.00115430277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6">
                <text:p>246</text:p>
              </table:table-cell>
              <table:table-cell office:value-type="float" office:value="0.001382224873">
                <text:p>0.0013822248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">
                <text:p>245</text:p>
              </table:table-cell>
              <table:table-cell office:value-type="float" office:value="0.0016147067799">
                <text:p>0.00161470677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4">
                <text:p>244</text:p>
              </table:table-cell>
              <table:table-cell office:value-type="float" office:value="0.0019803392348">
                <text:p>0.0019803392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3">
                <text:p>243</text:p>
              </table:table-cell>
              <table:table-cell office:value-type="float" office:value="0.00119228341602">
                <text:p>0.00119228341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2">
                <text:p>242</text:p>
              </table:table-cell>
              <table:table-cell office:value-type="float" office:value="0.0010916264436">
                <text:p>0.0010916264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1">
                <text:p>241</text:p>
              </table:table-cell>
              <table:table-cell office:value-type="float" office:value="0.0013569729053">
                <text:p>0.00135697290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0.0015207871329">
                <text:p>0.00152078713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9">
                <text:p>239</text:p>
              </table:table-cell>
              <table:table-cell office:value-type="float" office:value="0.0015161973711">
                <text:p>0.00151619737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">
                <text:p>238</text:p>
              </table:table-cell>
              <table:table-cell office:value-type="float" office:value="0.0009098862284">
                <text:p>0.00090988622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7">
                <text:p>237</text:p>
              </table:table-cell>
              <table:table-cell office:value-type="float" office:value="0.0010511617001">
                <text:p>0.0010511617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0.0012744344133">
                <text:p>0.00127443441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5">
                <text:p>235</text:p>
              </table:table-cell>
              <table:table-cell office:value-type="float" office:value="0.0009458118147">
                <text:p>0.00094581181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4">
                <text:p>234</text:p>
              </table:table-cell>
              <table:table-cell office:value-type="float" office:value="0.0025369061624">
                <text:p>0.00253690616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0.0008872766775">
                <text:p>0.00088727667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2">
                <text:p>232</text:p>
              </table:table-cell>
              <table:table-cell office:value-type="float" office:value="0.0014932903873">
                <text:p>0.00149329038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0.00132605699074">
                <text:p>0.001326056990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0">
                <text:p>230</text:p>
              </table:table-cell>
              <table:table-cell office:value-type="float" office:value="0.0017254800764">
                <text:p>0.00172548007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9">
                <text:p>229</text:p>
              </table:table-cell>
              <table:table-cell office:value-type="float" office:value="0.000736514343791">
                <text:p>0.0007365143437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8">
                <text:p>228</text:p>
              </table:table-cell>
              <table:table-cell office:value-type="float" office:value="0.0013198330998">
                <text:p>0.00131983309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7">
                <text:p>227</text:p>
              </table:table-cell>
              <table:table-cell office:value-type="float" office:value="0.0008998808044">
                <text:p>0.00089988080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6">
                <text:p>226</text:p>
              </table:table-cell>
              <table:table-cell office:value-type="float" office:value="0.0012835848608">
                <text:p>0.00128358486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5">
                <text:p>225</text:p>
              </table:table-cell>
              <table:table-cell office:value-type="float" office:value="0.0005357881018">
                <text:p>0.00053578810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4">
                <text:p>224</text:p>
              </table:table-cell>
              <table:table-cell office:value-type="float" office:value="0.0008076008817">
                <text:p>0.00080760088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3">
                <text:p>223</text:p>
              </table:table-cell>
              <table:table-cell office:value-type="float" office:value="0.0012775897631">
                <text:p>0.00127758976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0.00070017107651">
                <text:p>0.000700171076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1">
                <text:p>221</text:p>
              </table:table-cell>
              <table:table-cell office:value-type="float" office:value="0.00111588279851">
                <text:p>0.001115882798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">
                <text:p>220</text:p>
              </table:table-cell>
              <table:table-cell office:value-type="float" office:value="0.0008958060643">
                <text:p>0.0008958060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